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98.69pt"/>
    </style:style>
    <style:style style:name="co2" style:family="table-column">
      <style:table-column-properties fo:break-before="auto" style:column-width="41.9pt"/>
    </style:style>
    <style:style style:name="co3" style:family="table-column">
      <style:table-column-properties fo:break-before="auto" style:column-width="45.75pt"/>
    </style:style>
    <style:style style:name="co4" style:family="table-column">
      <style:table-column-properties fo:break-before="auto" style:column-width="70.44pt"/>
    </style:style>
    <style:style style:name="co5" style:family="table-column">
      <style:table-column-properties fo:break-before="auto" style:column-width="118.35pt"/>
    </style:style>
    <style:style style:name="co6" style:family="table-column">
      <style:table-column-properties fo:break-before="auto" style:column-width="228.76pt"/>
    </style:style>
    <style:style style:name="co7" style:family="table-column">
      <style:table-column-properties fo:break-before="auto" style:column-width="216.34pt"/>
    </style:style>
    <style:style style:name="co8" style:family="table-column">
      <style:table-column-properties fo:break-before="auto" style:column-width="159.25pt"/>
    </style:style>
    <style:style style:name="co9" style:family="table-column">
      <style:table-column-properties fo:break-before="auto" style:column-width="60.46pt"/>
    </style:style>
    <style:style style:name="co10" style:family="table-column">
      <style:table-column-properties fo:break-before="auto" style:column-width="55.05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ample"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8" table:default-cell-style-name="Default"/>
        <table:table-row table:style-name="ro1">
          <table:table-cell office:value-type="string" calcext:value-type="string">
            <text:p>title</text:p>
          </table:table-cell>
          <table:table-cell office:value-type="string" calcext:value-type="string">
            <text:p>description</text:p>
          </table:table-cell>
          <table:table-cell office:value-type="string" calcext:value-type="string">
            <text:p>country</text:p>
          </table:table-cell>
          <table:table-cell office:value-type="string" calcext:value-type="string">
            <text:p>region</text:p>
          </table:table-cell>
          <table:table-cell office:value-type="string" calcext:value-type="string">
            <text:p>province</text:p>
          </table:table-cell>
          <table:table-cell office:value-type="string" calcext:value-type="string">
            <text:p>municipality</text:p>
          </table:table-cell>
          <table:table-cell office:value-type="string" calcext:value-type="string">
            <text:p>type</text:p>
          </table:table-cell>
          <table:table-cell office:value-type="string" calcext:value-type="string">
            <text:p>channel.webMaster</text:p>
          </table:table-cell>
          <table:table-cell office:value-type="string" calcext:value-type="string">
            <text:p>pubStart</text:p>
          </table:table-cell>
          <table:table-cell office:value-type="string" calcext:value-type="string">
            <text:p>longitude</text:p>
          </table:table-cell>
          <table:table-cell office:value-type="string" calcext:value-type="string">
            <text:p>uid</text:p>
          </table:table-cell>
          <table:table-cell office:value-type="string" calcext:value-type="string">
            <text:p>pubEnd</text:p>
          </table:table-cell>
        </table:table-row>
        <table:table-row table:style-name="ro1">
          <table:table-cell table:number-columns-repeated="2" office:value-type="string" calcext:value-type="string">
            <text:p>&amp;quote;&gt;ORDINANZA DI INUTILIZZABILITA' TOTALE IMMOBILE POSTO NELLA FRAZIONE DI FONDITORE - FOGLIO N.35 PARTICELLA N.13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786388" calcext:value-type="float">
            <text:p>13.4786388</text:p>
          </table:table-cell>
          <table:table-cell office:value-type="string" calcext:value-type="string">
            <text:p>2017/688</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RDINANZA DI INUTILIZZABILITA' TOTALE IMMOBILE POSTO NELLA FRAZIONE DI FONDITORE - FOGLIO N.35 PARTICELLA N.133 SUB.5 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786388" calcext:value-type="float">
            <text:p>13.4786388</text:p>
          </table:table-cell>
          <table:table-cell office:value-type="string" calcext:value-type="string">
            <text:p>2017/687</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RDINANZA DI INUTILIZZABILITA' TOTALE IMMOBILE POSTO NELLA FRAZIONE DI FORCA - FOGLIO N.29 PARTICELLA N.46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786388" calcext:value-type="float">
            <text:p>13.4786388</text:p>
          </table:table-cell>
          <table:table-cell office:value-type="string" calcext:value-type="string">
            <text:p>2017/686</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RDINANZA DI INUTILIZZABILITA' TOTALE IMMOBILE POSTO NELLA FRAZIONE DI FORCA - FOGLIO N.29 PARTICELLA N.465</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786388" calcext:value-type="float">
            <text:p>13.4786388</text:p>
          </table:table-cell>
          <table:table-cell office:value-type="string" calcext:value-type="string">
            <text:p>2017/685</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RDINANZA DI INUTILIZZABILITA' TOTALE IMMOBILE POSTO NELLA FRAZIONE DI BISIGNANO - FOGLIO N.11 PARTICELLA N.102</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786388" calcext:value-type="float">
            <text:p>13.4786388</text:p>
          </table:table-cell>
          <table:table-cell office:value-type="string" calcext:value-type="string">
            <text:p>2017/684</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RDINANZA DI INUTILIZZABILITA' TOTALE IMMOBILE POSTO NELLA FRAZIONE DI INTERPRETE - FOGLIO N.19 PARTICELLA N.1003</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786388" calcext:value-type="float">
            <text:p>13.4786388</text:p>
          </table:table-cell>
          <table:table-cell office:value-type="string" calcext:value-type="string">
            <text:p>2017/683</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RDINANZA DI INUTILIZZABILITA' TOTALE IMMOBILE POSTO NELLA FRAZIONE DI INTERPRETE - FOGLIO N.19 PARTICELLA N.97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786388" calcext:value-type="float">
            <text:p>13.4786388</text:p>
          </table:table-cell>
          <table:table-cell office:value-type="string" calcext:value-type="string">
            <text:p>2017/682</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RDINANZA DI INUTILIZZABILITA' TOTALE IMMOBILE POSTO NELLA FRAZIONE DI INTERPRETE - FOGLIO N.19 PARTICELLA N.569</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786388" calcext:value-type="float">
            <text:p>13.4786388</text:p>
          </table:table-cell>
          <table:table-cell office:value-type="string" calcext:value-type="string">
            <text:p>2017/681</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RDINANZA DI INUTILIZZABILITA' TOTALE IMMOBILE POSTO NELLA FRAZIONE DI USCERNO - FOGLIO N.7 PARTICELLA N. 128</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786388" calcext:value-type="float">
            <text:p>13.4786388</text:p>
          </table:table-cell>
          <table:table-cell office:value-type="string" calcext:value-type="string">
            <text:p>2017/680</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RDINANZA DI INUTILIZZABILITA' TOTALE IMMOBILE POSTO NELLA FRAZIONE DI USCERNO FOGLIO N.7 PARTICELLA N. 333</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786388" calcext:value-type="float">
            <text:p>13.4786388</text:p>
          </table:table-cell>
          <table:table-cell office:value-type="string" calcext:value-type="string">
            <text:p>2017/679</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RDINANZA DI INUTILIZZABILITA' TOTALE IMMOBILE POSTO NELLA FRAZIONE DI FORCA - FOGLIO N.29 PARTICELLA N.77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786388" calcext:value-type="float">
            <text:p>13.4786388</text:p>
          </table:table-cell>
          <table:table-cell office:value-type="string" calcext:value-type="string">
            <text:p>2017/678</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SISMA 2016 - ORDINANZA DI SGOMBERO EDIFICIO IN FRAZ. CONA FAIETE (SACCHETTI ROS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28102" calcext:value-type="float">
            <text:p>13.528102</text:p>
          </table:table-cell>
          <table:table-cell office:value-type="string" calcext:value-type="string">
            <text:p>2017/5</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SISMA 2016 - ORDINANZA DI SGOMBERO EDIFICIO IN FRAZ. ACQUARATOLA (CARDAMONE ALD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28102" calcext:value-type="float">
            <text:p>13.528102</text:p>
          </table:table-cell>
          <table:table-cell office:value-type="string" calcext:value-type="string">
            <text:p>2017/4</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AVVISO - OBBLIGO DI ISTRUZIONE ANNO SCOLASTICO 2017/2018</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Avvis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28102" calcext:value-type="float">
            <text:p>13.528102</text:p>
          </table:table-cell>
          <table:table-cell office:value-type="string" calcext:value-type="string">
            <text:p>2017/3</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amp;quote;AVVISO PUBBLICO PER L'ATTRIBUZIONE DI BORSE LAVORO - PERIODO FEBBRAIO- MARZO 2017</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Avvis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28102" calcext:value-type="float">
            <text:p>13.528102</text:p>
          </table:table-cell>
          <table:table-cell office:value-type="string" calcext:value-type="string">
            <text:p>2017/2</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BBLIGO ISCRIZIONE LISTE DI LEV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Avvis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28102" calcext:value-type="float">
            <text:p>13.528102</text:p>
          </table:table-cell>
          <table:table-cell office:value-type="string" calcext:value-type="string">
            <text:p>2017/1</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SISMA 24 AGOSTO E SUCCESSIVI - PUBBLICAZIONE ESITI SOPRALLUOGHI SU IMMOBILI EFFETTUATI NEL PERIODO DAL 10-11-2016 AL 20-12-2016</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Avvis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28102" calcext:value-type="float">
            <text:p>13.528102</text:p>
          </table:table-cell>
          <table:table-cell office:value-type="string" calcext:value-type="string">
            <text:p>2017/365</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SISMA CENTRO ITALIA 2016 - EMERGENZA SISMA - STRUTTURE ABITATIVE DI EMERGENZA (S.A.E.) MODULO RICHIESTA -</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Avvis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28102" calcext:value-type="float">
            <text:p>13.528102</text:p>
          </table:table-cell>
          <table:table-cell office:value-type="string" calcext:value-type="string">
            <text:p>2017/331</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SISMA 24 AGOSTO E SUCCESSIVI - DECRETO OCCUPAZIONE AREE IN URGENZ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Decreti Sindacal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28102" calcext:value-type="float">
            <text:p>13.528102</text:p>
          </table:table-cell>
          <table:table-cell office:value-type="string" calcext:value-type="string">
            <text:p>2017/192</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SANZIONE PAESAGGISTICA ART. 167 DEL D.LGS. 42/2004 - DITTA: PROCACCIOLI BRUNO E ABETI ROSA. FABBRICATO CENTRO STORICO.</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330389" calcext:value-type="float">
            <text:p>13.330389</text:p>
          </table:table-cell>
          <table:table-cell office:value-type="string" calcext:value-type="string">
            <text:p>2017/247</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EVENTI SISMICI DEL 24.08.2016 E SEGUENTI - UTILIZZO DONAZIONE DEL COMUNE DI LAVIS (TN) PER ACQUISTO ARREDO URBANO - DETERMINA A CONTRARRE ED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330389" calcext:value-type="float">
            <text:p>13.330389</text:p>
          </table:table-cell>
          <table:table-cell office:value-type="string" calcext:value-type="string">
            <text:p>2017/246</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SISMA DEL 24.08.2016; 26 E 30 OTTOBRE 2016 E SEGUENTI - ORDINANZA N. 97 DIVIETO UTILIZZO IMMOBILE.</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giorgi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36383" calcext:value-type="float">
            <text:p>13.536383</text:p>
          </table:table-cell>
          <table:table-cell office:value-type="string" calcext:value-type="string">
            <text:p>2017/346</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Attuazione P.R.O. - Impegno di spesa per compilazione del certificato al bilancio di previsione dell'esercizio finanziario 2016 per gli enti</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157882" calcext:value-type="float">
            <text:p>13.157882</text:p>
          </table:table-cell>
          <table:table-cell office:value-type="string" calcext:value-type="string">
            <text:p>2017/507</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Attuazione P.R.O. - Impegno di spesa per fornitura gasolio da riscaldamento per la sede comunal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157882" calcext:value-type="float">
            <text:p>13.157882</text:p>
          </table:table-cell>
          <table:table-cell office:value-type="string" calcext:value-type="string">
            <text:p>2017/506</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Attuazione P.R.O. - Impegno di spesa per fornitura gasolio da riscaldamento per la sede comunal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157882" calcext:value-type="float">
            <text:p>13.157882</text:p>
          </table:table-cell>
          <table:table-cell office:value-type="string" calcext:value-type="string">
            <text:p>2017/505</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rdinanza di non utilizzo edificio adibito ad uso abitativo sito in frazione SANTA GIUSTA alla signora DI BLASIO MARI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157882" calcext:value-type="float">
            <text:p>13.157882</text:p>
          </table:table-cell>
          <table:table-cell office:value-type="string" calcext:value-type="string">
            <text:p>2017/482</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rdinanza di non utilizzo edificio adibito ad uso abitativo sito in frazione SANTA GIUSTA al signor TIZZONI FRANC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157882" calcext:value-type="float">
            <text:p>13.157882</text:p>
          </table:table-cell>
          <table:table-cell office:value-type="string" calcext:value-type="string">
            <text:p>2017/481</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rdinanza di non utilizzo adibito ad uso Tettoia sito in frazione PALLOTTINI ai signori DI PAOLO ALBERTO; COCOCCIONI SILVANA; DI PAOLO WALTER; DI PAOLO SERGIO; CAMPONESCHI ELS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157882" calcext:value-type="float">
            <text:p>13.157882</text:p>
          </table:table-cell>
          <table:table-cell office:value-type="string" calcext:value-type="string">
            <text:p>2017/480</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rdinanza di non utilizzo edificio adibito ad uso abitativo sito in frazione SORICONE ai signori CALVITTI GIOVANNI e CALVITTI LUIS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157882" calcext:value-type="float">
            <text:p>13.157882</text:p>
          </table:table-cell>
          <table:table-cell office:value-type="string" calcext:value-type="string">
            <text:p>2017/479</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rdinanza di non utilizzo edificio adibito ad uso abitativo sito in CITTAREALE CAPOLUOGO alla signora ARGENTO ROSALI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157882" calcext:value-type="float">
            <text:p>13.157882</text:p>
          </table:table-cell>
          <table:table-cell office:value-type="string" calcext:value-type="string">
            <text:p>2017/478</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Ordinanza di non utilizzo edificio adibito ad uso abitativo sito in frazione COLLENASSO alla signora CIAMBOTTA CLAUDI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157882" calcext:value-type="float">
            <text:p>13.157882</text:p>
          </table:table-cell>
          <table:table-cell office:value-type="string" calcext:value-type="string">
            <text:p>2017/477</text:p>
          </table:table-cell>
          <table:table-cell office:value-type="string" calcext:value-type="string">
            <text:p>Thu; 01 Jun 2017 00:00:00 +0200</text:p>
          </table:table-cell>
        </table:table-row>
        <table:table-row table:style-name="ro1">
          <table:table-cell table:number-columns-repeated="2" office:value-type="string" calcext:value-type="string">
            <text:p>&amp;quote;&gt;RICHIESTA AFFISSIONE ALBO COMUNALE UN GIORNO ELENCO N. 0385700817053001</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Borgo Velin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59283" calcext:value-type="float">
            <text:p>13.059283</text:p>
          </table:table-cell>
          <table:table-cell office:value-type="string" calcext:value-type="string">
            <text:p>2017/205</text:p>
          </table:table-cell>
          <table:table-cell office:value-type="string" calcext:value-type="string">
            <text:p>Fri; 02 Jun 2017 00:00:00 +0200</text:p>
          </table:table-cell>
        </table:table-row>
        <table:table-row table:style-name="ro1">
          <table:table-cell table:number-columns-repeated="2" office:value-type="string" calcext:value-type="string">
            <text:p>&amp;quote;&gt;SISMA del 24.08.2016 e giorni seguenti - Ordinanza in materia di personale in esecuzione di quanto previsto dall'art. 5; IÂ° comma; lettera a) e IIÂ° comma lettera a) della Ordinanza P.C.M. n. 0392 del 06.09.2016; nonchÃ© art. 2; comma 2; lettera a) e b</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Fri; 02 Jun 2017 00:00:00 +0200</text:p>
          </table:table-cell>
          <table:table-cell office:value-type="float" office:value="12.9514791" calcext:value-type="float">
            <text:p>12.9514791</text:p>
          </table:table-cell>
          <table:table-cell office:value-type="string" calcext:value-type="string">
            <text:p>2017/174</text:p>
          </table:table-cell>
          <table:table-cell office:value-type="string" calcext:value-type="string">
            <text:p>Fri; 02 Jun 2017 00:00:00 +0200</text:p>
          </table:table-cell>
        </table:table-row>
        <table:table-row table:style-name="ro1">
          <table:table-cell table:number-columns-repeated="2" office:value-type="string" calcext:value-type="string">
            <text:p>&amp;quote;&gt;LIQUIDAZIONE FONDO STRAORDINARI AL PERSONALE DIPENDENTE - ANNO 2016 .</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Fri; 02 Jun 2017 00:00:00 +0200</text:p>
          </table:table-cell>
          <table:table-cell office:value-type="float" office:value="12.9514791" calcext:value-type="float">
            <text:p>12.9514791</text:p>
          </table:table-cell>
          <table:table-cell office:value-type="string" calcext:value-type="string">
            <text:p>2017/173</text:p>
          </table:table-cell>
          <table:table-cell office:value-type="string" calcext:value-type="string">
            <text:p>Fri; 02 Jun 2017 00:00:00 +0200</text:p>
          </table:table-cell>
        </table:table-row>
        <table:table-row table:style-name="ro1">
          <table:table-cell table:number-columns-repeated="2" office:value-type="string" calcext:value-type="string">
            <text:p>&amp;quote;&gt;Liquidazione Ditta VENANZI FERRO per l'acquisizione di materiale di ferramenta â‚¬ 7.320;00. CIG: ZD81E7D794.</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Fri; 02 Jun 2017 00:00:00 +0200</text:p>
          </table:table-cell>
          <table:table-cell office:value-type="float" office:value="12.9514791" calcext:value-type="float">
            <text:p>12.9514791</text:p>
          </table:table-cell>
          <table:table-cell office:value-type="string" calcext:value-type="string">
            <text:p>2017/172</text:p>
          </table:table-cell>
          <table:table-cell office:value-type="string" calcext:value-type="string">
            <text:p>Fri; 02 Jun 2017 00:00:00 +0200</text:p>
          </table:table-cell>
        </table:table-row>
        <table:table-row table:style-name="ro1">
          <table:table-cell table:number-columns-repeated="2" office:value-type="string" calcext:value-type="string">
            <text:p>&amp;quote;&gt;EMERGENZA NEVE - Liquidazione acquisto TURBINE SPAZZANEVE E ATTREZZATURA VARIA - Ditta BOCCI VIVAI di SPOLETO. CIG Z931D0596A.</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Fri; 02 Jun 2017 00:00:00 +0200</text:p>
          </table:table-cell>
          <table:table-cell office:value-type="float" office:value="12.9514791" calcext:value-type="float">
            <text:p>12.9514791</text:p>
          </table:table-cell>
          <table:table-cell office:value-type="string" calcext:value-type="string">
            <text:p>2017/171</text:p>
          </table:table-cell>
          <table:table-cell office:value-type="string" calcext:value-type="string">
            <text:p>Fri; 02 Jun 2017 00:00:00 +0200</text:p>
          </table:table-cell>
        </table:table-row>
        <table:table-row table:style-name="ro1">
          <table:table-cell table:number-columns-repeated="2" office:value-type="string" calcext:value-type="string">
            <text:p>&amp;quote;&gt;Rimborso tassa ici anno 2011 indebita; Signora Pucci Carla.</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Fri; 02 Jun 2017 00:00:00 +0200</text:p>
          </table:table-cell>
          <table:table-cell office:value-type="float" office:value="12.9514791" calcext:value-type="float">
            <text:p>12.9514791</text:p>
          </table:table-cell>
          <table:table-cell office:value-type="string" calcext:value-type="string">
            <text:p>2017/170</text:p>
          </table:table-cell>
          <table:table-cell office:value-type="string" calcext:value-type="string">
            <text:p>Fri; 02 Jun 2017 00:00:00 +0200</text:p>
          </table:table-cell>
        </table:table-row>
        <table:table-row table:style-name="ro1">
          <table:table-cell table:number-columns-repeated="2" office:value-type="string" calcext:value-type="string">
            <text:p>&amp;quote;&gt;SISMA del 24 agosto 2016 ed eventi successivi. Impegno di spesa Ordine MEPA n. 3463515 Ditta E.S.A. srls per acquisto di 4 lampade fotovoltaiche per pubblica illuminazione. CIG: ZA51EA008B.</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Fri; 02 Jun 2017 00:00:00 +0200</text:p>
          </table:table-cell>
          <table:table-cell office:value-type="float" office:value="12.9514791" calcext:value-type="float">
            <text:p>12.9514791</text:p>
          </table:table-cell>
          <table:table-cell office:value-type="string" calcext:value-type="string">
            <text:p>2017/169</text:p>
          </table:table-cell>
          <table:table-cell office:value-type="string" calcext:value-type="string">
            <text:p>Fri; 02 Jun 2017 00:00:00 +0200</text:p>
          </table:table-cell>
        </table:table-row>
        <table:table-row table:style-name="ro1">
          <table:table-cell table:number-columns-repeated="2" office:value-type="string" calcext:value-type="string">
            <text:p>&amp;quote;&gt;Erogazione finanziaria all'Associazione ArcheoAmbiente Onlus per la gestione del Museo Civico Comunale. CIG Z651EAA3B3.</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Fri; 02 Jun 2017 00:00:00 +0200</text:p>
          </table:table-cell>
          <table:table-cell office:value-type="float" office:value="12.9514791" calcext:value-type="float">
            <text:p>12.9514791</text:p>
          </table:table-cell>
          <table:table-cell office:value-type="string" calcext:value-type="string">
            <text:p>2017/168</text:p>
          </table:table-cell>
          <table:table-cell office:value-type="string" calcext:value-type="string">
            <text:p>Fri; 02 Jun 2017 00:00:00 +0200</text:p>
          </table:table-cell>
        </table:table-row>
        <table:table-row table:style-name="ro1">
          <table:table-cell table:number-columns-repeated="2" office:value-type="string" calcext:value-type="string">
            <text:p>&amp;quote;&gt;Determina a contrarre per l'acquisizione di materiale di ferramenta. Impegno di spesa. CIG: ZD81E7D794.</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Fri; 02 Jun 2017 00:00:00 +0200</text:p>
          </table:table-cell>
          <table:table-cell office:value-type="float" office:value="12.9514791" calcext:value-type="float">
            <text:p>12.9514791</text:p>
          </table:table-cell>
          <table:table-cell office:value-type="string" calcext:value-type="string">
            <text:p>2017/167</text:p>
          </table:table-cell>
          <table:table-cell office:value-type="string" calcext:value-type="string">
            <text:p>Fri; 02 Jun 2017 00:00:00 +0200</text:p>
          </table:table-cell>
        </table:table-row>
        <table:table-row table:style-name="ro1">
          <table:table-cell table:number-columns-repeated="2" office:value-type="string" calcext:value-type="string">
            <text:p>&amp;quote;&gt;Sisma del 24 agosto 2016 ed eventi successivi. Contributo di Autonoma Sistemazione. Liquidazione agli aventi diritto fino al 30 aprile 2017.</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Fri; 02 Jun 2017 00:00:00 +0200</text:p>
          </table:table-cell>
          <table:table-cell office:value-type="float" office:value="12.9514791" calcext:value-type="float">
            <text:p>12.9514791</text:p>
          </table:table-cell>
          <table:table-cell office:value-type="string" calcext:value-type="string">
            <text:p>2017/166</text:p>
          </table:table-cell>
          <table:table-cell office:value-type="string" calcext:value-type="string">
            <text:p>Fri; 02 Jun 2017 00:00:00 +0200</text:p>
          </table:table-cell>
        </table:table-row>
        <table:table-row table:style-name="ro1">
          <table:table-cell table:number-columns-repeated="2" office:value-type="string" calcext:value-type="string">
            <text:p>&amp;quote;&gt;Impegno di spesa per l'acquisizione di materiale di ferramenta Ditta VENANZI FERRO â‚¬ 951;60. CIG: ZB01EA8007.</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Fri; 02 Jun 2017 00:00:00 +0200</text:p>
          </table:table-cell>
          <table:table-cell office:value-type="float" office:value="12.9514791" calcext:value-type="float">
            <text:p>12.9514791</text:p>
          </table:table-cell>
          <table:table-cell office:value-type="string" calcext:value-type="string">
            <text:p>2017/165</text:p>
          </table:table-cell>
          <table:table-cell office:value-type="string" calcext:value-type="string">
            <text:p>Fri; 02 Jun 2017 00:00:00 +0200</text:p>
          </table:table-cell>
        </table:table-row>
        <table:table-row table:style-name="ro1">
          <table:table-cell table:number-columns-repeated="2" office:value-type="string" calcext:value-type="string">
            <text:p>&amp;quote;&gt;AVVISO DI ESITO DI PROCEDURA NEGOZIATA.</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Fri; 02 Jun 2017 00:00:00 +0200</text:p>
          </table:table-cell>
          <table:table-cell office:value-type="float" office:value="12.9402024" calcext:value-type="float">
            <text:p>12.9402024</text:p>
          </table:table-cell>
          <table:table-cell office:value-type="string" calcext:value-type="string">
            <text:p>2017/122</text:p>
          </table:table-cell>
          <table:table-cell office:value-type="string" calcext:value-type="string">
            <text:p>Fri; 02 Jun 2017 00:00:00 +0200</text:p>
          </table:table-cell>
        </table:table-row>
        <table:table-row table:style-name="ro1">
          <table:table-cell table:number-columns-repeated="2" office:value-type="string" calcext:value-type="string">
            <text:p>&amp;quote;&gt;ACQUISTO VESTIARIO POLIZIA LOCAL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Fri; 02 Jun 2017 00:00:00 +0200</text:p>
          </table:table-cell>
          <table:table-cell office:value-type="float" office:value="13.330389" calcext:value-type="float">
            <text:p>13.330389</text:p>
          </table:table-cell>
          <table:table-cell office:value-type="string" calcext:value-type="string">
            <text:p>2017/249</text:p>
          </table:table-cell>
          <table:table-cell office:value-type="string" calcext:value-type="string">
            <text:p>Fri; 02 Jun 2017 00:00:00 +0200</text:p>
          </table:table-cell>
        </table:table-row>
        <table:table-row table:style-name="ro1">
          <table:table-cell table:number-columns-repeated="2" office:value-type="string" calcext:value-type="string">
            <text:p>&amp;quote;&gt;AVVISO DI DEPOSITO DI ATTI NELLA CASA COMUNAL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Antrodoco</text:p>
          </table:table-cell>
          <table:table-cell office:value-type="string" calcext:value-type="string">
            <text:p>Avviso Di Deposito Di Attinella Casa Del Comu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78683" calcext:value-type="float">
            <text:p>13.078683</text:p>
          </table:table-cell>
          <table:table-cell office:value-type="string" calcext:value-type="string">
            <text:p>2017/500</text:p>
          </table:table-cell>
          <table:table-cell office:value-type="string" calcext:value-type="string">
            <text:p>Fri; 02 Jun 2017 00:00:00 +0200</text:p>
          </table:table-cell>
        </table:table-row>
        <table:table-row table:style-name="ro1">
          <table:table-cell table:number-columns-repeated="2" office:value-type="string" calcext:value-type="string">
            <text:p>&amp;quote;&gt;LIQUIDAZIONE SOMME PREVENTIVAMENTE IMPEGNAT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330389" calcext:value-type="float">
            <text:p>13.330389</text:p>
          </table:table-cell>
          <table:table-cell office:value-type="string" calcext:value-type="string">
            <text:p>2017/253</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AVVISO Selezione PUBBLICA per titoli e colloquio; per la formazione di una graduatoria finalizzata alla sottoscrizione di n. 1 incarico di collaborazione coordinata e continuativa Emergenza sisma 2016 PROFILO AMMINISTRATIV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Bandi Di Concorso</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528102" calcext:value-type="float">
            <text:p>13.528102</text:p>
          </table:table-cell>
          <table:table-cell office:value-type="string" calcext:value-type="string">
            <text:p>2017/196</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Approvazione Piano di Riparto delle particelle di terreno assegnate agli allevatori residenti per l'esercizio dell'uso civico per l'anno 2017 - determinazioni</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 G.c.</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157882" calcext:value-type="float">
            <text:p>13.157882</text:p>
          </table:table-cell>
          <table:table-cell office:value-type="string" calcext:value-type="string">
            <text:p>2017/493</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Ordinanza di non utilizzo edifico adibito ad uso deposito sito in frazione CONCA via D'ANDREIS ai signori CAMPONESCHI ALESSANDRO e PREGNOLATO ANGELA FLAVI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157882" calcext:value-type="float">
            <text:p>13.157882</text:p>
          </table:table-cell>
          <table:table-cell office:value-type="string" calcext:value-type="string">
            <text:p>2017/487</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Ordinanza di non utilizzo edificio adibito ad uso deposito sito in frazione TRIMEZZO ai signori FORTINI MAURO e MARCELLI CLELI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157882" calcext:value-type="float">
            <text:p>13.157882</text:p>
          </table:table-cell>
          <table:table-cell office:value-type="string" calcext:value-type="string">
            <text:p>2017/486</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Ordinanza di non utilizzo edificio adibito ad uso deposito sito in frazione CHEGNERONE al signor BARBERI ATTILI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157882" calcext:value-type="float">
            <text:p>13.157882</text:p>
          </table:table-cell>
          <table:table-cell office:value-type="string" calcext:value-type="string">
            <text:p>2017/485</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Ordinanza di non utilizzo edificio adibito ad uso abitativo sito in frazione MARIANITTO via CESTONI al signor CESTONI GIN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157882" calcext:value-type="float">
            <text:p>13.157882</text:p>
          </table:table-cell>
          <table:table-cell office:value-type="string" calcext:value-type="string">
            <text:p>2017/483</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Attuazione P.R.O. - Impegno di spesa e liquidazione contributo per l'autonoma sistemazione a favore della signora Miglionico Sar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157882" calcext:value-type="float">
            <text:p>13.157882</text:p>
          </table:table-cell>
          <table:table-cell office:value-type="string" calcext:value-type="string">
            <text:p>2017/532</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Attuazione P.R.O. - Impegno di spesa e liquidazione contributo per l'autonoma sistemazione a favore della signora DAFANO ANDREIN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157882" calcext:value-type="float">
            <text:p>13.157882</text:p>
          </table:table-cell>
          <table:table-cell office:value-type="string" calcext:value-type="string">
            <text:p>2017/531</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Attuazione P.R.O. - Impegno di spesa e liquidazione contributo per l'autonoma sistemazione a favore della signora Deon Graziell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157882" calcext:value-type="float">
            <text:p>13.157882</text:p>
          </table:table-cell>
          <table:table-cell office:value-type="string" calcext:value-type="string">
            <text:p>2017/530</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Approvazione avviso esplorativo manifestazione interesse riservato alle cooperative sociali di tipo B di cui alla legge n. 381/91 per invito procedura di gara negoziata ai sensi dell'art. 36 comma 2 del D.Lgs. 50/2016 ss.mm.ii. per il servizio di nec</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157882" calcext:value-type="float">
            <text:p>13.157882</text:p>
          </table:table-cell>
          <table:table-cell office:value-type="string" calcext:value-type="string">
            <text:p>2017/528</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Approvazione rendicontazione di spesa finale occorsa per la realizzazione dei lavori di &amp;quote;Realizzazione opere di urbanizzazione primaria e secondaria in localitÃ  Pallottini a servizio della nuova struttura scolastic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157882" calcext:value-type="float">
            <text:p>13.157882</text:p>
          </table:table-cell>
          <table:table-cell office:value-type="string" calcext:value-type="string">
            <text:p>2017/519</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Approvazione atti contabilitÃ  finale e certificato regolare esecuzione lavori di &amp;quote;Realizzazione opere di urbanizzazione primaria e secondaria in localitÃ  Pallottini a servizio della nuova struttura scolastic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157882" calcext:value-type="float">
            <text:p>13.157882</text:p>
          </table:table-cell>
          <table:table-cell office:value-type="string" calcext:value-type="string">
            <text:p>2017/518</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Attuazione P.R.O. - Impegno di spesa e liquidazione contributo per l'autonoma sistemazione a favore della signora Giamogante Eric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157882" calcext:value-type="float">
            <text:p>13.157882</text:p>
          </table:table-cell>
          <table:table-cell office:value-type="string" calcext:value-type="string">
            <text:p>2017/517</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Attuazione P.R.O. - Fondo nazionale per le politiche e i servizi dell'Asilo triennio 2017/2019. Autorizzazione proroga tecnica con soggetto gestore soc. cooperativa sociale il Gabbiano per i posti straordinari. approvazione schema di convenzion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157882" calcext:value-type="float">
            <text:p>13.157882</text:p>
          </table:table-cell>
          <table:table-cell office:value-type="string" calcext:value-type="string">
            <text:p>2017/516</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Attuazione P.R.O. - Fondo Nazionale per le politiche e i servizi dell'asilo triennio 2017/2019. Autorizzazione proroga tecnica con soggetto gestore soc.cooperativa sociale il gabbiano per i posti ordinari. approvazione schema di convenzion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157882" calcext:value-type="float">
            <text:p>13.157882</text:p>
          </table:table-cell>
          <table:table-cell office:value-type="string" calcext:value-type="string">
            <text:p>2017/515</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LIQUIDAZIONE FATTURA BUSITALIA PER TARIFFE SPECIALI DI VIAGGIO ANNO 2016. â‚¬ 3.223;93.</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92</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FONDO PRODUTTIVITA' ANNO 2016-Ripartizione ed attribuzione ai dipendenti indennitÃ  fisse art.17 lettera F e lettera I CNNLL. â‚¬ 8.439;80 oltre oneri di legg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91</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Acquisto badge RF. Ditta Halley Informatica. Impegno di spesa. CIG ZF31E6C08F.</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90</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PROGETTO &amp;quote;OBIETTIVO DONAZIONI&amp;quote; ANCI NAZIONALE - DETERMINA A CONTRARRE PER L'ACQUISTO DI ATTREZZATURE INFORMATICHE N. 3 POSTAZIONI DI LAVORO. CIG: Z921E4AE74. â‚¬ 9.994;79.</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89</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Assunzione a tempo pieno e determinato del Dott. Galluccio Dario Giuseppe presso il Comune di Monteleone di Spoleto; con la qualifica di Istruttore Tecnico Direttivo categoria D posizione economica D1 Profilo professionale Esperto di protezione civil</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88</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Impegno di spesa per la fornitura di n. 3 specchi stradali; â‚¬ 115;90. CIG: Z771E4366C.</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87</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RINNOVO BORSA LAVORO O. X.</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86</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RINNOVO BORSA LAVORO G. X.</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85</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RINNOVO BORSA LAVORO S. X.</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84</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 ACQUISTO PRATICA ELETTORALE PER RINNOVO DEL CONSIGLIO COMUNELE ED ELEZIONE DIRETTA DEL SINDACO IMPEGNO DI SPESA. CIG Z3C1E43730.</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83</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Riqualificazione area verde di Ruscio Monteleone di Spoleto (PG): approvazione preventivo e affidamento lavori alla Ditta BOCCI VIVAI Garden Land di Bocci Novello; con Impegno di spesa â‚¬ 20.500;00. Stipula trattativa â‚¬ 20.393;55. CIG Z7</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82</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Liquidazione acquisto treno di gomme per Fiat Punto targa CX930JN e Nissan King Cab. Ditta autofficina Angelo Perleonardi di Monteleone di Spoleto. â‚¬1.051;16 CIG: Z401D33CD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81</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 Riqualificazione area verde di Ruscio Monteleone di Spoleto (PG): approvazione preventivo e affidamento lavori alla Ditta BOCCI VIVAI Garden Land di Bocci Novello. - Impegno di spesa â‚¬ 20.500;00. CIG Z711DF6942.</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80</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ACQUISTO MATERIALI ARREDO CUCINA &amp;quote;CHALET&amp;quote; DEL PARCO DELLA CROCE; Ordine MEPA n. 3576263. CIG:Z841DE5CD4.</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79</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Impegno di spesa per struttura in ferro a protezione lapide Monumento dei Caduti - Ditta VENANZI. â‚¬ 549;00. CIG: Z961D9FB1F.</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78</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SISMA del 24.08.2016 e giorni seguenti - Ordinanza in materia di personale in esecuzione di quanto previsto dall'art. 5; IÂ° comma; lettera a) e IIÂ° comma lettera a) della Ordinanza P.C.M. n. 0392 del 06.09.2016; nonchÃ© art. 2; comma 2; lettera a) e b</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77</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Sisma del 24 agosto 2016 ed eventi successivi - Acquisto di materiali per messa in sicurezza siti - Ditta Sielli di Leonessa CIG Z1A1D4AB20.</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76</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Servizio di Tesoreria comunale. Presa d'atto di gara deserta e proroga del Servizio.</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2.9514791" calcext:value-type="float">
            <text:p>12.9514791</text:p>
          </table:table-cell>
          <table:table-cell office:value-type="string" calcext:value-type="string">
            <text:p>2017/175</text:p>
          </table:table-cell>
          <table:table-cell office:value-type="string" calcext:value-type="string">
            <text:p>Sat; 03 Jun 2017 00:00:00 +0200</text:p>
          </table:table-cell>
        </table:table-row>
        <table:table-row table:style-name="ro1">
          <table:table-cell table:number-columns-repeated="2" office:value-type="string" calcext:value-type="string">
            <text:p>&amp;quote;&gt;ORDINANZA DI INUTILIZZABILITA' TOTALE IMMOBILE POSTO NELLA FRAZIONE DI CASTRO - FOGLIO N.19 PARTICELLA N.668</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707</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FONDITORE - FOGLIO N.35 PARTICELLA N.394</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706</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FONDITORE - FOGLIO N.35 PARTICELLA N.72</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705</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FONDITORE - FOGLIO N.35 PARTICELLA N.450</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704</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FONDITORE - FOGLIO N.35 PARTICELLA N.153</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703</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FONDITORE - FOGLIO N.35 PARTICELLA N.124</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702</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FONDITORE - FOGLIO N.35 PARTICELLA N.69</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701</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FONDITORE - FOGLIO N.35 PARTICELLA N.508</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700</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FONDITORE - FOGLIO N.35 PARTICELLA N.509</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699</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COLLE - FOGLIO N.18 PARTICELLA N.445</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698</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COLLE - FOGLIO N.18 PARTICELLA N.30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697</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COLLE - FOGLIO N.18 PARTICELLA N.619</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696</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COLLE - FOGLIO N.18 PARTICELLA N.32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695</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COLLE - FOGLIO N.18 PARTICELLA N.61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694</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FONDITORE - FOGLIO N.35 PARTICELLA N.6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693</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FONDITORE - FOGLIO N.35 PARTICELLA N.11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692</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FONDITORE - FOGLIO N.35 PARTICELLA N.114</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691</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FONDITORE - FOGLIO N.35 PARTICELLA N.112</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690</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FONDITORE - FOGLIO N.35 PARTICELLA N.113</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86388" calcext:value-type="float">
            <text:p>13.4786388</text:p>
          </table:table-cell>
          <table:table-cell office:value-type="string" calcext:value-type="string">
            <text:p>2017/689</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stima valore di beni immobiliari del Comune di Sellano inseriti nel piano di alienazione 2016 - liquidazione compensi al Per. Agr. Simone Boemio di Perugia - CIG: ZD91C27679</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Sellano</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2.9263286" calcext:value-type="float">
            <text:p>12.9263286</text:p>
          </table:table-cell>
          <table:table-cell office:value-type="string" calcext:value-type="string">
            <text:p>2017/336</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EMERGENZA SISMA 2016 - TRASLOCO DEL MOBILIO E MATERIALI DEL COMUNE DALLA SEDE DANNEGGIATA DAGLI EVENTI SISMICI ALLA SEDE PROVVISORIA PRESSO IL PLESSO POLIFUNZIONALE - IMPEGNO DI SPESA - CIG ZCB1D1102B</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Sellano</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2.9263286" calcext:value-type="float">
            <text:p>12.9263286</text:p>
          </table:table-cell>
          <table:table-cell office:value-type="string" calcext:value-type="string">
            <text:p>2017/335</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NR. 40 - GIUDIZIO D : DA RIVEDERE IMMOBILE IN FRAZIONE RASCIO FG. 41 PARTICELLA 618</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330389" calcext:value-type="float">
            <text:p>13.330389</text:p>
          </table:table-cell>
          <table:table-cell office:value-type="string" calcext:value-type="string">
            <text:p>2017/56</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NR. 39 - REVOCA ORDINANZA NR. 137/2016 E INAGIBILITA' IMMOBILE IN FRAZIONE VALLEGRASCIA FG. 41 PARTICELLA 574</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330389" calcext:value-type="float">
            <text:p>13.330389</text:p>
          </table:table-cell>
          <table:table-cell office:value-type="string" calcext:value-type="string">
            <text:p>2017/55</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NR. 38 - EDIFICIO NON UTILIZZABILE IN MONTEMONACO FG. 5 PARTICELLA 388</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330389" calcext:value-type="float">
            <text:p>13.330389</text:p>
          </table:table-cell>
          <table:table-cell office:value-type="string" calcext:value-type="string">
            <text:p>2017/46</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LAVORI MESSA IN SICUREZZA MURO IN VIA PAPA GIOVANNI XXIII. INCARICO PER RELAZIONE GEOLOGICA DOTT. PAOLO GIACOMELL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Loro Piceno</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164033" calcext:value-type="float">
            <text:p>13.4164033</text:p>
          </table:table-cell>
          <table:table-cell office:value-type="string" calcext:value-type="string">
            <text:p>2017/601</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RETTIFICA DATA CALENDARIO DELLE SELEZIONI - Bando straordinario di Servizio Civile per 163 volontari aree terremotate Abruzzo. &amp;quote;Progetto di Servizio Civile ReAzione&amp;quote; Sede attuazione Comune di ROCCA S. MARIA Posti disponibili n. 04</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Avvisi</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528102" calcext:value-type="float">
            <text:p>13.528102</text:p>
          </table:table-cell>
          <table:table-cell office:value-type="string" calcext:value-type="string">
            <text:p>2017/191</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N. 15 DEL 03/06/2017 CHIUSURA TEMPORANEA DI PIAZZA UMBERTO IÂ° IN PALMIANO PER MANIFESTAZION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Palmian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4583597" calcext:value-type="float">
            <text:p>13.4583597</text:p>
          </table:table-cell>
          <table:table-cell office:value-type="string" calcext:value-type="string">
            <text:p>2017/134</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non utilizzo edificio adibito ad uso abitativo sito in CITTAREALE frazione CONCA al signor PIERMATTEI MASSIM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157882" calcext:value-type="float">
            <text:p>13.157882</text:p>
          </table:table-cell>
          <table:table-cell office:value-type="string" calcext:value-type="string">
            <text:p>2017/499</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non utilizzo edificio adibito ad uso abitativo e deposito sito in CITTAREALE frazione SANTA GIUSTA ai signori CAMPONESCHI ANTONELLA;CAMPONESCHI PATRIZIA e ZERO ANN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157882" calcext:value-type="float">
            <text:p>13.157882</text:p>
          </table:table-cell>
          <table:table-cell office:value-type="string" calcext:value-type="string">
            <text:p>2017/498</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non utilizzo edificio adibito ad uso deposito sito in CITTAREALE frazione CONCA via MASTRELLA 32 alla signora LUCIDI SANT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157882" calcext:value-type="float">
            <text:p>13.157882</text:p>
          </table:table-cell>
          <table:table-cell office:value-type="string" calcext:value-type="string">
            <text:p>2017/497</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non utilizzo edificio adibito ad uso abitativo sito in CITTAREALE frazione CONCA alla signora LUCIDI SANT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157882" calcext:value-type="float">
            <text:p>13.157882</text:p>
          </table:table-cell>
          <table:table-cell office:value-type="string" calcext:value-type="string">
            <text:p>2017/496</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vieto accesso edificio sito in CITTAREALE CAPOLUOGO via CORSO VITTORIO EMANUELE;10 ai signori DE SANTIS DONATELLA e DE SANTIS FABRIZI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157882" calcext:value-type="float">
            <text:p>13.157882</text:p>
          </table:table-cell>
          <table:table-cell office:value-type="string" calcext:value-type="string">
            <text:p>2017/495</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Indirizzo politico amministrativo ed approvazione capitolato speciale servizio di gestione e manutenzione impianto di pubblica illuminazione e luci votiv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157882" calcext:value-type="float">
            <text:p>13.157882</text:p>
          </table:table-cell>
          <table:table-cell office:value-type="string" calcext:value-type="string">
            <text:p>2017/494</text:p>
          </table:table-cell>
          <table:table-cell office:value-type="string" calcext:value-type="string">
            <text:p>Mon; 05 Jun 2017 00:00:00 +0200</text:p>
          </table:table-cell>
        </table:table-row>
        <table:table-row table:style-name="ro1">
          <table:table-cell table:number-columns-repeated="2" office:value-type="string" calcext:value-type="string">
            <text:p>&amp;quote;&gt;ORDINANZA DI INUTILIZZABILITA' TOTALE IMMOBILE POSTO NELLA FRAZIONE DI USCERNO - FOGLIO N.7 PARTICELLA N.229</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786388" calcext:value-type="float">
            <text:p>13.4786388</text:p>
          </table:table-cell>
          <table:table-cell office:value-type="string" calcext:value-type="string">
            <text:p>2017/723</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INUTILIZZABILITA' TOTALE IMMOBILE POSTO NELLA FRAZIONE DI BISIGNANO - FOGLIO N.21 PARTICELLA N.744</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786388" calcext:value-type="float">
            <text:p>13.4786388</text:p>
          </table:table-cell>
          <table:table-cell office:value-type="string" calcext:value-type="string">
            <text:p>2017/722</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INUTILIZZABILITA' TOTALE IMMOBILE POSTO NELLA FRAZIONE DI PIANO - FOGLIO N.17 PARTICELLA N.693 SUB N.2</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786388" calcext:value-type="float">
            <text:p>13.4786388</text:p>
          </table:table-cell>
          <table:table-cell office:value-type="string" calcext:value-type="string">
            <text:p>2017/721</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INUTILIZZABILITA' TOTALE IMMOBILE POSTO NELLA FRAZIONE DI PIANO - FOGLIO N.17 PARTICELLA N.76 SUB N.2</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786388" calcext:value-type="float">
            <text:p>13.4786388</text:p>
          </table:table-cell>
          <table:table-cell office:value-type="string" calcext:value-type="string">
            <text:p>2017/720</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INUTILIZZABILITA' TOTALE IMMOBILE POSTO NELLA FRAZIONE DI PIANO - FOGLIO N.17 PARTICELLA N.582 SUB N.3</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786388" calcext:value-type="float">
            <text:p>13.4786388</text:p>
          </table:table-cell>
          <table:table-cell office:value-type="string" calcext:value-type="string">
            <text:p>2017/719</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INUTILIZZABILITA' TOTALE IMMOBILE POSTO NELLA FRAZIONE DI PIANO - FOGLIO N.17 PARTICELLA N. 33</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786388" calcext:value-type="float">
            <text:p>13.4786388</text:p>
          </table:table-cell>
          <table:table-cell office:value-type="string" calcext:value-type="string">
            <text:p>2017/718</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INUTILIZZABILITA' TOTALE IMMOBILE POSTO NELLA FRAZIONE DI PIANO - FOGLIO N.17 PARTICELLA N. 30</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786388" calcext:value-type="float">
            <text:p>13.4786388</text:p>
          </table:table-cell>
          <table:table-cell office:value-type="string" calcext:value-type="string">
            <text:p>2017/717</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INUTILIZZABILITA' TOTALE IMMOBILE POSTO NELLA FRAZIONE DI PIANO - FOGLIO N.17 PARTICELLA N. 29</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786388" calcext:value-type="float">
            <text:p>13.4786388</text:p>
          </table:table-cell>
          <table:table-cell office:value-type="string" calcext:value-type="string">
            <text:p>2017/716</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INUTILIZZABILITA' TOTALE IMMOBILE POSTO NELLA FRAZIONE DI PIANO - FOGLIO N.17 PARTICELLA N. 32</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786388" calcext:value-type="float">
            <text:p>13.4786388</text:p>
          </table:table-cell>
          <table:table-cell office:value-type="string" calcext:value-type="string">
            <text:p>2017/715</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INAGIBILITA' TEMPORANEA DELLA CHIESA DI S. LORENZO NELLA FRAZIONE DI PIANO FOGLIO N. 17 PART. N. A</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786388" calcext:value-type="float">
            <text:p>13.4786388</text:p>
          </table:table-cell>
          <table:table-cell office:value-type="string" calcext:value-type="string">
            <text:p>2017/714</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INUTILIZZABILITA'; PER SOLO RISCHIO ESTERNO; IMMOBILE POSTO NELLA FRAZIONE DI ABETITO - FOGLIO N.21 PARTICELLA N.95</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786388" calcext:value-type="float">
            <text:p>13.4786388</text:p>
          </table:table-cell>
          <table:table-cell office:value-type="string" calcext:value-type="string">
            <text:p>2017/713</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INUTILIZZABILITA'; PER SOLO RISCHIO ESTERNO; IMMOBILE POSTO NELLA FRAZIONE DI ABETITO - FOGLIO N. 21 PARTICELLA N. 118</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786388" calcext:value-type="float">
            <text:p>13.4786388</text:p>
          </table:table-cell>
          <table:table-cell office:value-type="string" calcext:value-type="string">
            <text:p>2017/712</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INUTILIZZABILITA' TOTALE IMMOBILE POSTO NELLA FRAZIONE DI PISTRINO - FOGLIO N.17 PARTICELLA N.779</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786388" calcext:value-type="float">
            <text:p>13.4786388</text:p>
          </table:table-cell>
          <table:table-cell office:value-type="string" calcext:value-type="string">
            <text:p>2017/711</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INUTILIZZABILITA' TOTALE IMMOBILE POSTO NELLA FRAZIONE DI CASTRO - FOGLIO N.17 PARTICELLA N.690</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786388" calcext:value-type="float">
            <text:p>13.4786388</text:p>
          </table:table-cell>
          <table:table-cell office:value-type="string" calcext:value-type="string">
            <text:p>2017/710</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INUTILIZZABILITA' TOTALE IMMOBILE POSTO NELLA FRAZIONE DI CASTRO - FOGLIO N.17 PARTICELLA N.43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786388" calcext:value-type="float">
            <text:p>13.4786388</text:p>
          </table:table-cell>
          <table:table-cell office:value-type="string" calcext:value-type="string">
            <text:p>2017/709</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INUTILIZZABILITA' TOTALE IMMOBILE POSTO NELLA FRAZIONE DI CASTRO - FOGLIO N.19 PARTICELLA N.653</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786388" calcext:value-type="float">
            <text:p>13.4786388</text:p>
          </table:table-cell>
          <table:table-cell office:value-type="string" calcext:value-type="string">
            <text:p>2017/708</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NR. 41- GIUDIZIO c : PARZIALMENTE AGIBILE IMMOBILE IN FRAZIONE FERRA FG. 6 PARTICELLA 180</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330389" calcext:value-type="float">
            <text:p>13.330389</text:p>
          </table:table-cell>
          <table:table-cell office:value-type="string" calcext:value-type="string">
            <text:p>2017/57</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Approvazione avviso di preinformazione riservato alle cooperative sociali di tipo &amp;quote;B&amp;quote; di cui alla legge n. 381/91 per invito alla procedura di gara negoziata ai sensi dell'art. 36 comma 2 lett b) del D.lgs. 50/2016 ss.mm.ii. per il servizio di gesti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157882" calcext:value-type="float">
            <text:p>13.157882</text:p>
          </table:table-cell>
          <table:table-cell office:value-type="string" calcext:value-type="string">
            <text:p>2017/537</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Approvazione avviso di preinformazione riservato alle cooperative sociali di tipo &amp;quote;B&amp;quote; di cui alla legge n. 381/91 per invito alla procedura di gara negoziata ai sensi dell'art. 36 comma 2 lett.b) del D.lgs. 50/2016 ss.mm.ii per il servizio gestione 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157882" calcext:value-type="float">
            <text:p>13.157882</text:p>
          </table:table-cell>
          <table:table-cell office:value-type="string" calcext:value-type="string">
            <text:p>2017/536</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non utilizzo edificio adibito ad uso abitativo sito in CITTAREALE frazione MARIANITTO via CESTONI 25 al signor GEMMA LORET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157882" calcext:value-type="float">
            <text:p>13.157882</text:p>
          </table:table-cell>
          <table:table-cell office:value-type="string" calcext:value-type="string">
            <text:p>2017/509</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non utilizzo edificio adibito ad uso abitativo sito in CITTAREALE frazione SANTA GIUSTA alla signora ZERO ELS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157882" calcext:value-type="float">
            <text:p>13.157882</text:p>
          </table:table-cell>
          <table:table-cell office:value-type="string" calcext:value-type="string">
            <text:p>2017/508</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non utilizzo edificio adibito ad uso abitativo sito in CITTAREALE CAPOLUOGO Corso Vittorio Emanuele 10 ai signori CERESCIOLI ROBERTO e FEDI MARIA ROSARI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157882" calcext:value-type="float">
            <text:p>13.157882</text:p>
          </table:table-cell>
          <table:table-cell office:value-type="string" calcext:value-type="string">
            <text:p>2017/504</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non utilizzo edificio adibito ad uso abitativo sito in CITTAREALE frazione SANTA CROCE via SCANZANO 3 alla signora BUCCI AUROR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157882" calcext:value-type="float">
            <text:p>13.157882</text:p>
          </table:table-cell>
          <table:table-cell office:value-type="string" calcext:value-type="string">
            <text:p>2017/503</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non utilizzo edificio adibito ad uso abitativo sito in CITTAREALE frazione SANTA CROCE via SCANZANO 3 alla signora BUCCI MIRELL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157882" calcext:value-type="float">
            <text:p>13.157882</text:p>
          </table:table-cell>
          <table:table-cell office:value-type="string" calcext:value-type="string">
            <text:p>2017/502</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non utilizzo edificio adibito ad uso abitativo sito in CITTAREALE frazione SANTA CROCE al signor BUCCI LEONID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157882" calcext:value-type="float">
            <text:p>13.157882</text:p>
          </table:table-cell>
          <table:table-cell office:value-type="string" calcext:value-type="string">
            <text:p>2017/501</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non utilizzo edificio adibito ad uso abitativo e deposito sito in CITTAREALE frazione SANTA CROCE via SCANZANO 3 ai signori BUCCI AURORA; BUCCI LEONIDA; BUCCI MIRELL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157882" calcext:value-type="float">
            <text:p>13.157882</text:p>
          </table:table-cell>
          <table:table-cell office:value-type="string" calcext:value-type="string">
            <text:p>2017/500</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DONAZIONE PARROCCHIA GRAN MADRE DI DIO ROMA - ACCETTAZIONE</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Delibere</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528102" calcext:value-type="float">
            <text:p>13.528102</text:p>
          </table:table-cell>
          <table:table-cell office:value-type="string" calcext:value-type="string">
            <text:p>2017/195</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PROCEDURA CONFERIMENTO INCARICHI CO.CO.CO - SISMA 2016 (commi 3-bis; 3-ter; 3-quater; 3-quinques e 3-sexies dell'art. 50-bis della legge 15 dicembre 2016 n. 229). - RETTIFICA DELIBERA DI G.C. N. 11 DEL 15-03-2017.</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Delibere</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528102" calcext:value-type="float">
            <text:p>13.528102</text:p>
          </table:table-cell>
          <table:table-cell office:value-type="string" calcext:value-type="string">
            <text:p>2017/194</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PARTECIPAZIONE ALL' AVVISO PER LA CONCESSIONE DI CONTRIBUTI AI TERRITORI COLPITI DAL SISMA DELLITALIA CENTRALE 2016-2017; PER LA COSTITUZIONE DI UNA BANCA PROGETTI FINALIZZATA A FAVORIRE LA RIPRESA DI UNO SVILUPPO SOSTENIBILE DAL PUNTO DI VISTA SOCI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Delibere</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528102" calcext:value-type="float">
            <text:p>13.528102</text:p>
          </table:table-cell>
          <table:table-cell office:value-type="string" calcext:value-type="string">
            <text:p>2017/193</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Proposta di Bilancio di Previsione per l'Esercizio Finanziario 2017; Relazione Previsionale e Programmatica e Bilancio Pluriennale 2017/2019.</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2.9514791" calcext:value-type="float">
            <text:p>12.9514791</text:p>
          </table:table-cell>
          <table:table-cell office:value-type="string" calcext:value-type="string">
            <text:p>2017/199</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Approvazione Piano di razionalizzazione SocietÃ  Partecipat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2.9514791" calcext:value-type="float">
            <text:p>12.9514791</text:p>
          </table:table-cell>
          <table:table-cell office:value-type="string" calcext:value-type="string">
            <text:p>2017/198</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Programma Triennale Assunzioni del Personale anno 2017-2019 e aggiornamento annual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2.9514791" calcext:value-type="float">
            <text:p>12.9514791</text:p>
          </table:table-cell>
          <table:table-cell office:value-type="string" calcext:value-type="string">
            <text:p>2017/197</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Adesione Al Progetto &amp;quote;Obiettivo Donazioni Sisma 2016&amp;quote; Anci Nazional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2.9514791" calcext:value-type="float">
            <text:p>12.9514791</text:p>
          </table:table-cell>
          <table:table-cell office:value-type="string" calcext:value-type="string">
            <text:p>2017/196</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Elenco Delibere NÂ° 31</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2.9402024" calcext:value-type="float">
            <text:p>12.9402024</text:p>
          </table:table-cell>
          <table:table-cell office:value-type="string" calcext:value-type="string">
            <text:p>2017/138</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Elenco Delibere NÂ° 28 - 29 - 30</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2.9402024" calcext:value-type="float">
            <text:p>12.9402024</text:p>
          </table:table-cell>
          <table:table-cell office:value-type="string" calcext:value-type="string">
            <text:p>2017/137</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Imposta Unica Comunale; componente Tari del Tributo. Determinazione Tariffe anno 2017.</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2.9514791" calcext:value-type="float">
            <text:p>12.9514791</text:p>
          </table:table-cell>
          <table:table-cell office:value-type="string" calcext:value-type="string">
            <text:p>2017/195</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ISTITUZIONE SENSO UNICO VIALE VITTORIO VENETO E VIA BELVEDERE PER IL GIORNO 04/06/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Guald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3410165" calcext:value-type="float">
            <text:p>13.3410165</text:p>
          </table:table-cell>
          <table:table-cell office:value-type="string" calcext:value-type="string">
            <text:p>2017/143</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NOMINA COMMISSIONE ESAMI DI FINE ANNO SCOLASTICO 2016/2017 - CORSI DI ORIENTAMENTO MUSICALE DI TIPO BANDISTICO.</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lignano</text:p>
          </table:table-cell>
          <table:table-cell office:value-type="string" calcext:value-type="string">
            <text:p>Convocazione Commiss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634289" calcext:value-type="float">
            <text:p>13.634289</text:p>
          </table:table-cell>
          <table:table-cell office:value-type="string" calcext:value-type="string">
            <text:p>2017/563</text:p>
          </table:table-cell>
          <table:table-cell office:value-type="string" calcext:value-type="string">
            <text:p>Tue; 06 Jun 2017 00:00:00 +0200</text:p>
          </table:table-cell>
        </table:table-row>
        <table:table-row table:style-name="ro1">
          <table:table-cell table:number-columns-repeated="2" office:value-type="string" calcext:value-type="string">
            <text:p>&amp;quote;&gt;ORDINANZA DI INUTILIZZABILITA' TOTALE IMMOBILE POSTO NELLA FRAZIONE DI COLLEFRATTE - FOGLIO N.24 PARTICELLA N.578</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786388" calcext:value-type="float">
            <text:p>13.4786388</text:p>
          </table:table-cell>
          <table:table-cell office:value-type="string" calcext:value-type="string">
            <text:p>2017/724</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ORDINANZA DI INUTILIZZABILITA'; PER SOLO RISCHIO ESTERNO; IMMOBILE POSTO NELLA FRAZIONE DI ABETITO - FOGLIO N.21 PARTICELLA N.722</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786388" calcext:value-type="float">
            <text:p>13.4786388</text:p>
          </table:table-cell>
          <table:table-cell office:value-type="string" calcext:value-type="string">
            <text:p>2017/734</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ORDINANZA DI INUTILIZZABILITA'; PER SOLO RISCHIO ESTERNO; IMMOBILE POSTO NELLA FRAZIONE DI ABETITO - FOGLIO N.12 PARTICELLA N.280</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786388" calcext:value-type="float">
            <text:p>13.4786388</text:p>
          </table:table-cell>
          <table:table-cell office:value-type="string" calcext:value-type="string">
            <text:p>2017/733</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ORDINANZA DI INUTILIZZABILITA'; PER SOLO RISCHIO ESTERNO; IMMOBILE POSTO NELLA FRAZIONE DI ABETITO - FOGLIO N.12 PARTICELLA N.793</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786388" calcext:value-type="float">
            <text:p>13.4786388</text:p>
          </table:table-cell>
          <table:table-cell office:value-type="string" calcext:value-type="string">
            <text:p>2017/732</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ORDINANZA DI INUTILIZZABILITA' TOTALE IMMOBILE POSTO NELLA FRAZIONE DI COLLELUCE - FOGLIO N.23 PARTICELLA N.303</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786388" calcext:value-type="float">
            <text:p>13.4786388</text:p>
          </table:table-cell>
          <table:table-cell office:value-type="string" calcext:value-type="string">
            <text:p>2017/731</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ORDINANZA DI INUTILIZZABILITA' TOTALE IMMOBILE POSTO NELLA FRAZIONE DI COLLELUCE - FOGLIO N.23 PARTICELLA N.594</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786388" calcext:value-type="float">
            <text:p>13.4786388</text:p>
          </table:table-cell>
          <table:table-cell office:value-type="string" calcext:value-type="string">
            <text:p>2017/730</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ORDINANZA DI INUTILIZZABILITA' TOTALE IMMOBILE POSTO NELLA FRAZIONE DI COLLELUCE - FOGLIO N.23 PARTICELLA N.371</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786388" calcext:value-type="float">
            <text:p>13.4786388</text:p>
          </table:table-cell>
          <table:table-cell office:value-type="string" calcext:value-type="string">
            <text:p>2017/729</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ORDINANZA DI INUTILIZZABILITA' TOTALE IMMOBILE POSTO NELLA FRAZIONE DI COLLEFRATTE - FOGLIO N.24 PARTICELLA N.322</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786388" calcext:value-type="float">
            <text:p>13.4786388</text:p>
          </table:table-cell>
          <table:table-cell office:value-type="string" calcext:value-type="string">
            <text:p>2017/728</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ORDINANZA DI INUTILIZZABILITA' TOTALE IMMOBILE POSTO NELLA FRAZIONE DI COLLEFRATTE - FOGLIO N.24 PARTICELLA N.323</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786388" calcext:value-type="float">
            <text:p>13.4786388</text:p>
          </table:table-cell>
          <table:table-cell office:value-type="string" calcext:value-type="string">
            <text:p>2017/727</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ORDINANZA DI INUTILIZZABILITA' TOTALE IMMOBILE POSTO NELLA FRAZIONE DI COLLEFRATTE - FOGLIO N.24 PARTICELLA N.321</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786388" calcext:value-type="float">
            <text:p>13.4786388</text:p>
          </table:table-cell>
          <table:table-cell office:value-type="string" calcext:value-type="string">
            <text:p>2017/726</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ORDINANZA DI INUTILIZZABILITA' TOTALE IMMOBILE POSTO NELLA FRAZIONE DI COLLEFRATTE - FOGLIO N.24 PARTICELLA N.320</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786388" calcext:value-type="float">
            <text:p>13.4786388</text:p>
          </table:table-cell>
          <table:table-cell office:value-type="string" calcext:value-type="string">
            <text:p>2017/725</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DGR M. 1566 DEL 19/12/2016 - CRITERI ED INDIRIZZI PER LA CORRETTA APPLICAZIONE DELLA L.R. 19/2015 IN CASO DI IMPIANTI TERMICI DISATTIVATI O INATTIVI PER CROLLO ; INAGIBILITA' O SGOMBERO DEGLI EDIFICI</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Comunicazione</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330389" calcext:value-type="float">
            <text:p>13.330389</text:p>
          </table:table-cell>
          <table:table-cell office:value-type="string" calcext:value-type="string">
            <text:p>2017/62</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SISMA 2016 - ORDINANZA DI SGOMBERO EDIFICIO IN FRAZ. MACCHIA SANTA CECILIA (DI VITANTONIO ANN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528102" calcext:value-type="float">
            <text:p>13.528102</text:p>
          </table:table-cell>
          <table:table-cell office:value-type="string" calcext:value-type="string">
            <text:p>2017/7</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SISMA 2016 - ORDINANZA DI SGOMBERO EDIFICIO IN FRAZ. TEVERE (DI LORETO ENZ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528102" calcext:value-type="float">
            <text:p>13.528102</text:p>
          </table:table-cell>
          <table:table-cell office:value-type="string" calcext:value-type="string">
            <text:p>2017/6</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Convocazione Consiglio Comunale per il giorno 06/06/2017</text:p>
          </table:table-cell>
          <table:table-cell office:value-type="string" calcext:value-type="string">
            <text:p>Italia</text:p>
          </table:table-cell>
          <table:table-cell office:value-type="string" calcext:value-type="string">
            <text:p>Abruzzo</text:p>
          </table:table-cell>
          <table:table-cell office:value-type="string" calcext:value-type="string">
            <text:p>L'Aquila</text:p>
          </table:table-cell>
          <table:table-cell office:value-type="string" calcext:value-type="string">
            <text:p>Montereale</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2440724" calcext:value-type="float">
            <text:p>13.2440724</text:p>
          </table:table-cell>
          <table:table-cell office:value-type="string" calcext:value-type="string">
            <text:p>2017/1302</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Ordinanza divieto di accesso edificio sito in CITTAREALE frazione COLLENASSO via RINALDI 5 ai signori RINALDI CLAUDIO; RINALDI MARCELLA; RINALDI ROSSAN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157882" calcext:value-type="float">
            <text:p>13.157882</text:p>
          </table:table-cell>
          <table:table-cell office:value-type="string" calcext:value-type="string">
            <text:p>2017/514</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Ordinanza di sgombero edificio sito in CITTAREALE frazione SANTA GIUSTA via CAMPONESCHI 27 ai signori ZERO MARINA; ZERO MARIANN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157882" calcext:value-type="float">
            <text:p>13.157882</text:p>
          </table:table-cell>
          <table:table-cell office:value-type="string" calcext:value-type="string">
            <text:p>2017/513</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Ordinanza di non utilizzo edificio adibito ad uso abitativo sito in CITTAREALE frazione SANTA GIUSTA via CAMPONESCHI 25 ai signori ZERO ROMANO; ZERO ANDREA; ZERO GIACOM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157882" calcext:value-type="float">
            <text:p>13.157882</text:p>
          </table:table-cell>
          <table:table-cell office:value-type="string" calcext:value-type="string">
            <text:p>2017/512</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Ordinanza di non utilizzo edificio adibito ad uso abitativo sito in CITTAREALE frazione SANTA GIUSTA via CAMPONESCHI 14 al signor CAMPONESCHI GIUSEPP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157882" calcext:value-type="float">
            <text:p>13.157882</text:p>
          </table:table-cell>
          <table:table-cell office:value-type="string" calcext:value-type="string">
            <text:p>2017/511</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Ordinanza di non utilizzo edificio adibito ad uso abitativo sito in CITTAREALE frazione MARIANITTO via PATRIGNONE 11 alla signora MATTIA DOMENICA IVAN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157882" calcext:value-type="float">
            <text:p>13.157882</text:p>
          </table:table-cell>
          <table:table-cell office:value-type="string" calcext:value-type="string">
            <text:p>2017/510</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Elenco Determine NÂ° 104</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402024" calcext:value-type="float">
            <text:p>12.9402024</text:p>
          </table:table-cell>
          <table:table-cell office:value-type="string" calcext:value-type="string">
            <text:p>2017/144</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Elenco Determine NÂ° 100 - 103</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402024" calcext:value-type="float">
            <text:p>12.9402024</text:p>
          </table:table-cell>
          <table:table-cell office:value-type="string" calcext:value-type="string">
            <text:p>2017/143</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Elenco Determine NÂ° 101 - 102</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402024" calcext:value-type="float">
            <text:p>12.9402024</text:p>
          </table:table-cell>
          <table:table-cell office:value-type="string" calcext:value-type="string">
            <text:p>2017/142</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Elenco Determine NÂ° 97</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402024" calcext:value-type="float">
            <text:p>12.9402024</text:p>
          </table:table-cell>
          <table:table-cell office:value-type="string" calcext:value-type="string">
            <text:p>2017/141</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Elenco Determine NÂ° 99</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402024" calcext:value-type="float">
            <text:p>12.9402024</text:p>
          </table:table-cell>
          <table:table-cell office:value-type="string" calcext:value-type="string">
            <text:p>2017/140</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Elenco Determine NÂ° 98</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402024" calcext:value-type="float">
            <text:p>12.9402024</text:p>
          </table:table-cell>
          <table:table-cell office:value-type="string" calcext:value-type="string">
            <text:p>2017/139</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POSTA CERTIFICATA: ERRATA CORRIGE - MOBILITA' VOLONTARIA ESTERNA C1 - COMUNE DI MONSAMPOLO DEL TRONTO - RICHIESTA PUBBLICAZIONE ALBO PRETORI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402024" calcext:value-type="float">
            <text:p>12.9402024</text:p>
          </table:table-cell>
          <table:table-cell office:value-type="string" calcext:value-type="string">
            <text:p>2017/127</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Restauro Statuto Comunale Determinazioni.</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514791" calcext:value-type="float">
            <text:p>12.9514791</text:p>
          </table:table-cell>
          <table:table-cell office:value-type="string" calcext:value-type="string">
            <text:p>2017/210</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Assistenza domiciliare minori L.T.R. e G. E G.</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514791" calcext:value-type="float">
            <text:p>12.9514791</text:p>
          </table:table-cell>
          <table:table-cell office:value-type="string" calcext:value-type="string">
            <text:p>2017/209</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LIQUIDAZIONE TRASPORTO SCOLASTICO MESE DI APRILE 2017 DITTA ITAL STAR</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514791" calcext:value-type="float">
            <text:p>12.9514791</text:p>
          </table:table-cell>
          <table:table-cell office:value-type="string" calcext:value-type="string">
            <text:p>2017/208</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Liquidazione fornitura e posa in opera tende per la scuola &amp;quote;Edmondo De Amicis&amp;quote; Ditta Euro Tende snc Trevi (PG). CIG Z811ACBC16.</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514791" calcext:value-type="float">
            <text:p>12.9514791</text:p>
          </table:table-cell>
          <table:table-cell office:value-type="string" calcext:value-type="string">
            <text:p>2017/207</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Indagine di mercato per l'affidamento; in concessione; del Servizio di Tesoreria comunale. Determinazione a contrarre ex art.192 del TUEL e art. 32 del D.Lgs. 50/2016. Proroga termini fino al 31.01.2016. CIG Z0A1CB3DCD.</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514791" calcext:value-type="float">
            <text:p>12.9514791</text:p>
          </table:table-cell>
          <table:table-cell office:value-type="string" calcext:value-type="string">
            <text:p>2017/206</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SISMA del 24 Agosto 2016 ed eventi successivi. Impegno di spesa per fornitura derrate alimentari &amp;quote;Rosati Giulia&amp;quote; e &amp;quote;Girolamo Iachetti&amp;quote; per assistenza popolazione; â‚¬ 1.500;00. CIG: Z651C9FA43.</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514791" calcext:value-type="float">
            <text:p>12.9514791</text:p>
          </table:table-cell>
          <table:table-cell office:value-type="string" calcext:value-type="string">
            <text:p>2017/205</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Anticipazione di tesoreria per l'anno 2017. Atto integrativo.</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514791" calcext:value-type="float">
            <text:p>12.9514791</text:p>
          </table:table-cell>
          <table:table-cell office:value-type="string" calcext:value-type="string">
            <text:p>2017/204</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Concessione di rateizzazione Tassa IMU anno 2017 alla signora T. X.</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514791" calcext:value-type="float">
            <text:p>12.9514791</text:p>
          </table:table-cell>
          <table:table-cell office:value-type="string" calcext:value-type="string">
            <text:p>2017/203</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Rimborso quote iscrizione piscina anno 2016.</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514791" calcext:value-type="float">
            <text:p>12.9514791</text:p>
          </table:table-cell>
          <table:table-cell office:value-type="string" calcext:value-type="string">
            <text:p>2017/202</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Approvazione Piano Triennale Prevenzione alla Corruzione (PTPC) triennio 2017/2019.</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2.9514791" calcext:value-type="float">
            <text:p>12.9514791</text:p>
          </table:table-cell>
          <table:table-cell office:value-type="string" calcext:value-type="string">
            <text:p>2017/201</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AVVISO DI DEPOSITO ATTI NELLA CASA COMUNALE AI SENSI DELL'ART. 60 DPR 600/1973.</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Fiastra</text:p>
          </table:table-cell>
          <table:table-cell office:value-type="string" calcext:value-type="string">
            <text:p>Avvisi Di Deposito Atti</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1554547" calcext:value-type="float">
            <text:p>13.1554547</text:p>
          </table:table-cell>
          <table:table-cell office:value-type="string" calcext:value-type="string">
            <text:p>2017/410</text:p>
          </table:table-cell>
          <table:table-cell office:value-type="string" calcext:value-type="string">
            <text:p>Wed; 07 Jun 2017 00:00:00 +0200</text:p>
          </table:table-cell>
        </table:table-row>
        <table:table-row table:style-name="ro1">
          <table:table-cell table:number-columns-repeated="2" office:value-type="string" calcext:value-type="string">
            <text:p>&amp;quote;&gt;ORDINANZA NR. 50 - EDIFICIO NON UTILIZZABILE SITO IN FRAZIONE ALTINO FG. 30 PARTICELLA 373 SUB - REVOCA ORDINANZA NR. 195/201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330389" calcext:value-type="float">
            <text:p>13.330389</text:p>
          </table:table-cell>
          <table:table-cell office:value-type="string" calcext:value-type="string">
            <text:p>2017/82</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ORDINANZA NR. 49 - INUTILIZZABILITA' EDIFICIO IN FRAZIONE ROCCA 39 FG. 18 PARTICELLA 66 SUB. 1 E 2</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330389" calcext:value-type="float">
            <text:p>13.330389</text:p>
          </table:table-cell>
          <table:table-cell office:value-type="string" calcext:value-type="string">
            <text:p>2017/81</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ORDINANZA NR. 48 - DIVIETO DI TRANSITO TRATTO DI STRADA COMUNALE FRAZIONE CITTADELLA</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330389" calcext:value-type="float">
            <text:p>13.330389</text:p>
          </table:table-cell>
          <table:table-cell office:value-type="string" calcext:value-type="string">
            <text:p>2017/79</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ORDINANZA NR. 46 - INAGIBILE ED INAGIBILE PER RISCHIO ESTERNO IMMOBILE IN FRAZIONE PIGNOTTI - REVOCA ORDINANZA NR. 75/2016 PUNTO 1)</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330389" calcext:value-type="float">
            <text:p>13.330389</text:p>
          </table:table-cell>
          <table:table-cell office:value-type="string" calcext:value-type="string">
            <text:p>2017/73</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ORDINANZA NR. 45 - INAGIBILE ED AGIBILE CON PROVVEDIMENTI IMMOBILE IN FRAZIONE ALTINO - REVOCA ORDINANZA NR. 55/201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330389" calcext:value-type="float">
            <text:p>13.330389</text:p>
          </table:table-cell>
          <table:table-cell office:value-type="string" calcext:value-type="string">
            <text:p>2017/72</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ORDINANZA NR. 47 - DIVIETO DI TRANSITO PEDONALE E VEICOLARE TRATTO DI STRATA COMUNALE IN FRAZIONE PIGNOTTI</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330389" calcext:value-type="float">
            <text:p>13.330389</text:p>
          </table:table-cell>
          <table:table-cell office:value-type="string" calcext:value-type="string">
            <text:p>2017/71</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ORDINANZA NR. 44 - INTEGRAZIONE ORDINANZA NR. 305/201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330389" calcext:value-type="float">
            <text:p>13.330389</text:p>
          </table:table-cell>
          <table:table-cell office:value-type="string" calcext:value-type="string">
            <text:p>2017/70</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ORDINANZA NR. 43 DEL 03/02/2017 - AGIBILE CON PROVVEDIMENTI IMMOBILE IN FRAZIONE ROCCA FG. 18 PARTICELLA 75 SUB. 1</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330389" calcext:value-type="float">
            <text:p>13.330389</text:p>
          </table:table-cell>
          <table:table-cell office:value-type="string" calcext:value-type="string">
            <text:p>2017/69</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ORDINANZA NR; 42/2017 AGIBILE CON PROVVEDIMENTI IMMOBILE IN VIA ROMA/VA INDIPENDENZA FG. 13 PART. 122 SUB. 2 E 3</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330389" calcext:value-type="float">
            <text:p>13.330389</text:p>
          </table:table-cell>
          <table:table-cell office:value-type="string" calcext:value-type="string">
            <text:p>2017/65</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ord. n. 259 del 29/11/2016 inagibilit - giudizio E - frazione ROPAGA snc fg 16 part 130 e 160 sub 1</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330389" calcext:value-type="float">
            <text:p>13.330389</text:p>
          </table:table-cell>
          <table:table-cell office:value-type="string" calcext:value-type="string">
            <text:p>2017/64</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AVVISO DEPOSITO ATTI PRESSO LA CASA COMUNAL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786388" calcext:value-type="float">
            <text:p>13.4786388</text:p>
          </table:table-cell>
          <table:table-cell office:value-type="string" calcext:value-type="string">
            <text:p>2017/737</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AVVISO DI DEPOSITO ATTI PRESSO LA CASA COMUNAL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786388" calcext:value-type="float">
            <text:p>13.4786388</text:p>
          </table:table-cell>
          <table:table-cell office:value-type="string" calcext:value-type="string">
            <text:p>2017/736</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ORDINANZA N.47/2017 - RIAPERTURA AL TRANSITO DELLA STRADA PROVINCIALE N.199 &amp;quote;CASTRO-COLLE-COLLELUCE&amp;quot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786388" calcext:value-type="float">
            <text:p>13.4786388</text:p>
          </table:table-cell>
          <table:table-cell office:value-type="string" calcext:value-type="string">
            <text:p>2017/735</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FORNITURA ENERGIA ELETTRICA IMPIANTI DI PUBBLICA ILLUMINAZIONE ANNO 2016 - ADEGUAMENTO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786388" calcext:value-type="float">
            <text:p>13.4786388</text:p>
          </table:table-cell>
          <table:table-cell office:value-type="string" calcext:value-type="string">
            <text:p>2017/738</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Impegno di spesa per manifestazione Focone della Venuta - PSR per l'Umbria 2014-2020 misura 16 Progetto Gusto ad Alta Quota: I Prodotti della Montagna. â‚¬ CIG: Z891CA2A34; ZBF1CA2A0D; Z2D1CA29EB.</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2.9514791" calcext:value-type="float">
            <text:p>12.9514791</text:p>
          </table:table-cell>
          <table:table-cell office:value-type="string" calcext:value-type="string">
            <text:p>2017/220</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Liquidazione fattura n. FATTPA4_16 del 26.10.2016 di â‚¬1.525;00 IVA compresa al 22%; per normativa Sicurezza del personale - Ditta Normagest snc di Norcia. CIG. .</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2.9514791" calcext:value-type="float">
            <text:p>12.9514791</text:p>
          </table:table-cell>
          <table:table-cell office:value-type="string" calcext:value-type="string">
            <text:p>2017/219</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Acquisto sportelloni scuri interni per accoglienza della popolazione nello chalet di protezione civile &amp;quote;Parco della Croce&amp;quote; nonchÃ© profili e sistemazione di n. 3 porte per portone della scuola danneggiati dal sisma del 30 ottobre 2016. Ditta &amp;quote;Linea</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2.9514791" calcext:value-type="float">
            <text:p>12.9514791</text:p>
          </table:table-cell>
          <table:table-cell office:value-type="string" calcext:value-type="string">
            <text:p>2017/218</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LIQUIDAZIONE FATTURE PER ASSISTENZA INFORMATICA DITTA EVERGREEN S.R.L.</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2.9514791" calcext:value-type="float">
            <text:p>12.9514791</text:p>
          </table:table-cell>
          <table:table-cell office:value-type="string" calcext:value-type="string">
            <text:p>2017/217</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Sisma del 24 agosto e del 26 e 30 ottobre 2016. Determinazione di impegno e affidamento ai ristoratori &amp;quote;I Quattro Venti&amp;quote; C.F./P.IVA01382280541 e &amp;quote;Agriturismo Casale Montebello&amp;quote; C.F./P.IVA 00473780542 di Monteleone di Spoleto per la fornitura di pasti</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2.9514791" calcext:value-type="float">
            <text:p>12.9514791</text:p>
          </table:table-cell>
          <table:table-cell office:value-type="string" calcext:value-type="string">
            <text:p>2017/216</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IMPEGNO DI SPESA PER SERVIZI INFORMATICI E COLLEGAMENTO INTERNET PER ALLESTIMENTO CAMPO PER SISMA. CIG Z801B3777B.</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2.9514791" calcext:value-type="float">
            <text:p>12.9514791</text:p>
          </table:table-cell>
          <table:table-cell office:value-type="string" calcext:value-type="string">
            <text:p>2017/215</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Sisma 24 Agosto 2016 - Messa in sicurezza impianto elettrico tende di protezione civile campo sportivo - Ditta ELETTRICA FOX di Leonessa cig.ZB81BE5575. â‚¬ 2.141;10. CIG ZB81BE5575.</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2.9514791" calcext:value-type="float">
            <text:p>12.9514791</text:p>
          </table:table-cell>
          <table:table-cell office:value-type="string" calcext:value-type="string">
            <text:p>2017/214</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DICHIARAZIONE IVA E IRAP ANNO 2015-IMPEGNO DI SPESA. CIG ZE31BBB4A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2.9514791" calcext:value-type="float">
            <text:p>12.9514791</text:p>
          </table:table-cell>
          <table:table-cell office:value-type="string" calcext:value-type="string">
            <text:p>2017/213</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Liquidazione Parcella n. 3-PA del 13.10.2016 Avv. Ilaria Salamandra per assistenza e consulenza legale in materia giudiziarle amministrativa Proc. n. 718/14 R.G. TAR Umbria. CIG Z121B99BEB.</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2.9514791" calcext:value-type="float">
            <text:p>12.9514791</text:p>
          </table:table-cell>
          <table:table-cell office:value-type="string" calcext:value-type="string">
            <text:p>2017/212</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Impegno di spesa per incarico alla Evergreen per assistenza sistemistica. CIG Z641B8FE98.</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2.9514791" calcext:value-type="float">
            <text:p>12.9514791</text:p>
          </table:table-cell>
          <table:table-cell office:value-type="string" calcext:value-type="string">
            <text:p>2017/211</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ART. 16 L. 56/87 E S.M.I. - GRADUATORIA PER AVVIAMENTI A SELEZIONE SU PRESENZ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Avviso Selezione Pubblic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429675" calcext:value-type="float">
            <text:p>13.0429675</text:p>
          </table:table-cell>
          <table:table-cell office:value-type="string" calcext:value-type="string">
            <text:p>2017/787</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GRADUATORIA PER AVVIAMENTO A SELEZIONE SU PRESENZA TEMPO DETERMINATO/INDETERMINAT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Avvisi</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312081" calcext:value-type="float">
            <text:p>13.312081</text:p>
          </table:table-cell>
          <table:table-cell office:value-type="string" calcext:value-type="string">
            <text:p>2017/668</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DETERMINA RELATIVA A EVENTI SISMICI 2016 - EROGAZIONE CONTRIBUTI AUTONOMA SISTEMAZIONE (CAS) AVENTI DIRITTO - PERIODO AGOSTO-APRILE 2017 - NONA EROGAZION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330389" calcext:value-type="float">
            <text:p>13.330389</text:p>
          </table:table-cell>
          <table:table-cell office:value-type="string" calcext:value-type="string">
            <text:p>2017/263</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CONVOCAZIONE CONSIGLIO COMUNALE DEL 08-06-2017</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Valle Castellana</text:p>
          </table:table-cell>
          <table:table-cell office:value-type="string" calcext:value-type="string">
            <text:p>Pubblicazione</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4970995" calcext:value-type="float">
            <text:p>13.4970995</text:p>
          </table:table-cell>
          <table:table-cell office:value-type="string" calcext:value-type="string">
            <text:p>2017/270</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AVVISO AVVIAMENTI A SELEZIONE PRESSO ENTI PUBBLICI EX ART. 16 L.56/8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olmurano</text:p>
          </table:table-cell>
          <table:table-cell office:value-type="string" calcext:value-type="string">
            <text:p>Avviso Pubblico</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3568952" calcext:value-type="float">
            <text:p>13.3568952</text:p>
          </table:table-cell>
          <table:table-cell office:value-type="string" calcext:value-type="string">
            <text:p>2017/380</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Avviso pubblico di preinformazione per il servizio di necroforia nei tre cimiteri di Capodacqua; San Lorenzo e Trimezzo per la durata di anni 2 (du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Avviso Di Gar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157882" calcext:value-type="float">
            <text:p>13.157882</text:p>
          </table:table-cell>
          <table:table-cell office:value-type="string" calcext:value-type="string">
            <text:p>2017/529</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Indirizzo politico amministrativo per gestione servizio di necroforia; dei cimiteri comunali di Capodacqua; San Lorenzo e Trimezzo e approvazione capitolato special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 G.c.</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157882" calcext:value-type="float">
            <text:p>13.157882</text:p>
          </table:table-cell>
          <table:table-cell office:value-type="string" calcext:value-type="string">
            <text:p>2017/527</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Approvazione tariffe occupazione del suolo pubblico anno 2017. Determinazion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 G.c.</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157882" calcext:value-type="float">
            <text:p>13.157882</text:p>
          </table:table-cell>
          <table:table-cell office:value-type="string" calcext:value-type="string">
            <text:p>2017/526</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Canone servizio idrico integrato (acquedotto fognatura e depurazione) anno 2017. determinazion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 G.c.</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157882" calcext:value-type="float">
            <text:p>13.157882</text:p>
          </table:table-cell>
          <table:table-cell office:value-type="string" calcext:value-type="string">
            <text:p>2017/525</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Ordinanza di sgombero edificio sito in CITTAREALE frazione TRIMEZZO via OPAGNA 2 ai signori ANTINORI GIOVANNINA;ANTINORI MARIANNINA; ANTINORI MARIS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157882" calcext:value-type="float">
            <text:p>13.157882</text:p>
          </table:table-cell>
          <table:table-cell office:value-type="string" calcext:value-type="string">
            <text:p>2017/524</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Ordinanza di non utilizzo edificio adibito ad uso abitativo sito in CITTAREALE frazione VEZZANO via MARGARITA 4 ai signori BENSI MAURIZIO e BENSI CLAUDI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157882" calcext:value-type="float">
            <text:p>13.157882</text:p>
          </table:table-cell>
          <table:table-cell office:value-type="string" calcext:value-type="string">
            <text:p>2017/523</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Ordinanza di non utilizzo edificio adibito ad uso abitativo sito in CITTAREALE frazione MARIANITTO via CESTONI 3 al signor SALATI ALESSANDR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157882" calcext:value-type="float">
            <text:p>13.157882</text:p>
          </table:table-cell>
          <table:table-cell office:value-type="string" calcext:value-type="string">
            <text:p>2017/522</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Ordinanza di non utilizzo edificio adibito ad uso abitativo sito in CITTAREALE frazione MARIANITTO via CESTONI 3 ai signori CESTONI STEFANIA ;CESTONI GABRIELLA; RANAGLIA MATILD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157882" calcext:value-type="float">
            <text:p>13.157882</text:p>
          </table:table-cell>
          <table:table-cell office:value-type="string" calcext:value-type="string">
            <text:p>2017/521</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Ordinanza di non utilizzo edificio adibito ad uso abitativo sito in CITTAREALE CAPOLUOGO 1 TRAVERSA AL CORSO alla signora PAOLUCCI MARI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157882" calcext:value-type="float">
            <text:p>13.157882</text:p>
          </table:table-cell>
          <table:table-cell office:value-type="string" calcext:value-type="string">
            <text:p>2017/520</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AVVIAMENTO A SELEZIONE PER N. 1 POSTO DI AIUTO CUOCO PER IRCR DI MACERAT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Pollenza</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3472943" calcext:value-type="float">
            <text:p>13.3472943</text:p>
          </table:table-cell>
          <table:table-cell office:value-type="string" calcext:value-type="string">
            <text:p>2017/920</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GRADUATORIA AVVIAMENTI A SELEZIONE SU PRESENZ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San Severino Marche</text:p>
          </table:table-cell>
          <table:table-cell office:value-type="string" calcext:value-type="string">
            <text:p>Avviso Avviamenti A Selezione Su Prese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1779663" calcext:value-type="float">
            <text:p>13.1779663</text:p>
          </table:table-cell>
          <table:table-cell office:value-type="string" calcext:value-type="string">
            <text:p>2017/2771</text:p>
          </table:table-cell>
          <table:table-cell office:value-type="string" calcext:value-type="string">
            <text:p>Thu; 08 Jun 2017 00:00:00 +0200</text:p>
          </table:table-cell>
        </table:table-row>
        <table:table-row table:style-name="ro1">
          <table:table-cell table:number-columns-repeated="2" office:value-type="string" calcext:value-type="string">
            <text:p>&amp;quote;&gt;AVVISO DI DEPOSITO PRESSO LA CASA COMUNAL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4786388" calcext:value-type="float">
            <text:p>13.4786388</text:p>
          </table:table-cell>
          <table:table-cell office:value-type="string" calcext:value-type="string">
            <text:p>2017/742</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AVVISO DI DEPOSITO PRESSO LA CASA COMUNAL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4786388" calcext:value-type="float">
            <text:p>13.4786388</text:p>
          </table:table-cell>
          <table:table-cell office:value-type="string" calcext:value-type="string">
            <text:p>2017/741</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avviso di deposito presso la casa comunal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4786388" calcext:value-type="float">
            <text:p>13.4786388</text:p>
          </table:table-cell>
          <table:table-cell office:value-type="string" calcext:value-type="string">
            <text:p>2017/740</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SERVIZIO DI RACCOLTA; TRASPORTO E CONFERIMENTO DEI R.S.U. E INGOMBRANTI - ADEGUAMENTO IMPEGNO DI SPESA ANNO 201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4786388" calcext:value-type="float">
            <text:p>13.4786388</text:p>
          </table:table-cell>
          <table:table-cell office:value-type="string" calcext:value-type="string">
            <text:p>2017/739</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SISMA 2016 - ORDINANZA DI SGOMBERO EDIFICIO IN FRAZ. CIARELLI (FEBBI ELEN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528102" calcext:value-type="float">
            <text:p>13.528102</text:p>
          </table:table-cell>
          <table:table-cell office:value-type="string" calcext:value-type="string">
            <text:p>2017/8</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ORDINANZA NR. 51 - EDIFICIO NON UTILIZZABILE SITO IN FRAZIONE ALTINO FG. 30 PARTICELLA 335</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330389" calcext:value-type="float">
            <text:p>13.330389</text:p>
          </table:table-cell>
          <table:table-cell office:value-type="string" calcext:value-type="string">
            <text:p>2017/83</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AVVISO DI DEPOSITO PRESSO LA CASA COMUAL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4786388" calcext:value-type="float">
            <text:p>13.4786388</text:p>
          </table:table-cell>
          <table:table-cell office:value-type="string" calcext:value-type="string">
            <text:p>2017/743</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ORDINANZA NR. 52 - EDIFICIO NON UTILIZZABILE SITO IN FRAZIONE ISOLA S. BIAGIO FG. 10 P. 66 E 68- REVOCA ORDINANZA NR. 163/201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330389" calcext:value-type="float">
            <text:p>13.330389</text:p>
          </table:table-cell>
          <table:table-cell office:value-type="string" calcext:value-type="string">
            <text:p>2017/84</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Approvazione verbali sedute precedenti</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Verbale Consiglio Comunal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2.9514791" calcext:value-type="float">
            <text:p>12.9514791</text:p>
          </table:table-cell>
          <table:table-cell office:value-type="string" calcext:value-type="string">
            <text:p>2017/157</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Comunicazioni del Sindaco</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Verbale Consiglio Comunal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2.9514791" calcext:value-type="float">
            <text:p>12.9514791</text:p>
          </table:table-cell>
          <table:table-cell office:value-type="string" calcext:value-type="string">
            <text:p>2017/154</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Esame e Approvazione del Regolamento per l'Impiego di Volontari per attivita' di Pubblica Utilita'</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Verbale Consiglio Comunal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2.9514791" calcext:value-type="float">
            <text:p>12.9514791</text:p>
          </table:table-cell>
          <table:table-cell office:value-type="string" calcext:value-type="string">
            <text:p>2017/153</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Esame ed Approvazione del Regolamento per la Tutela dei Segni distintivi e dei Diritti d'Autore dei Beni del Comun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Verbale Consiglio Comunal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2.9514791" calcext:value-type="float">
            <text:p>12.9514791</text:p>
          </table:table-cell>
          <table:table-cell office:value-type="string" calcext:value-type="string">
            <text:p>2017/152</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POSTA CERTIFICATA: AttivitÃ  di pubblicizzazione degli elenchi di particelle oggetto di variazioni colturali; ai sensi dell?art. 2; comma 33; del decreto-legge 3 ottobre 2006; n. 262; convertito; con modificazioni; dalla legge 24 novembre 2006; n. 28</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monaco</text:p>
          </table:table-cell>
          <table:table-cell office:value-type="string" calcext:value-type="string">
            <text:p>Avvio Provvedimento Di Esproprio</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330389" calcext:value-type="float">
            <text:p>13.330389</text:p>
          </table:table-cell>
          <table:table-cell office:value-type="string" calcext:value-type="string">
            <text:p>2017/148</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Sisma del 24 agosto e 30 ottobre 2016. Impegno di spesa e liquidazione per noleggio tensostruttura dimensione 12x24 mt per emergenza sisma 24 agosto 2016</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157882" calcext:value-type="float">
            <text:p>13.157882</text:p>
          </table:table-cell>
          <table:table-cell office:value-type="string" calcext:value-type="string">
            <text:p>2017/554</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Impegno di spesa per acquisto materiale vari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157882" calcext:value-type="float">
            <text:p>13.157882</text:p>
          </table:table-cell>
          <table:table-cell office:value-type="string" calcext:value-type="string">
            <text:p>2017/553</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SISMA DEL 24.08.2016.IMPEGNO DI SPESA PER LA REALIZZAZIONE DI IMPAINTI IDRAULICI ED ELETTRICI ESTRNI DA ESGUIRE PRESSO LA STRUTTURA IN LEGNO DA ADIBIRE A REFETTORIO SITA IN LOCALITA' RICCI</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157882" calcext:value-type="float">
            <text:p>13.157882</text:p>
          </table:table-cell>
          <table:table-cell office:value-type="string" calcext:value-type="string">
            <text:p>2017/552</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AVVISO PUBBLICO DI ESTRAZIONE DITTA CUI AFFIDARE I LAVORI PER LA REALIZZAZIONE OPERE PROVVISIONALI A CARICO DELL'EDIFICIO STORICO SITO IN AMATRICE VIA GARIBALDI</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Amatrice</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2891755" calcext:value-type="float">
            <text:p>13.2891755</text:p>
          </table:table-cell>
          <table:table-cell office:value-type="string" calcext:value-type="string">
            <text:p>2017/669</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Elenco Determine NÂ° 108</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2.9402024" calcext:value-type="float">
            <text:p>12.9402024</text:p>
          </table:table-cell>
          <table:table-cell office:value-type="string" calcext:value-type="string">
            <text:p>2017/146</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Elenco Determine NÂ° 105</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2.9402024" calcext:value-type="float">
            <text:p>12.9402024</text:p>
          </table:table-cell>
          <table:table-cell office:value-type="string" calcext:value-type="string">
            <text:p>2017/145</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NOTIZIARIO AGROMETEOROLOGICO SUPPLEMENTO 21 DEL 05.06.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Autorizzazioni</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312081" calcext:value-type="float">
            <text:p>13.312081</text:p>
          </table:table-cell>
          <table:table-cell office:value-type="string" calcext:value-type="string">
            <text:p>2017/677</text:p>
          </table:table-cell>
          <table:table-cell office:value-type="string" calcext:value-type="string">
            <text:p>Fri; 09 Jun 2017 00:00:00 +0200</text:p>
          </table:table-cell>
        </table:table-row>
        <table:table-row table:style-name="ro1">
          <table:table-cell table:number-columns-repeated="2" office:value-type="string" calcext:value-type="string">
            <text:p>&amp;quote;&gt;SISMA 2016 - ORDINANZA DI SGOMBERO EDIFICIO IN FRAZ. ALVELLI (DI ANTONIO DANIEL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528102" calcext:value-type="float">
            <text:p>13.528102</text:p>
          </table:table-cell>
          <table:table-cell office:value-type="string" calcext:value-type="string">
            <text:p>2017/11</text:p>
          </table:table-cell>
          <table:table-cell office:value-type="string" calcext:value-type="string">
            <text:p>Sat; 10 Jun 2017 00:00:00 +0200</text:p>
          </table:table-cell>
        </table:table-row>
        <table:table-row table:style-name="ro1">
          <table:table-cell table:number-columns-repeated="2" office:value-type="string" calcext:value-type="string">
            <text:p>&amp;quote;&gt;SISMA 2016 - ORDINANZA DI SGOMBERO EDIFICIO IN FRAZ. ALVELLI (DI ANTONIO CATERIN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528102" calcext:value-type="float">
            <text:p>13.528102</text:p>
          </table:table-cell>
          <table:table-cell office:value-type="string" calcext:value-type="string">
            <text:p>2017/10</text:p>
          </table:table-cell>
          <table:table-cell office:value-type="string" calcext:value-type="string">
            <text:p>Sat; 10 Jun 2017 00:00:00 +0200</text:p>
          </table:table-cell>
        </table:table-row>
        <table:table-row table:style-name="ro1">
          <table:table-cell table:number-columns-repeated="2" office:value-type="string" calcext:value-type="string">
            <text:p>&amp;quote;&gt;SISMA 2016 - ORDINANZA DI SGOMBERO EDIFICIO IN FRAZ. FAIETE (FRATINI ALBERT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528102" calcext:value-type="float">
            <text:p>13.528102</text:p>
          </table:table-cell>
          <table:table-cell office:value-type="string" calcext:value-type="string">
            <text:p>2017/9</text:p>
          </table:table-cell>
          <table:table-cell office:value-type="string" calcext:value-type="string">
            <text:p>Sat; 10 Jun 2017 00:00:00 +0200</text:p>
          </table:table-cell>
        </table:table-row>
        <table:table-row table:style-name="ro1">
          <table:table-cell table:number-columns-repeated="2" office:value-type="string" calcext:value-type="string">
            <text:p>&amp;quote;&gt;Liquidazione intervento di sostituzione di lucernaio danneggiato presso la Caserma di Monteleone di Spoleto; di proprietÃ  dell'Ente. Ditta Cervosi Fabio CIG ZDC1D1933B.</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2.9514791" calcext:value-type="float">
            <text:p>12.9514791</text:p>
          </table:table-cell>
          <table:table-cell office:value-type="string" calcext:value-type="string">
            <text:p>2017/225</text:p>
          </table:table-cell>
          <table:table-cell office:value-type="string" calcext:value-type="string">
            <text:p>Sat; 10 Jun 2017 00:00:00 +0200</text:p>
          </table:table-cell>
        </table:table-row>
        <table:table-row table:style-name="ro1">
          <table:table-cell table:number-columns-repeated="2" office:value-type="string" calcext:value-type="string">
            <text:p>&amp;quote;&gt;Lavori di sostituzione lucernario; ripulitura e tinteggiatura vano bagno e montaggio di una conversa angolo del tetto Caserma CC. CIGZDC1D1933B.</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2.9514791" calcext:value-type="float">
            <text:p>12.9514791</text:p>
          </table:table-cell>
          <table:table-cell office:value-type="string" calcext:value-type="string">
            <text:p>2017/224</text:p>
          </table:table-cell>
          <table:table-cell office:value-type="string" calcext:value-type="string">
            <text:p>Sat; 10 Jun 2017 00:00:00 +0200</text:p>
          </table:table-cell>
        </table:table-row>
        <table:table-row table:style-name="ro1">
          <table:table-cell table:number-columns-repeated="2" office:value-type="string" calcext:value-type="string">
            <text:p>&amp;quote;&gt;AVVISO SU RUOLI RELATIVI ALLE SANZIONI AMMINISTRATIVE AL CODICE DELLA STRADA ANNO 2015 IN RISCOSSIONE CON UN'UNICA RAT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San Severino Marche</text:p>
          </table:table-cell>
          <table:table-cell office:value-type="string" calcext:value-type="string">
            <text:p>Avviso Area Vigil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1779663" calcext:value-type="float">
            <text:p>13.1779663</text:p>
          </table:table-cell>
          <table:table-cell office:value-type="string" calcext:value-type="string">
            <text:p>2017/2769</text:p>
          </table:table-cell>
          <table:table-cell office:value-type="string" calcext:value-type="string">
            <text:p>Sat; 10 Jun 2017 00:00:00 +0200</text:p>
          </table:table-cell>
        </table:table-row>
        <table:table-row table:style-name="ro1">
          <table:table-cell table:number-columns-repeated="2" office:value-type="string" calcext:value-type="string">
            <text:p>&amp;quote;&gt;Ordinanza di non utilizzo edificio adibito ad uso abitativo sito in CITTAREALE CAPOLUOGO Corso Vittorio Emanuele 1 alla signora GUERCI MARIA PAOL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157882" calcext:value-type="float">
            <text:p>13.157882</text:p>
          </table:table-cell>
          <table:table-cell office:value-type="string" calcext:value-type="string">
            <text:p>2017/535</text:p>
          </table:table-cell>
          <table:table-cell office:value-type="string" calcext:value-type="string">
            <text:p>Sat; 10 Jun 2017 00:00:00 +0200</text:p>
          </table:table-cell>
        </table:table-row>
        <table:table-row table:style-name="ro1">
          <table:table-cell table:number-columns-repeated="2" office:value-type="string" calcext:value-type="string">
            <text:p>&amp;quote;&gt;Ordinanza di sgombero edifico sito in CITTAREALE frazione COLLICELLE alla signora RINALDI ALESSANDR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157882" calcext:value-type="float">
            <text:p>13.157882</text:p>
          </table:table-cell>
          <table:table-cell office:value-type="string" calcext:value-type="string">
            <text:p>2017/534</text:p>
          </table:table-cell>
          <table:table-cell office:value-type="string" calcext:value-type="string">
            <text:p>Sat; 10 Jun 2017 00:00:00 +0200</text:p>
          </table:table-cell>
        </table:table-row>
        <table:table-row table:style-name="ro1">
          <table:table-cell table:number-columns-repeated="2" office:value-type="string" calcext:value-type="string">
            <text:p>&amp;quote;&gt;Ordinanza di non utilizzo edificio adibito ad uso deposito sito in CITTAREALE frazione MARIANITTO ai signori CESTONI CARLO e CESTONI MATILD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157882" calcext:value-type="float">
            <text:p>13.157882</text:p>
          </table:table-cell>
          <table:table-cell office:value-type="string" calcext:value-type="string">
            <text:p>2017/533</text:p>
          </table:table-cell>
          <table:table-cell office:value-type="string" calcext:value-type="string">
            <text:p>Sat; 10 Jun 2017 00:00:00 +0200</text:p>
          </table:table-cell>
        </table:table-row>
        <table:table-row table:style-name="ro1">
          <table:table-cell table:number-columns-repeated="2" office:value-type="string" calcext:value-type="string">
            <text:p>&amp;quote;&gt;Prezzi di cessione aree e fabbricati da destinarsi alle residenze e attivit produttive e terziarie (L. 131/83)</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Verbale Consiglio Comunale</text:p>
          </table:table-cell>
          <table:table-cell office:value-type="string" calcext:value-type="string">
            <text:p>enrico.bergamini@ondata.it (Enrico Bergamini)</text:p>
          </table:table-cell>
          <table:table-cell office:value-type="string" calcext:value-type="string">
            <text:p>Sun; 11 Jun 2017 00:00:00 +0200</text:p>
          </table:table-cell>
          <table:table-cell office:value-type="float" office:value="12.9514791" calcext:value-type="float">
            <text:p>12.9514791</text:p>
          </table:table-cell>
          <table:table-cell office:value-type="string" calcext:value-type="string">
            <text:p>2017/164</text:p>
          </table:table-cell>
          <table:table-cell office:value-type="string" calcext:value-type="string">
            <text:p>Sun; 11 Jun 2017 00:00:00 +0200</text:p>
          </table:table-cell>
        </table:table-row>
        <table:table-row table:style-name="ro1">
          <table:table-cell table:number-columns-repeated="2" office:value-type="string" calcext:value-type="string">
            <text:p>&amp;quote;&gt;Piano Alienazioni e Valorizzazioni Immobiliari (Art. 58 L.133/2008)</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Verbale Consiglio Comunale</text:p>
          </table:table-cell>
          <table:table-cell office:value-type="string" calcext:value-type="string">
            <text:p>enrico.bergamini@ondata.it (Enrico Bergamini)</text:p>
          </table:table-cell>
          <table:table-cell office:value-type="string" calcext:value-type="string">
            <text:p>Sun; 11 Jun 2017 00:00:00 +0200</text:p>
          </table:table-cell>
          <table:table-cell office:value-type="float" office:value="12.9514791" calcext:value-type="float">
            <text:p>12.9514791</text:p>
          </table:table-cell>
          <table:table-cell office:value-type="string" calcext:value-type="string">
            <text:p>2017/163</text:p>
          </table:table-cell>
          <table:table-cell office:value-type="string" calcext:value-type="string">
            <text:p>Sun; 11 Jun 2017 00:00:00 +0200</text:p>
          </table:table-cell>
        </table:table-row>
        <table:table-row table:style-name="ro1">
          <table:table-cell table:number-columns-repeated="2" office:value-type="string" calcext:value-type="string">
            <text:p>&amp;quote;&gt;ALIQUOTE IMU 2015</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Verbale Consiglio Comunale</text:p>
          </table:table-cell>
          <table:table-cell office:value-type="string" calcext:value-type="string">
            <text:p>enrico.bergamini@ondata.it (Enrico Bergamini)</text:p>
          </table:table-cell>
          <table:table-cell office:value-type="string" calcext:value-type="string">
            <text:p>Sun; 11 Jun 2017 00:00:00 +0200</text:p>
          </table:table-cell>
          <table:table-cell office:value-type="float" office:value="12.9514791" calcext:value-type="float">
            <text:p>12.9514791</text:p>
          </table:table-cell>
          <table:table-cell office:value-type="string" calcext:value-type="string">
            <text:p>2017/162</text:p>
          </table:table-cell>
          <table:table-cell office:value-type="string" calcext:value-type="string">
            <text:p>Sun; 11 Jun 2017 00:00:00 +0200</text:p>
          </table:table-cell>
        </table:table-row>
        <table:table-row table:style-name="ro1">
          <table:table-cell table:number-columns-repeated="2" office:value-type="string" calcext:value-type="string">
            <text:p>&amp;quote;&gt;COMUNE DI VALFORNACE - ELEZIONE DIRETTA DEL SINDACO E DEL CONSIGLIO COMUNALE - LISTE DEI CANDIDATI PER L'ELEZIONE DIRETTA ALLA CARICA DI SINDACO E DI N. 10 CONSIGLIERI COMUNALI - 11/06/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Pievebovigliana</text:p>
          </table:table-cell>
          <table:table-cell office:value-type="string" calcext:value-type="string">
            <text:p>Avviso Al Pubblico</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083766" calcext:value-type="float">
            <text:p>13.083766</text:p>
          </table:table-cell>
          <table:table-cell office:value-type="string" calcext:value-type="string">
            <text:p>2017/400</text:p>
          </table:table-cell>
          <table:table-cell office:value-type="string" calcext:value-type="string">
            <text:p>Sun; 11 Jun 2017 00:00:00 +0200</text:p>
          </table:table-cell>
        </table:table-row>
        <table:table-row table:style-name="ro1">
          <table:table-cell table:number-columns-repeated="2" office:value-type="string" calcext:value-type="string">
            <text:p>&amp;quote;&gt;COMUNE DI VALFORNACE - ELEZIONE DIRETTA DEL SINDACO E DEL CONSIGLIO COMUNALE - LISTE DEI CANDIDATI PER L'ELEZIONE DIRETTA ALLA CARICA DI SINDACO E DI N. 10 CONSIGLIERI COMUNALI - 11/06/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Fiordimonte</text:p>
          </table:table-cell>
          <table:table-cell office:value-type="string" calcext:value-type="string">
            <text:p>Avviso Pubblico</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0891303" calcext:value-type="float">
            <text:p>13.0891303</text:p>
          </table:table-cell>
          <table:table-cell office:value-type="string" calcext:value-type="string">
            <text:p>2017/240</text:p>
          </table:table-cell>
          <table:table-cell office:value-type="string" calcext:value-type="string">
            <text:p>Sun; 11 Jun 2017 00:00:00 +0200</text:p>
          </table:table-cell>
        </table:table-row>
        <table:table-row table:style-name="ro1">
          <table:table-cell table:number-columns-repeated="2" office:value-type="string" calcext:value-type="string">
            <text:p>&amp;quote;&gt;MANIFESTO LISTE CANDIDATI AMMINISTRATIVE 11.06.2017</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Elettoral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33</text:p>
          </table:table-cell>
          <table:table-cell office:value-type="string" calcext:value-type="string">
            <text:p>Sun; 11 Jun 2017 00:00:00 +0200</text:p>
          </table:table-cell>
        </table:table-row>
        <table:table-row table:style-name="ro1">
          <table:table-cell table:number-columns-repeated="2" office:value-type="string" calcext:value-type="string">
            <text:p>&amp;quote;&gt;Divieto di sosta nell'area antistate il Santuario della Madonna di Capodacqu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un; 11 Jun 2017 00:00:00 +0200</text:p>
          </table:table-cell>
          <table:table-cell office:value-type="float" office:value="13.157882" calcext:value-type="float">
            <text:p>13.157882</text:p>
          </table:table-cell>
          <table:table-cell office:value-type="string" calcext:value-type="string">
            <text:p>2017/603</text:p>
          </table:table-cell>
          <table:table-cell office:value-type="string" calcext:value-type="string">
            <text:p>Sun; 11 Jun 2017 00:00:00 +0200</text:p>
          </table:table-cell>
        </table:table-row>
        <table:table-row table:style-name="ro1">
          <table:table-cell table:number-columns-repeated="2" office:value-type="string" calcext:value-type="string">
            <text:p>&amp;quote;&gt;LISTA CANDIDATI ELEZIONE DIRETTA ALLA CARICA DI SINDAC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Antrodoco</text:p>
          </table:table-cell>
          <table:table-cell office:value-type="string" calcext:value-type="string">
            <text:p>Avviso Publico</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78683" calcext:value-type="float">
            <text:p>13.078683</text:p>
          </table:table-cell>
          <table:table-cell office:value-type="string" calcext:value-type="string">
            <text:p>2017/497</text:p>
          </table:table-cell>
          <table:table-cell office:value-type="string" calcext:value-type="string">
            <text:p>Sun; 11 Jun 2017 00:00:00 +0200</text:p>
          </table:table-cell>
        </table:table-row>
        <table:table-row table:style-name="ro1">
          <table:table-cell table:number-columns-repeated="2" office:value-type="string" calcext:value-type="string">
            <text:p>&amp;quote;&gt;PUBBLICAZIONE DI MATRIMONIO CHIACCHIERA - LUCHETT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orridonia</text:p>
          </table:table-cell>
          <table:table-cell office:value-type="string" calcext:value-type="string">
            <text:p>Pubblicazione Di Matrimonio</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509212" calcext:value-type="float">
            <text:p>13.509212</text:p>
          </table:table-cell>
          <table:table-cell office:value-type="string" calcext:value-type="string">
            <text:p>2017/870</text:p>
          </table:table-cell>
          <table:table-cell office:value-type="string" calcext:value-type="string">
            <text:p>Sun; 11 Jun 2017 00:00:00 +0200</text:p>
          </table:table-cell>
        </table:table-row>
        <table:table-row table:style-name="ro1">
          <table:table-cell table:number-columns-repeated="2" office:value-type="string" calcext:value-type="string">
            <text:p>&amp;quote;&gt;PUBBLICAZIONE DI MATRIMONIO PETRINI - CIAMPICHIN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orridonia</text:p>
          </table:table-cell>
          <table:table-cell office:value-type="string" calcext:value-type="string">
            <text:p>Pubblicazione Di Matrimonio</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509212" calcext:value-type="float">
            <text:p>13.509212</text:p>
          </table:table-cell>
          <table:table-cell office:value-type="string" calcext:value-type="string">
            <text:p>2017/869</text:p>
          </table:table-cell>
          <table:table-cell office:value-type="string" calcext:value-type="string">
            <text:p>Sun; 11 Jun 2017 00:00:00 +0200</text:p>
          </table:table-cell>
        </table:table-row>
        <table:table-row table:style-name="ro1">
          <table:table-cell table:number-columns-repeated="2" office:value-type="string" calcext:value-type="string">
            <text:p>&amp;quote;&gt;PUBBLICAZIONE DI MATRIMONIO CINTI - PIERANTON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orridonia</text:p>
          </table:table-cell>
          <table:table-cell office:value-type="string" calcext:value-type="string">
            <text:p>Pubblicazione Di Matrimonio</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509212" calcext:value-type="float">
            <text:p>13.509212</text:p>
          </table:table-cell>
          <table:table-cell office:value-type="string" calcext:value-type="string">
            <text:p>2017/868</text:p>
          </table:table-cell>
          <table:table-cell office:value-type="string" calcext:value-type="string">
            <text:p>Sun; 11 Jun 2017 00:00:00 +0200</text:p>
          </table:table-cell>
        </table:table-row>
        <table:table-row table:style-name="ro1">
          <table:table-cell table:number-columns-repeated="2" office:value-type="string" calcext:value-type="string">
            <text:p>&amp;quote;&gt;ELEZIONI DIRETTA DEL SINDACO E DEL CONSIGLIO COMUNALE - LISTE DEI CANDIDAT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orridonia</text:p>
          </table:table-cell>
          <table:table-cell office:value-type="string" calcext:value-type="string">
            <text:p>Manifesto</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09212" calcext:value-type="float">
            <text:p>13.509212</text:p>
          </table:table-cell>
          <table:table-cell office:value-type="string" calcext:value-type="string">
            <text:p>2017/866</text:p>
          </table:table-cell>
          <table:table-cell office:value-type="string" calcext:value-type="string">
            <text:p>Sun; 11 Jun 2017 00:00:00 +0200</text:p>
          </table:table-cell>
        </table:table-row>
        <table:table-row table:style-name="ro1">
          <table:table-cell table:number-columns-repeated="2" office:value-type="string" calcext:value-type="string">
            <text:p>&amp;quote;&gt;graduatoria fiera san severino</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Rotella</text:p>
          </table:table-cell>
          <table:table-cell office:value-type="string" calcext:value-type="string">
            <text:p>Graduatori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593592" calcext:value-type="float">
            <text:p>13.5593592</text:p>
          </table:table-cell>
          <table:table-cell office:value-type="string" calcext:value-type="string">
            <text:p>2017/131</text:p>
          </table:table-cell>
          <table:table-cell office:value-type="string" calcext:value-type="string">
            <text:p>Sun; 11 Jun 2017 00:00:00 +0200</text:p>
          </table:table-cell>
        </table:table-row>
        <table:table-row table:style-name="ro1">
          <table:table-cell table:number-columns-repeated="2" office:value-type="string" calcext:value-type="string">
            <text:p>&amp;quote;&gt;Elenco depennati</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Avviso Pubblico</text:p>
          </table:table-cell>
          <table:table-cell office:value-type="string" calcext:value-type="string">
            <text:p>enrico.bergamini@ondata.it (Enrico Bergamini)</text:p>
          </table:table-cell>
          <table:table-cell office:value-type="string" calcext:value-type="string">
            <text:p>Sun; 11 Jun 2017 00:00:00 +0200</text:p>
          </table:table-cell>
          <table:table-cell office:value-type="float" office:value="12.9514791" calcext:value-type="float">
            <text:p>12.9514791</text:p>
          </table:table-cell>
          <table:table-cell office:value-type="string" calcext:value-type="string">
            <text:p>2017/112</text:p>
          </table:table-cell>
          <table:table-cell office:value-type="string" calcext:value-type="string">
            <text:p>Sun; 11 Jun 2017 00:00:00 +0200</text:p>
          </table:table-cell>
        </table:table-row>
        <table:table-row table:style-name="ro1">
          <table:table-cell table:number-columns-repeated="2" office:value-type="string" calcext:value-type="string">
            <text:p>&amp;quote;&gt;ORDINANZA N. 111/2017 - SOSPENSIONE TEMPORANEA DELLA CIRCOLAZIONE E DELLA SOSTA DEI VEICOLI IN PIAZZA MATTEOTTI E IN CORSO ITALIA GIORNO 11.06.2017 - PEDALIAMO PER IL VOLONTARIAT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giorgi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536383" calcext:value-type="float">
            <text:p>13.536383</text:p>
          </table:table-cell>
          <table:table-cell office:value-type="string" calcext:value-type="string">
            <text:p>2017/355</text:p>
          </table:table-cell>
          <table:table-cell office:value-type="string" calcext:value-type="string">
            <text:p>Sun; 11 Jun 2017 00:00:00 +0200</text:p>
          </table:table-cell>
        </table:table-row>
        <table:table-row table:style-name="ro1">
          <table:table-cell table:number-columns-repeated="2" office:value-type="string" calcext:value-type="string">
            <text:p>&amp;quote;&gt;Elezione diretta del Sindaco e del Consiglio Comunale dell'11.6.2017 - Comunicazione dei giorni per effettuare i certificati medici per gli elettori fisicamente impediti. -</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Crognaleto</text:p>
          </table:table-cell>
          <table:table-cell office:value-type="string" calcext:value-type="string">
            <text:p>Pubblic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8959" calcext:value-type="float">
            <text:p>13.48959</text:p>
          </table:table-cell>
          <table:table-cell office:value-type="string" calcext:value-type="string">
            <text:p>2017/91</text:p>
          </table:table-cell>
          <table:table-cell office:value-type="string" calcext:value-type="string">
            <text:p>Sun; 11 Jun 2017 00:00:00 +0200</text:p>
          </table:table-cell>
        </table:table-row>
        <table:table-row table:style-name="ro1">
          <table:table-cell table:number-columns-repeated="2" office:value-type="string" calcext:value-type="string">
            <text:p>&amp;quote;&gt;AVVISO DI DEPOSITO ATTI PRESSO LA CASA COMUNAL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786388" calcext:value-type="float">
            <text:p>13.4786388</text:p>
          </table:table-cell>
          <table:table-cell office:value-type="string" calcext:value-type="string">
            <text:p>2017/744</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SISMA 2016 - ORDINANZA DI SGOMBERO EDIFICIO IN FRAZ. FORNO (DI BASILIO GABRIELE)</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528102" calcext:value-type="float">
            <text:p>13.528102</text:p>
          </table:table-cell>
          <table:table-cell office:value-type="string" calcext:value-type="string">
            <text:p>2017/12</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ORDINANZA DI INUTILIZZABILITA' TOTALE IMMOBILE POSTO NELLA FRAZIONE DI RIGO - FOGLIO N.34 PARTICELLA N.77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786388" calcext:value-type="float">
            <text:p>13.4786388</text:p>
          </table:table-cell>
          <table:table-cell office:value-type="string" calcext:value-type="string">
            <text:p>2017/754</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MUTUO VENTENNALE DI â‚¬ 6.558;73 ASSUNTO NEL 1963 CON IL MINISTERO DEL TESORO DIREZIONE GENERALE DEGLI ISTITUTI DI PREVIDENZA (C.P.D.E.L.) - PER IL RIPIANO DEL DISAVANZO AMMINISTRATIVO ANNO 1960 E PAGAMENTO PASSIVITA' ARRETRATE. LIQUIDAZIONE I</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786388" calcext:value-type="float">
            <text:p>13.4786388</text:p>
          </table:table-cell>
          <table:table-cell office:value-type="string" calcext:value-type="string">
            <text:p>2017/753</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MUTUO VENTENNALE DI â‚¬ 6.558;73 ASSUNTO NEL 1963 CON IL MINISTERO DEL TESORO - DIREZIONE GENERALE DEGLI ISTITUTI DI PREVIDENZA (C.P.D.E.L.) - PER IL RIPIANO DEL DISAVANZO AMMINISTRATIVO ANNO 1960 E PAGAMENTO PASSIVITA' ARRETRATE. PROVVEDIMENTI.</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Delibera Di Giunta Comunale</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786388" calcext:value-type="float">
            <text:p>13.4786388</text:p>
          </table:table-cell>
          <table:table-cell office:value-type="string" calcext:value-type="string">
            <text:p>2017/752</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ASSUNZIONE DI IMPEGNI DI SPESA VARI A CARICO DEL BILANCIO DI PREVISIONE CORRENTE CAPP. 22-24-111-114-189-1575-167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786388" calcext:value-type="float">
            <text:p>13.4786388</text:p>
          </table:table-cell>
          <table:table-cell office:value-type="string" calcext:value-type="string">
            <text:p>2017/751</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ORDINANZA DI INUTILIZZABILITA' TOTALE; IMMOBILE POSTO NELLA FRAZIONE DI ABETITO - FOGLIO N.21 PARTICELLA N.722</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786388" calcext:value-type="float">
            <text:p>13.4786388</text:p>
          </table:table-cell>
          <table:table-cell office:value-type="string" calcext:value-type="string">
            <text:p>2017/750</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ORDINANZA DI INUTILIZZABILITA' TOTALE; IMMOBILE POSTO NELLA FRAZIONE DI ABETITO - FOGLIO N.12 PARTICELLA N.280</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786388" calcext:value-type="float">
            <text:p>13.4786388</text:p>
          </table:table-cell>
          <table:table-cell office:value-type="string" calcext:value-type="string">
            <text:p>2017/749</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ORDINANZA DI INUTILIZZABILITA' TOTALE; IMMOBILE POSTO NELLA FRAZIONE DI ABETITO - FOGLIO N.12 PARTICELLA N.793</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786388" calcext:value-type="float">
            <text:p>13.4786388</text:p>
          </table:table-cell>
          <table:table-cell office:value-type="string" calcext:value-type="string">
            <text:p>2017/748</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ORDINANZA DI INUTILIZZABILITA' TOTALE; IMMOBILE POSTO NELLA FRAZIONE DI ABETITO - FOGLIO N. 21 PARTICELLA N. 118</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786388" calcext:value-type="float">
            <text:p>13.4786388</text:p>
          </table:table-cell>
          <table:table-cell office:value-type="string" calcext:value-type="string">
            <text:p>2017/747</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ORDINANZA DI INUTILIZZABILITA' TOTALE; IMMOBILE POSTO NELLA FRAZIONE DI ABETITO - FOGLIO N.21 PARTICELLA N.95</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786388" calcext:value-type="float">
            <text:p>13.4786388</text:p>
          </table:table-cell>
          <table:table-cell office:value-type="string" calcext:value-type="string">
            <text:p>2017/746</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AVVISO DI DEPOSITO ATTI PRESSO LA CASA COMUNAL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786388" calcext:value-type="float">
            <text:p>13.4786388</text:p>
          </table:table-cell>
          <table:table-cell office:value-type="string" calcext:value-type="string">
            <text:p>2017/745</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SISMA DEL 24.8.2016 ORDINANZA CONTINGIBILE E URGENTE AI SENSI DELL'ARTICOLO 54 DEL DECRETO LSVO 267/2000 DI SGOMBERO E DI NON UTILIZZAZIONE DELL'IMMOBILE SITO A ACQUASANTA TERME IN VIA SAN GIOVANNI N.7 FG 59 PARTICELLA 101</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Acquasanta Term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10185" calcext:value-type="float">
            <text:p>13.410185</text:p>
          </table:table-cell>
          <table:table-cell office:value-type="string" calcext:value-type="string">
            <text:p>2017/725</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LIQUIDAZIONE E PAGAMENTO DI SPESE PRECEDENTEMENTE IMPEGNATE PER ACQUISTO DI BENI E SERVIZI DA PARTE DEL SERVIZIO AMMINISTRATIVO.</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Acquasanta Term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10185" calcext:value-type="float">
            <text:p>13.410185</text:p>
          </table:table-cell>
          <table:table-cell office:value-type="string" calcext:value-type="string">
            <text:p>2017/724</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LIQUIDAZIONE E PAGAMENTO DI SPESE PRECEDENTEMENTE IMPEGNATE PER ACQUISTO DI BENI E SERVIZI DA PARTE DEL SERVIZIO TECNICO</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Acquasanta Term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10185" calcext:value-type="float">
            <text:p>13.410185</text:p>
          </table:table-cell>
          <table:table-cell office:value-type="string" calcext:value-type="string">
            <text:p>2017/723</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DI INUTILIZZABILITA' TOTALE IMMOBILE POSTO NELLA FRAZIONE DI RIGO - FOGLIO N.34 PARTICELLA N.509</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786388" calcext:value-type="float">
            <text:p>13.4786388</text:p>
          </table:table-cell>
          <table:table-cell office:value-type="string" calcext:value-type="string">
            <text:p>2017/757</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ORDINANZA DI INUTILIZZABILITA' TOTALE IMMOBILE POSTO NELLA FRAZIONE DI RIGO - FOGLIO N.34 PARTICELLA N.349</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786388" calcext:value-type="float">
            <text:p>13.4786388</text:p>
          </table:table-cell>
          <table:table-cell office:value-type="string" calcext:value-type="string">
            <text:p>2017/756</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ORDINANZA DI INAGIBILITA' TEMPORANEA IMMOBILE POSTO NELLA FRAZIONE DI COLLE - FOGLIO N.18 PART. N.61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786388" calcext:value-type="float">
            <text:p>13.4786388</text:p>
          </table:table-cell>
          <table:table-cell office:value-type="string" calcext:value-type="string">
            <text:p>2017/755</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TARIFFE SPECIALI DI VIAGGIO CATEGORIE PROTETT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Avviso Pubblico</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2.9514791" calcext:value-type="float">
            <text:p>12.9514791</text:p>
          </table:table-cell>
          <table:table-cell office:value-type="string" calcext:value-type="string">
            <text:p>2017/186</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Comunicazioni del Sindaco</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Verbale Consiglio Comunale</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2.9514791" calcext:value-type="float">
            <text:p>12.9514791</text:p>
          </table:table-cell>
          <table:table-cell office:value-type="string" calcext:value-type="string">
            <text:p>2017/166</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Bilancio di Previsione 2015 RPP e BPP 2015/2017</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Monteleone di Spoleto</text:p>
          </table:table-cell>
          <table:table-cell office:value-type="string" calcext:value-type="string">
            <text:p>Verbale Consiglio Comunale</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2.9514791" calcext:value-type="float">
            <text:p>12.9514791</text:p>
          </table:table-cell>
          <table:table-cell office:value-type="string" calcext:value-type="string">
            <text:p>2017/165</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Integrazione e liquidazione per intervento di smaltimento fanghi presso depuratore &amp;quote;Ienco&amp;quot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157882" calcext:value-type="float">
            <text:p>13.157882</text:p>
          </table:table-cell>
          <table:table-cell office:value-type="string" calcext:value-type="string">
            <text:p>2017/570</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Impegno di spesa per verifica periodica di messa a terra ai sensi del D.P.R. 22.10.2001 n. 462 cabina MT/BT sita in Loc. Selvarotond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157882" calcext:value-type="float">
            <text:p>13.157882</text:p>
          </table:table-cell>
          <table:table-cell office:value-type="string" calcext:value-type="string">
            <text:p>2017/569</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Ordinanza di non utilizzo edificio adibito ad uso abitativo sito in frazione MARIANITTO alla signora CESTONI MARIA GRAZI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157882" calcext:value-type="float">
            <text:p>13.157882</text:p>
          </table:table-cell>
          <table:table-cell office:value-type="string" calcext:value-type="string">
            <text:p>2017/543</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Ordinanza di non utilizzo edificio adibito ad uso abitativo sito in CITTAREALE frazione SANTA CROCE alla signora CURCI ANNA MARI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157882" calcext:value-type="float">
            <text:p>13.157882</text:p>
          </table:table-cell>
          <table:table-cell office:value-type="string" calcext:value-type="string">
            <text:p>2017/542</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Ordinanza di non utilizzo edifico adibito ad uso abitativo sito in CITTAREALE frazione VEZZANO ai signori LUCIANI CLAUDIO e CATALDO LOREDAN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157882" calcext:value-type="float">
            <text:p>13.157882</text:p>
          </table:table-cell>
          <table:table-cell office:value-type="string" calcext:value-type="string">
            <text:p>2017/541</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Ordinanza di non utilizzo edificio adibito ad uso abitativo sito CITTAREALE frazione VEZZANO ai signori LUCIANI CLAUDIO e CATALDO LOREDAN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157882" calcext:value-type="float">
            <text:p>13.157882</text:p>
          </table:table-cell>
          <table:table-cell office:value-type="string" calcext:value-type="string">
            <text:p>2017/540</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Avviso di preinformazione per l'affidamento del servizio di gestione e manutenzione dell'impianto di depurazione sito in LocalitÃ  Ienco anni 2017-2019</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Avviso Di Gar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157882" calcext:value-type="float">
            <text:p>13.157882</text:p>
          </table:table-cell>
          <table:table-cell office:value-type="string" calcext:value-type="string">
            <text:p>2017/539</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Avviso di preinformazione riservato alle cooperative sociali du tipo &amp;quote;B&amp;quote; - per l'affidamento del servizio di gestione manutenzione impianto pubblica illuminazione e luce votive - anni 2017-2019</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Avviso Di Gar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157882" calcext:value-type="float">
            <text:p>13.157882</text:p>
          </table:table-cell>
          <table:table-cell office:value-type="string" calcext:value-type="string">
            <text:p>2017/538</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ord.n.64</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Rotell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5593592" calcext:value-type="float">
            <text:p>13.5593592</text:p>
          </table:table-cell>
          <table:table-cell office:value-type="string" calcext:value-type="string">
            <text:p>2017/132</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CONVOCAZIONE CONSIGLIO COMUNALE PER IL GIORNO LUNEDI 12/06/2017 ORE 21:30</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ogliano</text:p>
          </table:table-cell>
          <table:table-cell office:value-type="string" calcext:value-type="string">
            <text:p>Convocazione Consiglio Comunal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809705" calcext:value-type="float">
            <text:p>13.4809705</text:p>
          </table:table-cell>
          <table:table-cell office:value-type="string" calcext:value-type="string">
            <text:p>2017/316</text:p>
          </table:table-cell>
          <table:table-cell office:value-type="string" calcext:value-type="string">
            <text:p>Mon; 12 Jun 2017 00:00:00 +0200</text:p>
          </table:table-cell>
        </table:table-row>
        <table:table-row table:style-name="ro1">
          <table:table-cell table:number-columns-repeated="2" office:value-type="string" calcext:value-type="string">
            <text:p>&amp;quote;&gt;Indirizzo politico amministrativo per assegnazione contributo all'associazione sportiva &amp;quote;redini lunghe&amp;quot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 G.c.</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34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ttuazione PRO. Impegno e liquidazione di spesa relativo ad acquisto carne per &amp;quote;La Festa della Panonta&amp;quote; del .06.01.2012.</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32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ttuazione PRO. Impegno e liquidazione relativo a spese imposta registro per contratto di locazione immobile adibito a bar.</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32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ttuazione PRO. Impegno di spesa e liquidazioe a favore dell'economo Comunale per acquisto francobolli per spedizione delle fatture relative al ruolo luci votive anno 2010</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32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TTIVITA' DI SUPPORTO IN MATERIA TRIBUTARIA; IMPEGNO DI SPESA E LIQUIDAZIONE FATTURA ALLA DITTA SINERGIE MANAGEMENT.</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Fiastr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1554547" calcext:value-type="float">
            <text:p>13.1554547</text:p>
          </table:table-cell>
          <table:table-cell office:value-type="string" calcext:value-type="string">
            <text:p>2017/416</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POSTA CERTIFICATA: pubblicazione esito ERAP 2</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Fiastra</text:p>
          </table:table-cell>
          <table:table-cell office:value-type="string" calcext:value-type="string">
            <text:p>Atto Di Contestazione</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1554547" calcext:value-type="float">
            <text:p>13.1554547</text:p>
          </table:table-cell>
          <table:table-cell office:value-type="string" calcext:value-type="string">
            <text:p>2017/412</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DIVIETO TEMPORANEO DI BALNEAZIONE - FOCE TORRENTE SANT'EGIDI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Fiastr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1554547" calcext:value-type="float">
            <text:p>13.1554547</text:p>
          </table:table-cell>
          <table:table-cell office:value-type="string" calcext:value-type="string">
            <text:p>2017/415</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SOSTITUZIONE SEGRETARIO COMUNALE PER ASSENZA TEMPORANE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Fiastra</text:p>
          </table:table-cell>
          <table:table-cell office:value-type="string" calcext:value-type="string">
            <text:p>Decreto</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1554547" calcext:value-type="float">
            <text:p>13.1554547</text:p>
          </table:table-cell>
          <table:table-cell office:value-type="string" calcext:value-type="string">
            <text:p>2017/413</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POSTA CERTIFICATA: savic: co8umnicazione inizio lavori LAVORI DI TAGLIO; DERAMIFICAZIONE PIANTE LUNGO LE LINEE ELETTRICHE DEL COMUNE DI CUPRA MARITTIMA DAL 01.06.2017 AL 31.08.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Fiastra</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1554547" calcext:value-type="float">
            <text:p>13.1554547</text:p>
          </table:table-cell>
          <table:table-cell office:value-type="string" calcext:value-type="string">
            <text:p>2017/411</text:p>
          </table:table-cell>
          <table:table-cell office:value-type="string" calcext:value-type="string">
            <text:p>Thu; 31 Aug 2017 00:00:00 +0200</text:p>
          </table:table-cell>
        </table:table-row>
        <table:table-row table:style-name="ro1">
          <table:table-cell table:number-columns-repeated="2" office:value-type="string" calcext:value-type="string">
            <text:p>&amp;quote;&gt;ACQUISTO CARTOLINE CON ASTUCCIO CONTENITORE DALL'ARTISTA INCISORE GIORGIO VOLTATTORN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Fiastr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1554547" calcext:value-type="float">
            <text:p>13.1554547</text:p>
          </table:table-cell>
          <table:table-cell office:value-type="string" calcext:value-type="string">
            <text:p>2017/408</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TEMAZIONI STRADALI CENTRO URBANO. DETERMINAZIONE A CONTRATTARE UN PRESTITO ORDINARIO DI EURO 100.000;00 CON LA CASSA DEPOSITI E PRESTIT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Fiastr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1554547" calcext:value-type="float">
            <text:p>13.1554547</text:p>
          </table:table-cell>
          <table:table-cell office:value-type="string" calcext:value-type="string">
            <text:p>2017/407</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REALIZZAZIONE DI UNA NUOVA PAVIMENTAZIONE SPORTIVA IN GOMMA PRESSO IL CAMPO DA TENNIS COPERTO. DETERMINAZIONE A CONTRATTARE UN PRESTITO ORDINARIO DI EURO 28.000;00 CON LA CASSA DEPOSITI E PRESTIT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Fiastr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1554547" calcext:value-type="float">
            <text:p>13.1554547</text:p>
          </table:table-cell>
          <table:table-cell office:value-type="string" calcext:value-type="string">
            <text:p>2017/406</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LIQUIDAZIONE E PAGAMENTO DI SPESE PRECEDENTEMENTE IMPEGNATE PER ACQUISTO DI BENI E SERVIZI DA PARTE DEL SERVIZIO FINANZIARIO - TRIBUTI - PERSONAL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Acquasanta Term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10185" calcext:value-type="float">
            <text:p>13.410185</text:p>
          </table:table-cell>
          <table:table-cell office:value-type="string" calcext:value-type="string">
            <text:p>2017/726</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MANUTENZIONE ANNUALE APPARECCHIATURE ANTICENDIO AFFIDAMENTO DITTA TECNOFIRE DI G. DI MARC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Cortino</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5088146" calcext:value-type="float">
            <text:p>13.5088146</text:p>
          </table:table-cell>
          <table:table-cell office:value-type="string" calcext:value-type="string">
            <text:p>2017/246</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RETTIFICA ORDINANZA NUMERO 61 - REG. GENERALE 61 DEL 31/05/2017 PER ERRATA INDICAZIONE DEGLI ESTREMI CATASTALI - SISMA DEL 30/10/2016 E SUCCESSIVE REPLICHE- ORDINANZA DI SGOMBERO DI AGGREGATO N. 124 - EDIFICIO / - (FG. 12 P.LLA 165 SUB 6) DICHIARAT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Cortin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5088146" calcext:value-type="float">
            <text:p>13.5088146</text:p>
          </table:table-cell>
          <table:table-cell office:value-type="string" calcext:value-type="string">
            <text:p>2017/245</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SISMA DEL 30/10/2016 E SUCCESSIVE REPLICHE - ORDINANZA DI SGOMBERO DI AGGREGATO N. 251 - EDIFICIO 1 - (FG. 38 P.LLA 9 SUB 5-6-14) DICHIARATO NON UTILIZZABILE NELLA SCHEDA FAST SITO IN FRAZIONE CASANOV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Cortin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5088146" calcext:value-type="float">
            <text:p>13.5088146</text:p>
          </table:table-cell>
          <table:table-cell office:value-type="string" calcext:value-type="string">
            <text:p>2017/244</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SISMA DEL 30/10/2016 E SUCCESSIVE REPLICHE - ORDINANZA DI SGOMBERO DI AGGREGATO N. 39 - EDIFICIO 1 - (FG. 1 P.LLA 13 SUB 3) DICHIARATO NON UTILIZZABILE PER SOLO RICHIO ESTERNO NELLA SCHEDA FAST SITO IN FRAZIONE PEZZELLE.</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Cortin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5088146" calcext:value-type="float">
            <text:p>13.5088146</text:p>
          </table:table-cell>
          <table:table-cell office:value-type="string" calcext:value-type="string">
            <text:p>2017/243</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SISMA DEL 30/10/2016 E SUCCESSIVE REPLICHE - ORDINANZA DI SGOMBERO DI AGGREGATO N. 38 - EDIFICIO 3 - (FG. 38 P.LLA 3 SUB 8-10-12-14) DICHIARATO NON UTILIZZABILE NELLA SCHEDA FAST SITO IN FRAZIONE CASANOV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Cortin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5088146" calcext:value-type="float">
            <text:p>13.5088146</text:p>
          </table:table-cell>
          <table:table-cell office:value-type="string" calcext:value-type="string">
            <text:p>2017/242</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ORDINANZA DI INUTILIZZABILITA' TOTALE IMMOBILE POSTO NELLA FRAZIONE DI COLLICELLO - FOGLIO N.11 PARTICELLA N.19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8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DEL 30/10/2016 E SUCCESSIVE REPLICHE - ORDINANZA DI SGOMBERO DI AGGREGATO N. 58 - EDIFICIO 1 - (FG. 13 P.LLA 16 SUB 9-14) DICHIARATO NON UTILIZZABILE NELLA SCHEDA FAST SITO IN FRAZIONE LAME.</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Cortin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5088146" calcext:value-type="float">
            <text:p>13.5088146</text:p>
          </table:table-cell>
          <table:table-cell office:value-type="string" calcext:value-type="string">
            <text:p>2017/241</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ORDINANZA DI INUTILIZZABILITA' TOTALE IMMOBILE POSTO NELLA FRAZIONE DI COLLICELLO - FOGLIO N.20 PARTICELLA N.253</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8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COLONIA MARINA ANNO 2017. POLIZZA INFORTUNI AGENZIA UNIPOLSAI DI ROSETO DEGLI ABRUZZI. IMPEGNO DI SPES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Cortino</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5088146" calcext:value-type="float">
            <text:p>13.5088146</text:p>
          </table:table-cell>
          <table:table-cell office:value-type="string" calcext:value-type="string">
            <text:p>2017/240</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ORDINANZA DI INUTILIZZABILITA' TOTALE IMMOBILE POSTO NELLA FRAZIONE DI COLLICELLO - FOGLIO N.20 PARTICELLA N.644</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7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INNOVO POLIZZA RCT/RCO GIUGNO 2017; AGENZIA UNIPOLSAI DI ROSETO DEGLI ABRUZZI. IMPEGNO DI SPES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Cortino</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5088146" calcext:value-type="float">
            <text:p>13.5088146</text:p>
          </table:table-cell>
          <table:table-cell office:value-type="string" calcext:value-type="string">
            <text:p>2017/239</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ORDINANZA DI INUTILIZZABILITA' TOTALE IMMOBILE POSTO NELLA FRAZIONE DI BALZO - FOGLIO N.25 PARTICELLA N.701</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7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CQUISTO PNEUMATICI ESTIVI PER AUTOMEZZI COMUNALI. DITTA GRAN SASSO GOMME R.L.</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Cortino</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088146" calcext:value-type="float">
            <text:p>13.5088146</text:p>
          </table:table-cell>
          <table:table-cell office:value-type="string" calcext:value-type="string">
            <text:p>2017/238</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AVVISO RILASCIO PERMESSO DI COSTRUIRE IN SANATORIA n.2/2017 - EDIFICIO IN FRAZIONE BALZO VIA ANNIBAL CARO</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Atti Ufficio Tecnic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7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LAVORI DI PRONTO INTERVENTO PER LA MESSA IN SICUREZZA DI UN MURO DI CONTENIMENTO DELL'AREA EX CASERMA FORESTALE DI CORTINO. ORDINANZA DI OCCUPAZIONE TEMPORANEA DI AREE NON SOGGETTE AD ESPROPRIAZIONE. ART. 49; D.P.R. 327/2001 E S. M. I.</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Cortin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088146" calcext:value-type="float">
            <text:p>13.5088146</text:p>
          </table:table-cell>
          <table:table-cell office:value-type="string" calcext:value-type="string">
            <text:p>2017/237</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EMERGENZA SISMICA 2016/2017. ORDINANZA PROTEZIONE CIVILE N.392 DEL 6.9.2016. LIQUIDAZIONE AL PERSONALE DIPENDENTE; APPARTENENTE ALL'UFFICIO SISMA-COC- STRUTTURA COMUNALE DI PROTEZIONE CIVILE; DEL LAVORO STRAORDINARIO EFFETTUATO PER ATTIVITA' DI ASSIS</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7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DEL 30/10/2016 E SUCCESSIVE REPLICHE - ORDINANZA DI SGOMBERO DI AGGREGATO N. 366 - EDIFICIO / - (FG. 23 P.LLA 37 SUB 8) DICHIARATO NON UTILIZZABILE NELLA SCHEDA FAST SITO IN FRAZIONE COMIGNAN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Cortin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088146" calcext:value-type="float">
            <text:p>13.5088146</text:p>
          </table:table-cell>
          <table:table-cell office:value-type="string" calcext:value-type="string">
            <text:p>2017/236</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EMERGENZA SISMA 24/08/2016 E SEGUENTI: ACQUISTO CARBURANTE PER MEZZI IMPIEGATI NELLA REALIZZAZIONE DEL POLO MULTIFUNZIONALE DELLA FRAZIONE BALZO E AUTOMEZZI IMPIEGATI NELLE ATTIVITA' DI ASSISTENZA AI CAMPI E DALLA POLIZIA LOCALE - SPESE POSTALI PER</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7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DEL 30/10/2016 E SUCCESSIVE REPLICHE- ORDINANZA DI SGOMBERO DI AGGREGATO N. 124 - EDIFICIO / - (FG. 12 P.LLA 165 SUB 6) DICHIARATO NON UTILIZZABILE NELLA SCHEDA FAST SITO IN FRAZIONE PADUL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Cortin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088146" calcext:value-type="float">
            <text:p>13.5088146</text:p>
          </table:table-cell>
          <table:table-cell office:value-type="string" calcext:value-type="string">
            <text:p>2017/235</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PERMESSO DI COSTRUIRE n.1 del 31/05/2017 - domanda prot.n.2521 del 25/05/2016 nr. pratica 31/2016 di Calistro Luca e Bocci Sabrina - RISTRUTTURAZIONE DI DUE FABBRICATI CON CAMBIO DI DESTINAZIONE D'USO</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Atti Ufficio Tecnic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7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DEL 30/10/2016 - ORDINANZA DI SGOMBERO DI AGGREGATO N. 592 - EDIFICIO / - (FG. 48 P.LLA 199) DICHIARATO NON UTILIZZABILE NELLA SCHEDA FAST SITO IN FRAZIONE FAIET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Cortin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088146" calcext:value-type="float">
            <text:p>13.5088146</text:p>
          </table:table-cell>
          <table:table-cell office:value-type="string" calcext:value-type="string">
            <text:p>2017/234</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EMERGENZA SISMA 24/08/2016 E SEGUENTI. RIMBORSO SPESE AGLI AMMINISTRATORI PERIODO 01/02/2017 - 31/05/201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7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DEL 30/10/2016 E SUCCESSIVE REPLICHE - ORDINANZA DI SGOMBERO DI AGGREGATO N. 329 - EDIFICIO / - (FG. 34 P.LLA 149) DICHIARATO NON UTILIZZABILE NELLA SCHEDA FAST SITO IN FRAZIONE SERVILL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Cortin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5088146" calcext:value-type="float">
            <text:p>13.5088146</text:p>
          </table:table-cell>
          <table:table-cell office:value-type="string" calcext:value-type="string">
            <text:p>2017/233</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DI INAGIBILITA' TEMPORANEA IMMOBILE POSTO NELLA FRAZIONE DI PISTRINO - FOGLIO N.9 PART. N.211</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7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 INAGIBILITA' TEMPORANEA IMMOBILE POSTO NELLA FRAZIONE DI PISTRINO - FOGLIO N.9 PART. N.224</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7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 INAGIBILITA' TEMPORANEA IMMOBILE POSTO NELLA FRAZIONE DI PISTRINO - FOGLIO N.9 PART. N.225</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7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 INAGIBILITA' TEMPORANEA IMMOBILE POSTO NELLA FRAZIONE DI PISTRINO - FOGLIO N.9 PART. N.228</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6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 INUTILIZZABILITA' TOTALE IMMOBILE POSTO NELLA FRAZIONE DI RIGO - FOGLIO N.38 PARTICELLA N.15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6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 INUTILIZZABILITA' TOTALE IMMOBILE POSTO NELLA FRAZIONE DI RIGO - FOGLIO N.34 PARTICELLA N.76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6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 INUTILIZZABILITA' TOTALE IMMOBILE POSTO NELLA FRAZIONE DI RIGO - FOGLIO N.34 PARTICELLA N.764</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6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 INUTILIZZABILITA' TOTALE IMMOBILE POSTO NELLA FRAZIONE DI RIGO - FOGLIO N.34 PARTICELLA N.791</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6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 INUTILIZZABILITA' TOTALE IMMOBILE POSTO NELLA FRAZIONE DI RIGO - FOGLIO N.34 PARTICELLA N.340 SUB. 1</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6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 INUTILIZZABILITA' TOTALE IMMOBILE POSTO NELLA FRAZIONE DI RIGO - FOGLIO N.34 PARTICELLA N.294</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6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 INUTILIZZABILITA' TOTALE IMMOBILE POSTO NELLA FRAZIONE DI RIGO - FOGLIO N.34 PARTICELLA N.29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6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 INUTILIZZABILITA' TOTALE IMMOBILE POSTO NELLA FRAZIONE DI RIGO - FOGLIO N.34 PARTICELLA N.298</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6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 INAGIBILITA' TEMPORNEA IMMOBILE IN FRAZIONE ABETITO - FOGLIO N.21 PART. N.98</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6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 INUTILIZZABILITA' TOTALE IMMOBILE POSTO NELLA FRAZIONE DI RIGO - FOGLIO N.34 PARTICELLA N.481</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5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 INUTILIZZABILITA' TOTALE IMMOBILE POSTO NELLA FRAZIONE DI RIGO - FOGLIO N.34 PARTICELLA N.348</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egal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786388" calcext:value-type="float">
            <text:p>13.4786388</text:p>
          </table:table-cell>
          <table:table-cell office:value-type="string" calcext:value-type="string">
            <text:p>2017/75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016 - ORDINANZA DI SGOMBERO EDIFICIO IN FRAZ. FORNO (DI BASILIO GIOVANNI)</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 26 e 30 Ottobre 2016 e successivi - Intervento urgente su linee elettriche di e-distribuzione danneggiate dal sisma-Rettifica Ordinanza n. 408 del 28/03/2017</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Norci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9271" calcext:value-type="float">
            <text:p>13.09271</text:p>
          </table:table-cell>
          <table:table-cell office:value-type="string" calcext:value-type="string">
            <text:p>2017/1005</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Eventi sismici del 24/08/2016 e successivi - Ordinanza di agibilitÃ  di un di fabbricato adibito a civile abitazione e uffici; sito nel Comune di Norcia; Corso Sertorio; 35 - Fg. 120 Part.lla 308. Ditta: Casse di Risparmio dell'Umbria Banca Intesa</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Norci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9271" calcext:value-type="float">
            <text:p>13.09271</text:p>
          </table:table-cell>
          <table:table-cell office:value-type="string" calcext:value-type="string">
            <text:p>2017/1004</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del 26/09/1997 - DGR 1681 del 19/12/2001 - Piano delle Infrastrutture 2002 - Attuazione della DGR 747 del 03/06/2004 - Intervento di riparazione dei danni e rifuzionalizzazione ex edificio scolastico di Nottoria da destinarsi ad abitazioni Liq</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Nor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9271" calcext:value-type="float">
            <text:p>13.09271</text:p>
          </table:table-cell>
          <table:table-cell office:value-type="string" calcext:value-type="string">
            <text:p>2017/1003</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Concessione contributo all'Associazione Turistica Pro Loco di Norcia per organizzazione iniziative festivitÃ  Natalizie 2016. Impegno di spesa e liquidazione acconto</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Nor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9271" calcext:value-type="float">
            <text:p>13.09271</text:p>
          </table:table-cell>
          <table:table-cell office:value-type="string" calcext:value-type="string">
            <text:p>2017/1002</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Eventi sismici del 24/08/2016 e successivi - Ordinanza di AgibilitÃ  Parziale di un fabbricato adibito a civile abitazione sito nel Comune di Norcia; Via Amedeo Morelli nn 22-27-26 Fg. 123 Part. 337. Ditta: Cerasari Maria Luisa; Salvatori Elivia; Bev</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Norci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9271" calcext:value-type="float">
            <text:p>13.09271</text:p>
          </table:table-cell>
          <table:table-cell office:value-type="string" calcext:value-type="string">
            <text:p>2017/1001</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Attuazione P.R.O. -lavori di rifacimento ed ampliamento dell'impianto di P.I. della stazione sciistica di Selvarotonda - Determina di nomina Commissione di gara ai sensi dell'art. 84 del D.lgs 163/2006 e s.m.i.</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Notific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1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NOMINA COMPONENTI COMITATO SCUOLA MATERNA &amp;quote;MANFREDI GRAVINA&amp;quot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57</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REGOLAMENTAZIONE DELLA CIRCOLAZIONE VEICOLARE IN VIA GIOCO DEL PALLONE E NELL'ARENA CARLO DIDIMI IN OCCASIONE DEGLI ALLENAMENTI DI GIOCO AL BRACCIALE NELL'AMBITO DELLA XXXIX DISFIDA DEL BRACCIALE - STAGIONE AGONISTICA 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312081" calcext:value-type="float">
            <text:p>13.312081</text:p>
          </table:table-cell>
          <table:table-cell office:value-type="string" calcext:value-type="string">
            <text:p>2017/665</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NOMINA COMPONENTI DEL COMITATO DI GESTIONE DELL'ASILO NIDO INTERCOMUNALE &amp;quote;F. BARTOLINI&amp;quote; DI CASTELRAIMOND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56</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FORNITURA ED INSTALLAZIONE DI COMBINATORE TELEFONICO GSM PRESSO LA PINACOTECA COMUNALE PER LA GESTIONE DEL SISTEMA DI ANTIFURTO ED ANTINCENDI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312081" calcext:value-type="float">
            <text:p>13.312081</text:p>
          </table:table-cell>
          <table:table-cell office:value-type="string" calcext:value-type="string">
            <text:p>2017/664</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ESAME ED APPROVAZIONE REGOLAMENTO PER L'ASSEGNAZIONE DEGLI ORTI URBAN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55</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MANUTENZIONE E RIPARAZIONE AUTOCARRO FIAT DUCATO DR496LH. AFFIDAMENTO ED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312081" calcext:value-type="float">
            <text:p>13.312081</text:p>
          </table:table-cell>
          <table:table-cell office:value-type="string" calcext:value-type="string">
            <text:p>2017/663</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N. 269/2017 REVOCA PARZIALE ORDINANZA N. 81/2017 EDIFICIO SITO IN FRAZIONE CASTEL S.MARIA -VIA S. ANTONIO N. 11.</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54</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BANDI DI CONCORSO PER BORSE DI STUDIO PER L'A.A. 2017/2018 INDETTI DAL PIO SODALIZIO DEI PICEN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 Vidon Corrado</text:p>
          </table:table-cell>
          <table:table-cell office:value-type="string" calcext:value-type="string">
            <text:p>Bando</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87582" calcext:value-type="float">
            <text:p>13.487582</text:p>
          </table:table-cell>
          <table:table-cell office:value-type="string" calcext:value-type="string">
            <text:p>2017/204</text:p>
          </table:table-cell>
          <table:table-cell office:value-type="string" calcext:value-type="string">
            <text:p>Tue; 31 Oct 2017 00:00:00 +0200</text:p>
          </table:table-cell>
        </table:table-row>
        <table:table-row table:style-name="ro1">
          <table:table-cell table:number-columns-repeated="2" office:value-type="string" calcext:value-type="string">
            <text:p>&amp;quote;&gt;AFFIDAMENTO INCARICO DI DIRETTORE DI ESERCIZIO ATTRACCO MECCANIZZATO TRA PARCHEGGI VALCHIUSA E CENTRO STORICO. RETTIFICA NUMERO DI MATRICOLA ASCENSOR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312081" calcext:value-type="float">
            <text:p>13.312081</text:p>
          </table:table-cell>
          <table:table-cell office:value-type="string" calcext:value-type="string">
            <text:p>2017/662</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N. 277 DEL 12.06.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053671" calcext:value-type="float">
            <text:p>13.053671</text:p>
          </table:table-cell>
          <table:table-cell office:value-type="string" calcext:value-type="string">
            <text:p>2017/951</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VVISO DI MOBILITA' VOLONTARIA</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 Vidon Corrad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87582" calcext:value-type="float">
            <text:p>13.487582</text:p>
          </table:table-cell>
          <table:table-cell office:value-type="string" calcext:value-type="string">
            <text:p>2017/203</text:p>
          </table:table-cell>
          <table:table-cell office:value-type="string" calcext:value-type="string">
            <text:p>Fri; 14 Jul 2017 00:00:00 +0200</text:p>
          </table:table-cell>
        </table:table-row>
        <table:table-row table:style-name="ro1">
          <table:table-cell table:number-columns-repeated="2" office:value-type="string" calcext:value-type="string">
            <text:p>&amp;quote;&gt;MANUTENZIONE STRAORDINARIA PORZIONE DI COPERTURA CAPANNONE LA TALEA IN S.MARIA IN SELVA. IMPEGNO DI SPESA ED AFFIDAMENTO LAVOR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312081" calcext:value-type="float">
            <text:p>13.312081</text:p>
          </table:table-cell>
          <table:table-cell office:value-type="string" calcext:value-type="string">
            <text:p>2017/661</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DANNI PROVOCATI DAGLI EVENTI SISMICI DEL 26.10.2016 E SUCCESSIVI - PAVIMENTAZIONE STRADALE NUOVO TRACCIATO DI VARIANTE IN VIA POTENZA - DETERMINA A CONTRATTARE; IMPEGNO DI SPESA E AFFIDAMENTO LAVOR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053671" calcext:value-type="float">
            <text:p>13.053671</text:p>
          </table:table-cell>
          <table:table-cell office:value-type="string" calcext:value-type="string">
            <text:p>2017/950</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DISABILITA' GRAVISSIMA - ANNO 2016 . DM 26/09/2016 - DGRM 1578/2016.</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 Vidon Corrado</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87582" calcext:value-type="float">
            <text:p>13.487582</text:p>
          </table:table-cell>
          <table:table-cell office:value-type="string" calcext:value-type="string">
            <text:p>2017/202</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FORNITURA A NOLEGGIO DI MONOBLOCCO PREFABBRICATO USO SPOGLIATOIO PRESSO L'IMPIANTO SPORTIVO DI TREIA. IMPEGNO DI SPESA CANONE MENSILE GENNAIO-APRILE 2017 E RISCATTO FINAL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312081" calcext:value-type="float">
            <text:p>13.312081</text:p>
          </table:table-cell>
          <table:table-cell office:value-type="string" calcext:value-type="string">
            <text:p>2017/660</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INDIRIZZI PER AFFIDAMENTO INCARICO PER ATTIVITÃ€ DI MICROZONAZIONE SISMICA DEI TERRITORI COLPITI DAGLI EVENTI SISMICI A FAR DATA DAL 24 AGOSTO 2016 ORDINANZA COMMISSARIO PER LA RICOSTRUZIONE N. 24/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053671" calcext:value-type="float">
            <text:p>13.053671</text:p>
          </table:table-cell>
          <table:table-cell office:value-type="string" calcext:value-type="string">
            <text:p>2017/949</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CQUISTO MATERIALI PER MANUTENZIONI VARIE. AFFIDAMENTO TRAMITE ME.PA. ED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312081" calcext:value-type="float">
            <text:p>13.312081</text:p>
          </table:table-cell>
          <table:table-cell office:value-type="string" calcext:value-type="string">
            <text:p>2017/659</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AVVISO DI AVVENUTA AGGIUDICAZIONE DI APPALTO LAVORI RIPRISTINO INFRASTRUTTURE STRADALI PUBBLICHE DANNEGGIATE DAGLI ENETI ALLUVIONALI DI NOV-DIC 2013 STRADA COMUNALE DI CARSIGNAN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053671" calcext:value-type="float">
            <text:p>13.053671</text:p>
          </table:table-cell>
          <table:table-cell office:value-type="string" calcext:value-type="string">
            <text:p>2017/948</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LAVORI DI COMPLETAMENTO MANUTENZIONE STRAORDINARIA PAVIMENTAZIONE BITUMINOSA VIALI CIRCONVALLAZIONE CENTRO STORICO. APPROVAZIONE STATO FINALE; AMMISSIBILITA' CERTIFICATO REGOLARE ESECUZIONE E LIQUIDAZIONE SALD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312081" calcext:value-type="float">
            <text:p>13.312081</text:p>
          </table:table-cell>
          <table:table-cell office:value-type="string" calcext:value-type="string">
            <text:p>2017/658</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PERE DI &amp;quote; RIPRISTINO INFRASTRUTTURE STRADALI PUBBLICHE DANNEGGIATE DAGLI EVENTI ALLUVIONALI DI NOV-DIC 2013 - STRADA COMUNALE DI CARSIGNANO&amp;quote; - C.U.P. F37H16001140002 - APPROVAZIONE VERBALE DI GARA; AGGIUDICAZIONE DEFINITIVA DEI LAVORI ALLA DITTA ED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053671" calcext:value-type="float">
            <text:p>13.053671</text:p>
          </table:table-cell>
          <table:table-cell office:value-type="string" calcext:value-type="string">
            <text:p>2017/947</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VVISO DI DEPOSITO ATTI AMMINISTRATIVI PRESSO LA CASA COMUNAL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053671" calcext:value-type="float">
            <text:p>13.053671</text:p>
          </table:table-cell>
          <table:table-cell office:value-type="string" calcext:value-type="string">
            <text:p>2017/946</text:p>
          </table:table-cell>
          <table:table-cell office:value-type="string" calcext:value-type="string">
            <text:p>Mon; 03 Jul 2017 00:00:00 +0200</text:p>
          </table:table-cell>
        </table:table-row>
        <table:table-row table:style-name="ro1">
          <table:table-cell table:number-columns-repeated="2" office:value-type="string" calcext:value-type="string">
            <text:p>&amp;quote;&gt;ORDINANZA N. 256/2017 NON FRUIBILITA' CHIESA S.LORENZO DELLA FRAZIONE DI BRONDOLET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un; 11 Jun 2017 00:00:00 +0200</text:p>
          </table:table-cell>
          <table:table-cell office:value-type="float" office:value="13.053671" calcext:value-type="float">
            <text:p>13.053671</text:p>
          </table:table-cell>
          <table:table-cell office:value-type="string" calcext:value-type="string">
            <text:p>2017/89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BANDO D'ASTA PUBBLICA VENDITA IMMOBILE PROPRIETA' COMUNALE EX SCUOLA MATERNA IN VIA VALLE E TERRENO ADIACENTE</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 Vidon Corrado</text:p>
          </table:table-cell>
          <table:table-cell office:value-type="string" calcext:value-type="string">
            <text:p>Bando</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87582" calcext:value-type="float">
            <text:p>13.487582</text:p>
          </table:table-cell>
          <table:table-cell office:value-type="string" calcext:value-type="string">
            <text:p>2017/201</text:p>
          </table:table-cell>
          <table:table-cell office:value-type="string" calcext:value-type="string">
            <text:p>Mon; 26 Jun 2017 00:00:00 +0200</text:p>
          </table:table-cell>
        </table:table-row>
        <table:table-row table:style-name="ro1">
          <table:table-cell table:number-columns-repeated="2" office:value-type="string" calcext:value-type="string">
            <text:p>&amp;quote;&gt;APPROVAZIONE BANDO PER LA CONCESSIONE DI CONTRIBUTI SUI CANONI DI LOCAZIONE PER L'APERTURA DI NUOVE ATTIVITA' NEL CENTRO STORICO E PER L'AMPLIAMENTO O LA VALORIZZAZIONE DI QUELLE ESISTENT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312081" calcext:value-type="float">
            <text:p>13.312081</text:p>
          </table:table-cell>
          <table:table-cell office:value-type="string" calcext:value-type="string">
            <text:p>2017/657</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AVVISO CONVOCAZIONE COMMISSIONE BILANCIO; AGRICOLTURA E ATTIVITA' PRODUTTIV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053671" calcext:value-type="float">
            <text:p>13.053671</text:p>
          </table:table-cell>
          <table:table-cell office:value-type="string" calcext:value-type="string">
            <text:p>2017/944</text:p>
          </table:table-cell>
          <table:table-cell office:value-type="string" calcext:value-type="string">
            <text:p>Wed; 14 Jun 2017 00:00:00 +0200</text:p>
          </table:table-cell>
        </table:table-row>
        <table:table-row table:style-name="ro1">
          <table:table-cell table:number-columns-repeated="2" office:value-type="string" calcext:value-type="string">
            <text:p>&amp;quote;&gt;ORGANIZZAZIONE COLONIE -TERME - PISCINA STAGIONE ESTIVA 2017.</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 Vidon Corra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87582" calcext:value-type="float">
            <text:p>13.487582</text:p>
          </table:table-cell>
          <table:table-cell office:value-type="string" calcext:value-type="string">
            <text:p>2017/200</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RICONOSCIMENTO DEL RISARCIMENTO DEL DANNO AL SIG. P.F. PER SINISTRO ACCADUTO IL 01.03.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312081" calcext:value-type="float">
            <text:p>13.312081</text:p>
          </table:table-cell>
          <table:table-cell office:value-type="string" calcext:value-type="string">
            <text:p>2017/656</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AVVISO PUBBLICO AVVIAMENTO A SELEZIONE EX ART. 16 LEGGE 56/87 Comune di Monte Cavallo - Operaio generico(Controllore di produzione) Categoria: B1 Durata: Tempo determinato e pieno 3 mes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053671" calcext:value-type="float">
            <text:p>13.053671</text:p>
          </table:table-cell>
          <table:table-cell office:value-type="string" calcext:value-type="string">
            <text:p>2017/943</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ORGANIZZAZIONE FESTIVAL DIETRO LE MURA IN COLLABORAZIONE CON LA PRO LOCO DI MONTE VIDON CORRAD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 Vidon Corra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87582" calcext:value-type="float">
            <text:p>13.487582</text:p>
          </table:table-cell>
          <table:table-cell office:value-type="string" calcext:value-type="string">
            <text:p>2017/199</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ASTENSIONE DAL LAVORO POST PARTO EX ART. 17 D.LGS. 151/2001 - DIPENDENTE MATR. 508.</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312081" calcext:value-type="float">
            <text:p>13.312081</text:p>
          </table:table-cell>
          <table:table-cell office:value-type="string" calcext:value-type="string">
            <text:p>2017/655</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ASSUNZIONI PER IL POTENZIAMENTO UFFICIO SISMA. RICOGNIZIONE GRADUATORIE VIGENT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053671" calcext:value-type="float">
            <text:p>13.053671</text:p>
          </table:table-cell>
          <table:table-cell office:value-type="string" calcext:value-type="string">
            <text:p>2017/942</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Lavori di lattoneria per ripristino danni avversitÃ  atmosferiche marzo 2015 presso il chiosco in P.zza dell'Amalassunta - Affidamento lavori e approvazione nuovo quadro economic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 Vidon Corrado</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487582" calcext:value-type="float">
            <text:p>13.487582</text:p>
          </table:table-cell>
          <table:table-cell office:value-type="string" calcext:value-type="string">
            <text:p>2017/198</text:p>
          </table:table-cell>
          <table:table-cell office:value-type="string" calcext:value-type="string">
            <text:p>Sun; 18 Jun 2017 00:00:00 +0200</text:p>
          </table:table-cell>
        </table:table-row>
        <table:table-row table:style-name="ro1">
          <table:table-cell table:number-columns-repeated="2" office:value-type="string" calcext:value-type="string">
            <text:p>&amp;quote;&gt;ADESIONE AL PROGETTO GIOCOSPORT PROMOSSO DAL CONI MACERATA PER LA SCUOLA DELL'INFANZIA. A.S. 2016/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312081" calcext:value-type="float">
            <text:p>13.312081</text:p>
          </table:table-cell>
          <table:table-cell office:value-type="string" calcext:value-type="string">
            <text:p>2017/654</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DANNI PROVOCATI DAL SISMA DEL 26.10.2016 E SUCCESSIVI - FORNITURA GRUPPO DI CONTINUITA' SEDE PROVVISORIA UFFICI COMUNALI - IMMOBILE SITO IN VIA GIOVANNI XXIII; N. 2/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053671" calcext:value-type="float">
            <text:p>13.053671</text:p>
          </table:table-cell>
          <table:table-cell office:value-type="string" calcext:value-type="string">
            <text:p>2017/941</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Lavori edili di ripristino danni avversitÃ  atmosferiche marzo 2015 presso il chiosco in P.zza dell'Amalassunta - Affidamento lavori ed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 Vidon Corrado</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487582" calcext:value-type="float">
            <text:p>13.487582</text:p>
          </table:table-cell>
          <table:table-cell office:value-type="string" calcext:value-type="string">
            <text:p>2017/197</text:p>
          </table:table-cell>
          <table:table-cell office:value-type="string" calcext:value-type="string">
            <text:p>Sun; 18 Jun 2017 00:00:00 +0200</text:p>
          </table:table-cell>
        </table:table-row>
        <table:table-row table:style-name="ro1">
          <table:table-cell table:number-columns-repeated="2" office:value-type="string" calcext:value-type="string">
            <text:p>&amp;quote;&gt;OPERE DI &amp;quote;MESSA IN SICUREZZA DI PORZIONE DELLE MURA CASTELLANE RETROSTANTI ALLA CHIESA DI S. BIAGIO&amp;quote; - C.U.P. F31B17000000002 - LIQUIDAZIONE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053671" calcext:value-type="float">
            <text:p>13.053671</text:p>
          </table:table-cell>
          <table:table-cell office:value-type="string" calcext:value-type="string">
            <text:p>2017/939</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AVVISO PUBBLICO EX ART. 16 L.56/87</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 Vidon Corrad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87582" calcext:value-type="float">
            <text:p>13.487582</text:p>
          </table:table-cell>
          <table:table-cell office:value-type="string" calcext:value-type="string">
            <text:p>2017/196</text:p>
          </table:table-cell>
          <table:table-cell office:value-type="string" calcext:value-type="string">
            <text:p>Thu; 15 Jun 2017 00:00:00 +0200</text:p>
          </table:table-cell>
        </table:table-row>
        <table:table-row table:style-name="ro1">
          <table:table-cell table:number-columns-repeated="2" office:value-type="string" calcext:value-type="string">
            <text:p>&amp;quote;&gt;DANNI PROVOCATI DAL SISMA DEL 26.10.2016 E SUCCESSIVI - FORNITURA MATERIALI PER SPOSTAMENTO LINEE AUDIOFONICHE NELLA SEDE PROVVISORIA UFFICI COMUNAL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053671" calcext:value-type="float">
            <text:p>13.053671</text:p>
          </table:table-cell>
          <table:table-cell office:value-type="string" calcext:value-type="string">
            <text:p>2017/937</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ORGANIZZAZIONE GITA SOCIALE DEL 04-06-2017CON DESTINAZIONE MIRABILANDIA - IMPEGNO DI SPES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1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VERBALE DI COMITATO DI GESTIONE ASILO NID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Verbale Di Udienz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053671" calcext:value-type="float">
            <text:p>13.053671</text:p>
          </table:table-cell>
          <table:table-cell office:value-type="string" calcext:value-type="string">
            <text:p>2017/936</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GRADUATORIA FINALE - pubblica selezione per titoli e colloquio per la formazione graduatoria per n. 1 incarico di collaborazione coordinata e continuativa Emergenza sisma 2016 profilo amministrativ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Bandi Di Concor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1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CQUISTO CARTA FORMATO A3 - AFFIDAMENTO FORNITURA ED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053671" calcext:value-type="float">
            <text:p>13.053671</text:p>
          </table:table-cell>
          <table:table-cell office:value-type="string" calcext:value-type="string">
            <text:p>2017/884</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COLONIA ESTIVA PER ANZIANI RESIDENTI ANNO 2017 - ATTO INDIRIZZO - PROVVEDIMENTI</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Deliber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1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PERE DI &amp;quote;MESSA IN SICUREZZA DELLA FACCIATA DELLA CHIESA DI S. MARIA AUSILIATRICE IN FR. CRISPIERO&amp;quote; - LIQUIDAZIONE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53671" calcext:value-type="float">
            <text:p>13.053671</text:p>
          </table:table-cell>
          <table:table-cell office:value-type="string" calcext:value-type="string">
            <text:p>2017/935</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ATTO DI INDIRIZZO ORGANIZZAZIONE COLONIA ESTIVA PER MINORI ANNO 2017 - PROVVEDIMENTI.</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Deliber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1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PERE DI &amp;quote;MESSA IN SICUREZZA DEL CAMPANILE DELLA CHIESA DI S. MARIA ASSUNTA IN FR. COLLINA&amp;quote; - LIQUIDAZIONE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53671" calcext:value-type="float">
            <text:p>13.053671</text:p>
          </table:table-cell>
          <table:table-cell office:value-type="string" calcext:value-type="string">
            <text:p>2017/934</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RICORSO AD AGENZIE PER LA SOMMINISTRAZIONE DI LAVORO INTERINALE: ATTO DI INDIRIZZ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Deliber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1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PERE DI &amp;quote;MESSA IN SICUREZZA DEL CAMPANILE DELLA CHIESA DI S. BIAGIO&amp;quote; - ESAME; APPROVAZIONE E LIQUIDAZIONE STATO FINALE DEI LAVORI - C.U.P. F31E17000020002</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53671" calcext:value-type="float">
            <text:p>13.053671</text:p>
          </table:table-cell>
          <table:table-cell office:value-type="string" calcext:value-type="string">
            <text:p>2017/933</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Selezione pubblica; per titoli e colloquio; per la formazione di una graduatoria finalizzata alla sottoscrizione di n. 1 incarico di collaborazione coordinata e continuativa Emergenza sisma 2016 Area Tecnica - Profilo Amministrativo. NOMINA COMMIS</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1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 AVVISO PUBBLICO ASSEGNAZIONE DI PICCOLI APPEZZAMENTI DI TERRENO COMUNALE DA ADIBIRE AD USO ORTI URBAN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53671" calcext:value-type="float">
            <text:p>13.053671</text:p>
          </table:table-cell>
          <table:table-cell office:value-type="string" calcext:value-type="string">
            <text:p>2017/932</text:p>
          </table:table-cell>
          <table:table-cell office:value-type="string" calcext:value-type="string">
            <text:p>Fri; 30 Jun 2017 00:00:00 +0200</text:p>
          </table:table-cell>
        </table:table-row>
        <table:table-row table:style-name="ro1">
          <table:table-cell table:number-columns-repeated="2" office:value-type="string" calcext:value-type="string">
            <text:p>&amp;quote;&gt;ELENCO CANDIDATI AMMESSI e DIARO COLLOQUIO - pubblica selezione per titoli e colloquio per la formazione graduatoria per n. 1 incarico di collaborazione coordinata e continuativa Emergenza sisma 2016. PROFILO AMMINISTRATIV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Bandi Di Concor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1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DANNI PROVOCATI DAL SISMA DEL 26.10.2016 E SUCCESSIVI - SPOSTAMENTO ANTENNE RETE WIRELESS COMUNITARIA INSTALLATE ALL'INTERNO DELL'EDIFICIO DA DEMOLIRE IN VIA ATTONE DI GIUSTIZI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053671" calcext:value-type="float">
            <text:p>13.053671</text:p>
          </table:table-cell>
          <table:table-cell office:value-type="string" calcext:value-type="string">
            <text:p>2017/931</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Selezione pubblica; per titoli e colloquio; per la formazione di una graduatoria finalizzata alla sottoscrizione di n. 1 incarico di collaborazione coordinata e continuativa Emergenza sisma 2016. ESAME DELLE DOMANDE E DELLA DOCUMENTAZIONE AI SOLI F</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1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N. 267/2017 DEMOLIZIONE EDIFICIO PERICOLANTE SITO IN VIALE EUROPA; N. 3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053671" calcext:value-type="float">
            <text:p>13.053671</text:p>
          </table:table-cell>
          <table:table-cell office:value-type="string" calcext:value-type="string">
            <text:p>2017/930</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SISMA 24 AGOSTO 2016 E SUCCESSIVI - ORDINANZA DI SGOMBERO EDIFICIO IN FRAZ. FIOLI (COMUNE DI ROCCA S. MARIA - EX EDIFICIO SCOLASTICO - CENTRO AGGREGAZIONE SOCIALE)</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1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IMBORSO FRANCHIGIE ALLA COMPAGNIA ASSICURATIVA &amp;quote;AMISSIMA ASSICURAZIONI S.P.A.&amp;quote; - IMPEGNO E LIQUIDAZIONE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053671" calcext:value-type="float">
            <text:p>13.053671</text:p>
          </table:table-cell>
          <table:table-cell office:value-type="string" calcext:value-type="string">
            <text:p>2017/913</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SISMA 24 AGOSTO 2016 E SUCCESSIVI - ORDINANZA DI SGOMBERO EDIFICIO IN FRAZ. ALVELLI (DI SIMONE VINCENZ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1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DEFINIZIONE AGEVOLATA DELLE ENTRATE LOCALI - D.LGS. 193/2016 CONVERTITO CON LEGGE 225/2016 - AFFIDAMENTO INCARICO PER LA GESTIONE DELLE PROCEDUR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053671" calcext:value-type="float">
            <text:p>13.053671</text:p>
          </table:table-cell>
          <table:table-cell office:value-type="string" calcext:value-type="string">
            <text:p>2017/903</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ADESIONE ALL'INIZIATIVA &amp;quote;PULIAMO IL MONDO 2017&amp;quot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53671" calcext:value-type="float">
            <text:p>13.053671</text:p>
          </table:table-cell>
          <table:table-cell office:value-type="string" calcext:value-type="string">
            <text:p>2017/929</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SISMA 24 AGOSTO 2016 E SUCCESSIVI - ORDINANZA DI SGOMBERO EDIFICIO IN FRAZ. FIOLI (DI TOMMASO ELISE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0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CONCESSIONE PATROCINIO DEL COMUNE DI CASTELRAIMONDO E AUTORIZZAZIONE ALL'UTILIZZO DI MEZZI E STRUTTURE DI PROPRIETA' COMUNAL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53671" calcext:value-type="float">
            <text:p>13.053671</text:p>
          </table:table-cell>
          <table:table-cell office:value-type="string" calcext:value-type="string">
            <text:p>2017/928</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ESAME ED APPROVAZIONE PROGETTO ESECUTIVO DELLE OPERE DI &amp;quote;MESSA IN SICUREZZA PORZIONE DI EDIFICIO SU VIA SPONTINI ANGOLO VIA VITTORIO VENETO; DANNEGGIATO DAGLI EVENTI SISMICI DEL 26.10.2016 E SUCCESSIVI&amp;quot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53671" calcext:value-type="float">
            <text:p>13.053671</text:p>
          </table:table-cell>
          <table:table-cell office:value-type="string" calcext:value-type="string">
            <text:p>2017/927</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SISMA 24 AGOSTO 2016 E SUCCESSIVI - ORDINANZA DI SGOMBERO EDIFICIO IN FRAZ. FIOLI (DI TOMMASO MARIA SANT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0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ESAME ED APPROVAZIONE PERIZIA DI VARIANTE PER OPERE DI &amp;quote;MESSA IN SICUREZZA EDIFICIO SITO IN VIA IV NOVEMBRE N. 21; DANNEGGIATO DAGLI EVENTI SISMICI DEL 26.10.2016 E SUCCESSIVI&amp;quot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53671" calcext:value-type="float">
            <text:p>13.053671</text:p>
          </table:table-cell>
          <table:table-cell office:value-type="string" calcext:value-type="string">
            <text:p>2017/926</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SISMA 24 AGOSTO 2016 E SUCCESSIVI - ORDINANZA DI SGOMBERO EDIFICIO IN FRAZ. IMPOSTE (GUERRIERI STEFANI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0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ERVIZIO DELLA MATERIALE AFFISSIONE DEI MANIFESTI - PROROGA INCARICO FINO AL 31.12.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53671" calcext:value-type="float">
            <text:p>13.053671</text:p>
          </table:table-cell>
          <table:table-cell office:value-type="string" calcext:value-type="string">
            <text:p>2017/925</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ESAME ED APPROVAZIONE PROGETTO ESECUTIVO OPERE DI DEMOLIZIONE EDIFICIO SITO IN VIA ATTONE DI GIUSTIZIA; DANNEGGIATO DAGLI EVENTI SISMICI DEL 2016</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53671" calcext:value-type="float">
            <text:p>13.053671</text:p>
          </table:table-cell>
          <table:table-cell office:value-type="string" calcext:value-type="string">
            <text:p>2017/924</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SISMA 24 AGOSTO 2016 E SUCCESSIVI - ORDINANZA DI SGOMBERO EDIFICIO IN FRAZ. CESA (PARIS ANGEL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0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ESAME ED APPROVAZIONE PROGETTO ESECUTIVO OPERE DI DEMOLIZIONE EDIFICIO SITO IN VIALE EUROPA N. 72-80; DANNEGGIATO DAGLI EVENTI SISMICI DEL 2016</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53671" calcext:value-type="float">
            <text:p>13.053671</text:p>
          </table:table-cell>
          <table:table-cell office:value-type="string" calcext:value-type="string">
            <text:p>2017/923</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SISMA 24 AGOSTO 2016 E SUCCESSIVI - ORDINANZA DI SGOMBERO EDIFICIO IN FRAZ. FAIETE (POETA ALFRED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0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ICOGNIZIONE PARTICELLE IMMOBILIARI DA ALIENARE ALLA DITTA MAYLEA SRL.</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53671" calcext:value-type="float">
            <text:p>13.053671</text:p>
          </table:table-cell>
          <table:table-cell office:value-type="string" calcext:value-type="string">
            <text:p>2017/922</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SISMA 24 AGOSTO 2016 E SUCCESSIVI - ORDINANZA DI SGOMBERO EDIFICIO IN FRAZ. FIOLI (RICCIONI ANNUNZIAT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0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PERE DI &amp;quote;MESSA IN SICUREZZA EDIFICI PERICOLANTI SU VIA PUBBLICA IN VIA POTENZA; DANNEGGIATI DAGLI EVENTI SISMICI DEL 26.10.2016 E SUCCESSIVI&amp;quote; - DETERMINAZIONE A CONTRATTARE AI SENSI DELL'ART. 192 DEL D. LGS. 267/2000 E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53671" calcext:value-type="float">
            <text:p>13.053671</text:p>
          </table:table-cell>
          <table:table-cell office:value-type="string" calcext:value-type="string">
            <text:p>2017/921</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CONVENZIONE CORPO BANDISTICO U.BOTTACCHIARI DAL 01.01.2017 AL 31.12.2017. LIQUIDAZIONE PRIMO ACCONT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53671" calcext:value-type="float">
            <text:p>13.053671</text:p>
          </table:table-cell>
          <table:table-cell office:value-type="string" calcext:value-type="string">
            <text:p>2017/920</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2016 E SUCCESSIVI - ORDINANZA DI SGOMBERO EDIFICIO IN FRAZ. FORNO (ROMANI GIOVANNI)</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0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D.G.R. N. 470 DEL 09/04/2015 - D.G.R. N. 1751 DEL 27/12/2001 - OPERE DI COMPLETAMENTO PER IL MIGLIORAMENTO SISMICO DELLA TORRETTA DELLA CINTA MURARIA DI VALLO DI NERA - LIQUIDAZIONE ACCONTO PER PRESTAZIONI PROFESSIONALI</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Atto Di Liquid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307</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FORNITURA ENERGIA ELETTRICA - LIQUIDAZIONE FATTUR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53671" calcext:value-type="float">
            <text:p>13.053671</text:p>
          </table:table-cell>
          <table:table-cell office:value-type="string" calcext:value-type="string">
            <text:p>2017/912</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DEL 24.08.2016 E SUCCESSIVI - FORNITURA BRECCINO E GRANIGLIA DA PORRE IN OPERA NELL'AREA ESTERNA DEL FABBRICATO DI PROPRIETA' COMUNALE ADIBITO A SEDE COMUNALE IN LOC. BORBONEA - LIQUIDAZIONE DITTA</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Atto Di Liquid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306</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2016 E SUCCESSIVI - ORDINANZA DI SGOMBERO EDIFICIO IN FRAZ. FIOLI (ROMUALDI GABRIELE ANTONI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0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DEL 24.08.2016 E SUCCESSIVI - RIMESSA IN SERVIZIO IMPIANTI IDRICI; SCARICHI E SOSTITUZIONE SCALDAACQUA PREFABBRICATI DI PATERNO; MONTEFIORELLO E PIEDILACOSTA - LIQUIDAZIONE DITTA</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Atto Di Liquid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305</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TIROCINI DI INCLUSIONE SOCIALE : LIQUIDAZIONE COMPENSO MESE DI MAGGIO 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Fri; 02 Jun 2017 00:00:00 +0200</text:p>
          </table:table-cell>
          <table:table-cell office:value-type="float" office:value="13.053671" calcext:value-type="float">
            <text:p>13.053671</text:p>
          </table:table-cell>
          <table:table-cell office:value-type="string" calcext:value-type="string">
            <text:p>2017/906</text:p>
          </table:table-cell>
          <table:table-cell office:value-type="string" calcext:value-type="string">
            <text:p>Sat; 17 Jun 2017 00:00:00 +0200</text:p>
          </table:table-cell>
        </table:table-row>
        <table:table-row table:style-name="ro1">
          <table:table-cell table:number-columns-repeated="2" office:value-type="string" calcext:value-type="string">
            <text:p>&amp;quote;&gt;ABBONAMENTO PAWEB BOLLETTINO CONTABILITA E FINANZA TRIBUTI BOLLETTINO PERSONALE ENTI LOCALI ANNO 2017</text:p>
          </table:table-cell>
          <table:table-cell office:value-type="string" calcext:value-type="string">
            <text:p>Italia</text:p>
          </table:table-cell>
          <table:table-cell office:value-type="string" calcext:value-type="string">
            <text:p>Umbria</text:p>
          </table:table-cell>
          <table:table-cell office:value-type="string" calcext:value-type="string">
            <text:p>TR</text:p>
          </table:table-cell>
          <table:table-cell office:value-type="string" calcext:value-type="string">
            <text:p>Montefranc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2.7652595" calcext:value-type="float">
            <text:p>12.7652595</text:p>
          </table:table-cell>
          <table:table-cell office:value-type="string" calcext:value-type="string">
            <text:p>2017/128</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SERVIZIO DI RIQUALIFICAZIONE E REALIZZAZIONE DI OPERE SU BENI DI PROPRIETA' COMUNALE - LIQUIDAZIONE DITTA DINAMICA CENTRO SERVIZI</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Atto Di Liquid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304</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ERVIZIO DI SISTEMAZIONE PROPRIETA' COMUNALI MOBILI ED IMMOBILI - LIQUIDAZIONE DITTA DINAMICA CENTRO SERVIZI</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Atto Di Liquid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303</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E SUCCESSIVI 2016 - ORDINANZA DI SGOMBERO EDIFICIO IN FRAZ. FIOLI (TESTA LUCIAN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0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CONCESSIONE IN LOCAZIONE ALLOGGIO DI PROPRIETA' COMUNALE SITA IN VIA XX SETTEMBRE 126</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53671" calcext:value-type="float">
            <text:p>13.053671</text:p>
          </table:table-cell>
          <table:table-cell office:value-type="string" calcext:value-type="string">
            <text:p>2017/919</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SERVIZIO DI PULIZIA ED IGIENE URBANA IMMOBILI DI PROPRIETA' COMUNALE - LIQUIDAZIONE DITTA DINAMICA CENTRO SERVIZI PER IL SERVIZIO SVOLTO NEL PERIODO NOVEMBRE 2016 - MARZO 2017</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Atto Di Liquid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302</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1 ^ Variazione al bilancio di Previsione 2017/2019</text:p>
          </table:table-cell>
          <table:table-cell office:value-type="string" calcext:value-type="string">
            <text:p>Italia</text:p>
          </table:table-cell>
          <table:table-cell office:value-type="string" calcext:value-type="string">
            <text:p>Umbria</text:p>
          </table:table-cell>
          <table:table-cell office:value-type="string" calcext:value-type="string">
            <text:p>TR</text:p>
          </table:table-cell>
          <table:table-cell office:value-type="string" calcext:value-type="string">
            <text:p>Montefranc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2.7652595" calcext:value-type="float">
            <text:p>12.7652595</text:p>
          </table:table-cell>
          <table:table-cell office:value-type="string" calcext:value-type="string">
            <text:p>2017/127</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LAVORI DI SOMMA URGENZA PALESTRA COMUNALE - APPROVAZIONE CONTABILITA' FINAL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Atto Di Liquid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301</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016 - IMPEGNO E LIQUIDAZIONE SPESA CONTRIBUTO AUTONOMA SISTEMAZIONE MESE DI MAGGIO 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53671" calcext:value-type="float">
            <text:p>13.053671</text:p>
          </table:table-cell>
          <table:table-cell office:value-type="string" calcext:value-type="string">
            <text:p>2017/918</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 LIQUIDAZIONE COMPENSO REVISORE CONTABIL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Atto Di Liquid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300</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2016 E SUCCESSIVI - ORDINANZA DI SGOMBERO EDIFICIO IN FRAZ. FIOLI (TESTA SERAFINA E TESTA DOMENIC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0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Variazione bilancio di previsione 2017/2019 mediante applicazione avanzo di amministrazione 2016.</text:p>
          </table:table-cell>
          <table:table-cell office:value-type="string" calcext:value-type="string">
            <text:p>Italia</text:p>
          </table:table-cell>
          <table:table-cell office:value-type="string" calcext:value-type="string">
            <text:p>Umbria</text:p>
          </table:table-cell>
          <table:table-cell office:value-type="string" calcext:value-type="string">
            <text:p>TR</text:p>
          </table:table-cell>
          <table:table-cell office:value-type="string" calcext:value-type="string">
            <text:p>Montefranc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2.7652595" calcext:value-type="float">
            <text:p>12.7652595</text:p>
          </table:table-cell>
          <table:table-cell office:value-type="string" calcext:value-type="string">
            <text:p>2017/126</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MANIFESTAZIONE FIOR DI CACIO.R.D.O. N. 1592125 LIQUIDAZION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Atto Di Liquid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99</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OPERE DI &amp;quote;MESSA IN SICUREZZA EDIFICIO SITO IN VIA BRUGNOLA N. 9; DANNEGGIATO DAGLI EVENTI SISMICI DEL 26.10.2016 E SUCCESSIVI&amp;quote; - DETERMINAZIONE A CONTRATTARE AI SENSI DELL'ART. 192 DEL D. LGS. 267/2000 E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53671" calcext:value-type="float">
            <text:p>13.053671</text:p>
          </table:table-cell>
          <table:table-cell office:value-type="string" calcext:value-type="string">
            <text:p>2017/917</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SISMA 24 AGOSTO 2016 E SUCCESSIVI - ORDINANZA DI SGOMBERO EDIFICIO IN FRAZ. MACCHIA SANTA CECILIA (TRUBIANI GIUSEPPANTONI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9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LIQUIDAZIONE SPESE POSTALI MESI DI GENNAIO-FEBBRAIO E MARZO</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Atto Di Liquid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98</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INTERVENTO IN FAVORE DEL SIG. P.P. PER SUPERAMENTO DI UNA SITUAZIONE DI DISAGIO ECONOMIC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53671" calcext:value-type="float">
            <text:p>13.053671</text:p>
          </table:table-cell>
          <table:table-cell office:value-type="string" calcext:value-type="string">
            <text:p>2017/916</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IMPEGNO DI SPESA PER L'ANNO 2017 E LIQUIDAZIONE INDENNITA' DI FUNZIONE SINDACO E AMMINISTRATORI COMUNALI PER IL PERIODO 1 SEMESTRE 2017.</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9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DEL 24.08.2016 E SEGUENTI.LIQUIDAZIONE SPESA PER ASSISTENZA ALLA POPOLAZION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Atto Di Liquid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97</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MANUTENZIONE E RIPARAZIONE IMMOBILI; AUTOMEZZI COMUNALI E VERDE PUBBLICO - IMPEGNO E LIQUIDAZIONE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53671" calcext:value-type="float">
            <text:p>13.053671</text:p>
          </table:table-cell>
          <table:table-cell office:value-type="string" calcext:value-type="string">
            <text:p>2017/915</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APPROVAZIONE AVVISO PER LA SELEZIONE DI UN COLLABORATORE COORDINATO E CONTINUATIVO; AI SENSI DELL'ART. 50-BIS; DEL D.L. N. 189/2016; CONVERTITO DALLA LEGGE N. 229/2016 E S.M.I. - PROFILO AMMINISTRATIV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9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SSISTENZA DOMICILIARE ANZIANI; DISABILI E MINORI. LIQUIDAZIONE FATTURA MESI DI GENNAIO-FEBBRAIO-MARZO</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Atto Di Liquid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96</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ACQUISTO SERVIZIO WEB &amp;quote;SPORTELLO IUC - IMPOSTA UNICA COMUNALE&amp;quote; - ANNO 2017 - LIQUIDAZIONE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53671" calcext:value-type="float">
            <text:p>13.053671</text:p>
          </table:table-cell>
          <table:table-cell office:value-type="string" calcext:value-type="string">
            <text:p>2017/887</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ACCOMPAGNAMENTO IN AUTOBUS DEGLI ALUNNI DELLA SCUOLA DELL'INFANZIA. LIQUIDAZIONE FATTURE MESI DI GENNAIO - FEBBRAIO E MARZO</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Atto Di Liquid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95</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E SUCCESSIVI - ORDINANZA DI SGOMBERO EDIFICIO IN FRAZ. FIOLI (DI GIAMMARTINO SETTIMIO) - REVOCA PER RETTIFICA ORDINANZA N. 85/2017.</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6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CQUISTO CARTA FORMATO A4 PER LE FOTOCOPIATRICI IN DOTAZIONE AGLI UFFICI COMUNALI - AFFIDAMENTO INCARICO E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53671" calcext:value-type="float">
            <text:p>13.053671</text:p>
          </table:table-cell>
          <table:table-cell office:value-type="string" calcext:value-type="string">
            <text:p>2017/883</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TELEFONIA MOBILE. LIQUIDAZIONE II BIMESTRE 2017</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Atto Di Liquid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94</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DEL 24.08.2016 E SUCCESSIVI - AFFIDAMENTO INCARICO PROFESSIONALE RELATIVO AI LAVORI DI INSTALLAZIONE BARRIERE PARAMASSI E RETE CORTICALE SU COSTONE ROCCIOSO SOVRASTANTE LA STRADA COMUNALE EX 209 VALNERINA E S.S. 685 &amp;quote;TRE VALLI UMBRE&amp;quote; - APPROVAZ</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93</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2016 E SUCCESSIVI - ORDINANZA DI SGOMBERO EDIFICIO IN FRAZ. FIOLI (DI GIAMMARTINO SETTIMI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5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DEL 24.08.2016 E SUCCESSIVI - AFFIDAMENTO INCARICO PROFESSIONALE RELATIVO AI LAVORI DI INSTALLAZIONE BARRIERE PARAMASSI E RETE CORTICALE SU COSTONE ROCCIOSO SOVRASTANTE LA STRADA COMUNALE EX 209 VALNERINA E S.S. 685 &amp;quote;TRE VALLI UMBRE&amp;quote; - INDIZION</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92</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2016 E SUCCESSIVI - ORDINANZA DI SGOMBERO EDIFICIO IN FRAZ. TEVERE (ZINO RINALD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5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INTEGRAZIONE IMPEGNI DI SPESA PER LA GESTIONE DEL SERVIZIO DI ECONOMATO</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91</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2016 E SUCCESSIVI - ORDINANZA DI SGOMBERO EDIFICIO IN FRAZ. PARANESI (TORINI POMPILI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5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IMBORSO FONDO DI ECONOMATO</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90</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IMPEGNO DI SPESA E ACCERTAMENTO PER ACCERTAMENTI TRIBUTARI ELABORATI DALLA SOC.&amp;quote;Centro Dati Di Stasio e De Martinis srl&amp;quot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89</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2016 E SUCCESSIVI - ORDINANZA DI SGOMBERO EDIFICIO IN FRAZ. PARANESI (TORINI ARMAND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5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SSISTENZA SOFTWARE ANNO 2017. IMPEGNO DI SPESA</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88</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2016 E SUCCESSIVI - ORDINANZA DI SGOMBERO EDIFICIO IN FRAZ. TEVERE (SCARPONI MARIA ASSUNT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5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MANIFESTAZIONE FIOR DI CACIO : SERVIZIO ALLESTIMENTO E ORGANIZZAZIONE MANIFESTAZION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87</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ORDINANZA CONTINGIBILE ED URGENTE PER INAGIBILITA' TOTALE FABBRICATO SITO IN VIA GARIBALDI N. 50/A; CON DISPOSIZIONE IMMEDIATA DI INTERDIZIONE E SGOMBERO DEI LOCALI STESS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Ordinanza - Decret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754066" calcext:value-type="float">
            <text:p>13.4754066</text:p>
          </table:table-cell>
          <table:table-cell office:value-type="string" calcext:value-type="string">
            <text:p>2017/129</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MANIFESTAZIONE FIOR DI CACIO. IMPEGNO DI SPESA PER AFFISSIONI</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86</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2016 E SUCCESSIVI - ORDINANZA DI SGOMBERO EDIFICIO IN FRAZ. TEVERE (SAVINI FRANCESC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5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CONTINGIBILE ED URGENTE PER INAGIBILITA' TOTALE FABBRICATO SITO IN VIA BRESCIANO N. 15; CON DISPOSIZIONE IMMEDIATA DI INTERDIZIONE E SGOMBERO DEI LOCALI STESS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Ordinanza - Decret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754066" calcext:value-type="float">
            <text:p>13.4754066</text:p>
          </table:table-cell>
          <table:table-cell office:value-type="string" calcext:value-type="string">
            <text:p>2017/128</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SISMA DEL 24.08.2016 E SEGUENTI: FORNITURA PERSONAL COMPUTER</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85</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2016 E SUCCESSIVI - ORDINANZA DI SGOMBERO EDIFICIO IN FRAZ. CONA FAIETE (SACCHETTI VINCENZ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5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CONTINGIBILE ED URGENTE PER INAGIBILITA' TOTALE FABBRICATO SITO IN C.DA MOGLIAENZA N. 5; CON DISPOSIZIONE IMMEDIATA DI INTERDIZIONE E SGOMBERO DEI LOCALI STESS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Ordinanza - Decret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754066" calcext:value-type="float">
            <text:p>13.4754066</text:p>
          </table:table-cell>
          <table:table-cell office:value-type="string" calcext:value-type="string">
            <text:p>2017/127</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INTEGRAZIONE IMPEGNI DI SPESA PER LA GESTIONE DEL SERVIZIO ECONOMATO</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84</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ORDINANZA CONTINGIBILE ED URGENTE PER INAGIBILITA' TOTALE FABBRICATO SITO IN C.DA BRESCIANO; CON DISPOSIZIONE IMMEDIATA DI INTERDIZIONE E SGOMBERO DEI LOCALI STESS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Ordinanza - Decret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754066" calcext:value-type="float">
            <text:p>13.4754066</text:p>
          </table:table-cell>
          <table:table-cell office:value-type="string" calcext:value-type="string">
            <text:p>2017/126</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R.D.O. N. 1570752: IMPEGNO DI SPESA PER FORNITURA SCAFFALATURE METALLICH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83</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2016 E SUCCESSIVI - ORDINANZA DI SGOMBERO EDIFICIO IN FRAZ. MACCHIA SANTA CECILIA (SACCHETTI MAURIZI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5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CONTINGIBILE ED URGENTE PER INAGIBILITA' TOTALE FABBRICATO SITO IN VIA BRESCIANO N. 16; CON DISPOSIZIONE IMMEDIATA DI INTERDIZIONE E SGOMBERO DEI LOCALI STESS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Ordinanza - Decret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754066" calcext:value-type="float">
            <text:p>13.4754066</text:p>
          </table:table-cell>
          <table:table-cell office:value-type="string" calcext:value-type="string">
            <text:p>2017/125</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SISMA DEL 24.08.2016 E SEGUENTI. FORNITURA SCAFFALTURE METALLICHE. DETERMINAZIONE A CONTRARR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82</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2016 E SUCCESSIVI - ORDINANZA DI SGOMBERO EDIFICIO IN FRAZ. PARANESI (RENZI CORRAD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5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CONTINGIBILE ED URGENTE PER INAGIBILITA' TOTALE FABBRICATO SITO IN VIA BRUNFORTE N. 12; CON DISPOSIZIONE IMMEDIATA DI INTERDIZIONE E SGOMBERO DEI LOCALI STESS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Ordinanza - Decret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754066" calcext:value-type="float">
            <text:p>13.4754066</text:p>
          </table:table-cell>
          <table:table-cell office:value-type="string" calcext:value-type="string">
            <text:p>2017/124</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BORSA LAVORO. IMPEGNO DI SPESA</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81</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ORDINANZA CONTINGIBILE ED URGENTE PER INAGIBILITA' TOTALE FABBRICATO SITO IN VIA PIANO N. 3; CON DISPOSIZIONE IMMEDIATA DI INTERDIZIONE E SGOMBERO DEI LOCALI STESS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Ordinanza - Decret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754066" calcext:value-type="float">
            <text:p>13.4754066</text:p>
          </table:table-cell>
          <table:table-cell office:value-type="string" calcext:value-type="string">
            <text:p>2017/123</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ACCOMPAGNAMENTO IN AUTOBUS DEGLI ALUNNI DELLA SCUOLA DELL'INFANZIA. IMPEGNO DI SPESA</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80</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2016 E SUCCESSIVI - ORDINANZA DI SGOMBERO EDIFICIO IN FRAZ. CESA (PARIS MARC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4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CONTINGIBILE ED URGENTE PER INAGIBILITA' TOTALE FABBRICATO SITO IN VIA BERARDE N. 22; CON DISPOSIZIONE IMMEDIATA DI INTERDIZIONE E SGOMBERO DEI LOCALI STESS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Ordinanza - Decret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754066" calcext:value-type="float">
            <text:p>13.4754066</text:p>
          </table:table-cell>
          <table:table-cell office:value-type="string" calcext:value-type="string">
            <text:p>2017/122</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SISMA DEL 24.08.2016 E SUCCESSIVI - L.R. 23/2003 E S.M.I. - ASSEGNAZIONE PROVVISORIA ALLOGGIO DI EDILIZIA RESIDENZIALE PUBBLICA AL SIG. MASSARI MAURIZIO</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Vallo di Ner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2.8637598" calcext:value-type="float">
            <text:p>12.8637598</text:p>
          </table:table-cell>
          <table:table-cell office:value-type="string" calcext:value-type="string">
            <text:p>2017/279</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2016 E SUCCESSIVI - ORDINANZA DI SGOMBERO EDIFICIO IN FRAZ. CANILI (PARIS ANGEL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4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CONTINGIBILE ED URGENTE PER INAGIBILITA' TOTALE FABBRICATO SITO IN C.DA MOGLIAENZA N. 8; CON DISPOSIZIONE IMMEDIATA DI INTERDIZIONE E SGOMBERO DEI LOCALI STESS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Ordinanza - Decret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754066" calcext:value-type="float">
            <text:p>13.4754066</text:p>
          </table:table-cell>
          <table:table-cell office:value-type="string" calcext:value-type="string">
            <text:p>2017/121</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ORDINANZA CONTINGIBILE ED URGENTE PER INAGIBILITA' TOTALE FABBRICATO SITO IN VIA GUERRIERI N. 20; CON DISPOSIZIONE IMMEDIATA DI INTERDIZIONE E SGOMBERO DEI LOCALI STESS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Ordinanza - Decret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754066" calcext:value-type="float">
            <text:p>13.4754066</text:p>
          </table:table-cell>
          <table:table-cell office:value-type="string" calcext:value-type="string">
            <text:p>2017/120</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SISMA 24 AGOSTO 2016 E SUCCESSIVI - ORDINANZA DI SGOMBERO EDIFICIO IN FRAZ. LICCIANO (MONTANINO GILDA e ANNAMARI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4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CONTINGIBILE ED URGENTE PER INAGIBILITA' TOTALE FABBRICATO SITO IN C.DA SAN RUFFINO N. 8; CON DISPOSIZIONE IMMEDIATA DI INTERDIZIONE E SGOMBERO DEI LOCALI STESS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Ordinanza - Decret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754066" calcext:value-type="float">
            <text:p>13.4754066</text:p>
          </table:table-cell>
          <table:table-cell office:value-type="string" calcext:value-type="string">
            <text:p>2017/119</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SISMA 24 AGOSTO 2016 E SUCCESSIVI - ORDINANZA DI SGOMBERO EDIFICIO IN FRAZ. TAVOLERO (MARINI TONIN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4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CONTINGIBILE ED URGENTE PER INAGIBILITA' TOTALE FABBRICATO SITO IN VIA OSVALDO LICINI N. 13; CON DISPOSIZIONE IMMEDIATA DI INTERDIZIONE E SGOMBERO DEI LOCALI STESS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Ordinanza - Decret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754066" calcext:value-type="float">
            <text:p>13.4754066</text:p>
          </table:table-cell>
          <table:table-cell office:value-type="string" calcext:value-type="string">
            <text:p>2017/118</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ORDINANZA CONTINGIBILE ED URGENTE PER INAGIBILITA' TOTALE FABBRICATO SITO IN VIA OSVALDO LICINI N. 12; CON DISPOSIZIONE IMMEDIATA DI INTERDIZIONE E SGOMBERO DEI LOCALI STESS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Ordinanza - Decret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754066" calcext:value-type="float">
            <text:p>13.4754066</text:p>
          </table:table-cell>
          <table:table-cell office:value-type="string" calcext:value-type="string">
            <text:p>2017/117</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SISMA 24 AGOSTO 2016 E SUCCESSIVI - ORDINANZA DI SGOMBERO EDIFICIO IN FRAZ. ALVELLI (LAUDI NELLA MARI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4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VVISO MOBILITA' VOLONTARIA TRA ENT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Avvisi Generali</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754066" calcext:value-type="float">
            <text:p>13.4754066</text:p>
          </table:table-cell>
          <table:table-cell office:value-type="string" calcext:value-type="string">
            <text:p>2017/116</text:p>
          </table:table-cell>
          <table:table-cell office:value-type="string" calcext:value-type="string">
            <text:p>Fri; 14 Jul 2017 00:00:00 +0200</text:p>
          </table:table-cell>
        </table:table-row>
        <table:table-row table:style-name="ro1">
          <table:table-cell table:number-columns-repeated="2" office:value-type="string" calcext:value-type="string">
            <text:p>&amp;quote;&gt;SISMA 24 AGOSTO 2016 E SUCCESSIVI - ORDINANZA DI SGOMBERO EDIFICIO IN FRAZ. MACCHIA SANTA CECILIA (FLEMAK MARI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4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BANDO D'ASTA PUBBLICA VENDITA IMMOBILE PROPRIETÃ€ COMUNALE EX SCUOLA MATERNA VIA VALLE E TERRENO ADIACENTE</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Bando Di Gar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754066" calcext:value-type="float">
            <text:p>13.4754066</text:p>
          </table:table-cell>
          <table:table-cell office:value-type="string" calcext:value-type="string">
            <text:p>2017/115</text:p>
          </table:table-cell>
          <table:table-cell office:value-type="string" calcext:value-type="string">
            <text:p>Mon; 26 Jun 2017 00:00:00 +0200</text:p>
          </table:table-cell>
        </table:table-row>
        <table:table-row table:style-name="ro1">
          <table:table-cell table:number-columns-repeated="2" office:value-type="string" calcext:value-type="string">
            <text:p>&amp;quote;&gt;SISMA 24 AGOSTO 2016 E SUCCESSIVI - ORDINANZA DI SGOMBERO EDIFICIO IN FRAZ. CIARELLI (FEBBI ELEN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4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BONUS IDRICO ANNO 2016 - RETTIFICA GRADUATORIA BENEFICIARI APPROVATA CON DETERMINAZIONE AREA AMMINISTRATIVA N. 13 DEL 01/03/2017.</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54066" calcext:value-type="float">
            <text:p>13.4754066</text:p>
          </table:table-cell>
          <table:table-cell office:value-type="string" calcext:value-type="string">
            <text:p>2017/114</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2016 E SUCCESSIVI - ORDINANZA DI SGOMBERO EDIFICIO IN FRAZ. FIOLI (DI TOMMASO GIANNIN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4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FFIDO ETERO-FAMILIARE DI MINORE. ASSUNZIONE IMPEGNO DI SPESA PERIODO APRILE - MAGGIO 2017</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assa Ferman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754066" calcext:value-type="float">
            <text:p>13.4754066</text:p>
          </table:table-cell>
          <table:table-cell office:value-type="string" calcext:value-type="string">
            <text:p>2017/113</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4 AGOSTO 2016 E SUCCESSIVI - ORDINANZA DI SGOMBERO EDIFICIO IN FRAZ. FIOLI (DI TOMMASO GIANNI)</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4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 FIOLI (DI TOMMASO ADA MEDIN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4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 SERRA (DI PAOLO SESTIN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3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 FORNO (DI PAOLANTONIO UMBERT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3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 TEVERE (DI LORETO ENZ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3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 IMPOSTE (DI GIUSEPPE CORRAD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3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 FIUME (DI GIROLAMO EMILIAN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3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 IN FRAZ. CIARELLI (DI GENNARO VIN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3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TEVERE (DI GENNARO VIN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3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 SAN BIAGIO (DI FRANCESCO LUIGI CORRADIN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3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 FIOLI (DI FORTUNATO ELIDE PENELOPE)</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3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 FIOLI (DI TOMMASO LUIGI; CECILIA LUANA; ELI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3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 FAIETE (CIAPANNA FRANCESC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2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 TEVERE (BRANDIFERRO SABRIN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2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 IMPOSTE (BILANZOLA DANTE).</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2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 ACQUARATOLA (BILANZOLA ADALGIS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2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RIANO (PERACOTTA ADALGIS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2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 FORNO ( Di Basilio Gabriele; Giovanni; Nicola - Forchini Antoni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2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 FIUME (SCARPONI DOMENICO E NARDI VINCENZ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2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ORDINANZA DI SGOMBERO EDIFICIO IN FRAZ. FIUME (DI PATRIZIO CLEMENTINA; LIDIA E MARIA CONCETT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2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E SUCCESSIVI - PUBBLICAZIONE ESITI SOPRALLUOGHI SU IMMOBILI EFFETTUATI NEL PERIODO DAL 15-02-2017 AL 27-03-2017</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Avvisi</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2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ggiornamento degli Albi dei Giudici Popolari per le Corti d'Assise e per le Corti d'Assise di Appell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Avvisi</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0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Provvedimenti di carattere contingibile ed urgente per la demolizione/messa in sicurezza di fabbricati lesionati da evento calamitoso e conseguentemente pericolanti in frazione CES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0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 AGOSTO 2016 E SUCCESSIVI - Provvedimenti di carattere contingibile ed urgente per la demolizione/messa in sicurezza di fabbricati lesionati da evento calamitoso e conseguentemente pericolanti in frazione FAIETE.</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0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Provvedimenti di carattere contingibile ed urgente per la demolizione/messa in sicurezza di fabbricati lesionati da evento calamitoso e conseguentemente pericolanti</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0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STRUZIONE CARCASSA EQUINA MEDIANTE INFOSSAMENT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10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IPRESA ATTIVITA' SCOLASTICHE A SEGUITO DI CHIUSURA PER EMERGENZA NEVE DEL GENNAIO 2017.</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4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 CHIUSURA EDIFICIO ADIBITO A SCUOLA ELEMENTARE IN LOCALITA IMPOSTE</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4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Elenco Determine NÂ° 113</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2.9402024" calcext:value-type="float">
            <text:p>12.9402024</text:p>
          </table:table-cell>
          <table:table-cell office:value-type="string" calcext:value-type="string">
            <text:p>2017/16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DI SGOMBERO EDIFICIO IN LOCALITA' SELLA CIARELLI DI PROPRIETA' DEI SIGG:DI DPIETRO GUERINO; DOMENICO;FRANCESCO E DI VITANTONIO SERAFIN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4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DEL 24 AGOSTO 2016. Ordinanza contingibile ed urgente ai sensi dell'ar. 54 comma 2 del D.lgs 18 Agosto 2000; n. 267. MERCURI MONICA ed altri. Foglio 18 p.lla 5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609186" calcext:value-type="float">
            <text:p>13.609186</text:p>
          </table:table-cell>
          <table:table-cell office:value-type="string" calcext:value-type="string">
            <text:p>2017/510</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ACQUISTO CARBURANTE PER IMPIANTO DISTRIBUTORE LUNGO S.P. 93 VENAROTTES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Determinan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909482" calcext:value-type="float">
            <text:p>13.4909482</text:p>
          </table:table-cell>
          <table:table-cell office:value-type="string" calcext:value-type="string">
            <text:p>2017/400</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PROVVEDIMENTI IN ORDINE ALLA MESSA IN SICUREZZA DI EDIFICIO SITO IN LOC. CASTELMURATO (FOGLIO 25 - PART. 503) DI PROPRIETÃ€ DEL SIG. GABRIELLI PAOLO - C.F. GBRPLA63H06E783Z.</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137908" calcext:value-type="float">
            <text:p>13.137908</text:p>
          </table:table-cell>
          <table:table-cell office:value-type="string" calcext:value-type="string">
            <text:p>2017/413</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Elenco Determine NÂ° 112</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2.9402024" calcext:value-type="float">
            <text:p>12.9402024</text:p>
          </table:table-cell>
          <table:table-cell office:value-type="string" calcext:value-type="string">
            <text:p>2017/15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DEL 24 AGOSTO 2016. Ordinanza contingibile ed urgente ai sensi dell'ar. 54 comma 2 del D.lgs 18 Agosto 2000; n. 267. Armellini Alessandra F.24 m.659/2.</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609186" calcext:value-type="float">
            <text:p>13.609186</text:p>
          </table:table-cell>
          <table:table-cell office:value-type="string" calcext:value-type="string">
            <text:p>2017/509</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IMPEGNO DI SPESA PER ACQUISTO VERNICE RIFACIMENTO SEGNALETICA ORIZZONTALE - PROVVEDIMENTI.=</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Determinan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909482" calcext:value-type="float">
            <text:p>13.4909482</text:p>
          </table:table-cell>
          <table:table-cell office:value-type="string" calcext:value-type="string">
            <text:p>2017/399</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SISMA 2016 - ORDINANZA SGOMBERO EDIFICI</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4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Elenco Determine NÂ° 110</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2.9402024" calcext:value-type="float">
            <text:p>12.9402024</text:p>
          </table:table-cell>
          <table:table-cell office:value-type="string" calcext:value-type="string">
            <text:p>2017/15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ettifica ed Integrazione di Ordinanza di inagibilitÃ  edificio situato a Ussita in Via Fluminata snc (Foglio 24 - Part. 1 - Aggregato 00549). Proprietario: ROSI GIANCARLO; C. F.: RSOGCR58D07H015C; in qualitÃ  di legale rappresentante della GIROS S.P.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137908" calcext:value-type="float">
            <text:p>13.137908</text:p>
          </table:table-cell>
          <table:table-cell office:value-type="string" calcext:value-type="string">
            <text:p>2017/412</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SISMA DEL 26 Ottobre 2016 e seguenti. Ordinanza contingibile ed urgente ai sensi dell'art. 54 comma 2 del D.Lgs 18 agosto 2000; n. 267. ERCOLI GIUSEPPE Foglio 23 p.lla 45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609186" calcext:value-type="float">
            <text:p>13.609186</text:p>
          </table:table-cell>
          <table:table-cell office:value-type="string" calcext:value-type="string">
            <text:p>2017/508</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PUBBLICAZIONE ESITO DELLA PROCEDURA NEGOZIATA EX ART. 36; CO. 2 LETT. B) DEL D.LGS. 50/2016 PER L'AFFIDAMENTO DEI LAVORI DI REALIZZAZIONE DEL &amp;quote;PROGRAMMA DI MANUTENZIONE ORDINARIA E STRAORDINARIA ALLOGGI DI PROPRIETA' ED IN GESTIONE DELL'ERAP MARCH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Avvisi Altri Ent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909482" calcext:value-type="float">
            <text:p>13.4909482</text:p>
          </table:table-cell>
          <table:table-cell office:value-type="string" calcext:value-type="string">
            <text:p>2017/396</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SISMA 2016 - ORDINANZA DI SGOMBERO EDIFICIO IN FRAZ. FAIETE (VEDOVELLI ANGEL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4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Elenco Determine NÂ° 114</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2.9402024" calcext:value-type="float">
            <text:p>12.9402024</text:p>
          </table:table-cell>
          <table:table-cell office:value-type="string" calcext:value-type="string">
            <text:p>2017/15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DEL 26 Ottobre 2016 e seguenti. Ordinanza contingibile ed urgente ai sensi dell'art. 54 comma 2 del D.Lgs 18 agosto 2000; n. 267. ROMANI Mariagrazia ed altri. Foglio 14 p.lla 4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609186" calcext:value-type="float">
            <text:p>13.609186</text:p>
          </table:table-cell>
          <table:table-cell office:value-type="string" calcext:value-type="string">
            <text:p>2017/507</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Avvisi Comune Di Forc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4909482" calcext:value-type="float">
            <text:p>13.4909482</text:p>
          </table:table-cell>
          <table:table-cell office:value-type="string" calcext:value-type="string">
            <text:p>2017/39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016. Ordinanza di inagibilitÃ  edificio situato in Ussita Loc. Sasso Via S. Lucia (Foglio 17 - Part. 363 e 365 - Aggregato 00640). Proprietari: Pizzichini Luciano - C.F. PZZLCN58R01H501Z; Pizzichini Sandra - C.F. PZZSDR56A67H501A; De Luca Anton</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137908" calcext:value-type="float">
            <text:p>13.137908</text:p>
          </table:table-cell>
          <table:table-cell office:value-type="string" calcext:value-type="string">
            <text:p>2017/411</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SISMA 2016 - ORDINANZA DI SGOMBERO EDIFICIO IN FRAZ. RIANO (SAVINI FRANCESC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4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DEL 26 Ottobre 2016 e seguenti. Ordinanza contingibile ed urgente ai sensi dell'art. 54 comma 2 del D.Lgs 18 agosto 2000; n. 267. Crowther Hugh Hayden e Griffiths Joanna Lesley. Porzione edificio f. 23 P.lla 148.</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609186" calcext:value-type="float">
            <text:p>13.609186</text:p>
          </table:table-cell>
          <table:table-cell office:value-type="string" calcext:value-type="string">
            <text:p>2017/506</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Richiesta comunicazione sussistenza presso amministrazioni comunali di una graduatoria a tempo indeterminato vigente relativa al profilo di Istruttore Amministrativo-Servizi Demografici-Stato Civile-AttivitÃ  Sociali categoria C.-</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Avvisi Altri Enti</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4909482" calcext:value-type="float">
            <text:p>13.4909482</text:p>
          </table:table-cell>
          <table:table-cell office:value-type="string" calcext:value-type="string">
            <text:p>2017/397</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SISMA 2016 - ORDINANZA DI SGOMBERO EDIFICIO IN FRAZ. TEVERE (ROCCI ROMOL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4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016. Ordinanza di inagibilitÃ  edificio situato in Ussita Loc. Calcara Via della Crocetta (Foglio 27 - Part. 45 e 47 - Aggregato 19900). Proprietari: Michelangeli Ivano - C.F. MCHVNI52D17B114H; Dominici Antonella - C.F. DMNNNL64S64H501T; Fiorel</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137908" calcext:value-type="float">
            <text:p>13.137908</text:p>
          </table:table-cell>
          <table:table-cell office:value-type="string" calcext:value-type="string">
            <text:p>2017/410</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SISMA DEL 26 Ottobre 2016 e seguenti. Ordinanza contingibile ed urgente ai sensi dell'art. 54 comma 2 del D.Lgs 18 agosto 2000; n. 267. LANCIOTTI GIULIANO ed altri. Foglio 7 p.lla 160</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609186" calcext:value-type="float">
            <text:p>13.609186</text:p>
          </table:table-cell>
          <table:table-cell office:value-type="string" calcext:value-type="string">
            <text:p>2017/505</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POSTA CERTIFICATA: Avviso Mobilita' Istruttore Contabile.</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2.9402024" calcext:value-type="float">
            <text:p>12.9402024</text:p>
          </table:table-cell>
          <table:table-cell office:value-type="string" calcext:value-type="string">
            <text:p>2017/15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VVISO DI MOBILITA' VOLONTARIA TRA ENTI AI SENSI DELL'ART. 30 D.LGS. N. 165/2001 PER LA COPERTURA DI N. 1 POSTO DI &amp;quote;ISTRUTTORE CONTABILE&amp;quote; - CATEGORIA C A TEMPO PIENO ED INDETERMINATO.</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Avvisi Altri Enti</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4909482" calcext:value-type="float">
            <text:p>13.4909482</text:p>
          </table:table-cell>
          <table:table-cell office:value-type="string" calcext:value-type="string">
            <text:p>2017/395</text:p>
          </table:table-cell>
          <table:table-cell office:value-type="string" calcext:value-type="string">
            <text:p>Fri; 14 Jul 2017 00:00:00 +0200</text:p>
          </table:table-cell>
        </table:table-row>
        <table:table-row table:style-name="ro1">
          <table:table-cell table:number-columns-repeated="2" office:value-type="string" calcext:value-type="string">
            <text:p>&amp;quote;&gt;SISMA 2016 - ORDINANZA DI SGOMBERO EDIFICIO IN FRAZ. TEVERE (ROCCI REM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3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DEL 26 Ottobre 2016 e seguenti. Ordinanza contingibile ed urgente ai sensi dell'art. 54 comma 2 del D.Lgs 18 agosto 2000; n. 267. PASQUALINI PAOLO ed altri. Foglio 11 p.lla 44</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609186" calcext:value-type="float">
            <text:p>13.609186</text:p>
          </table:table-cell>
          <table:table-cell office:value-type="string" calcext:value-type="string">
            <text:p>2017/504</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Reg. Gen.Ord.n.158/2017 SISMA del 24.08.2016 e seguenti. Ordinanza di NON UTILIZZABILITA' e di interdizione all'uso edificio sito in C.so Beata M.A. Pallotta n. 7/9. Esito scheda FAST</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909482" calcext:value-type="float">
            <text:p>13.4909482</text:p>
          </table:table-cell>
          <table:table-cell office:value-type="string" calcext:value-type="string">
            <text:p>2017/394</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Sisma 2016. Ordinanza di inagibilitÃ  edificio situato a Ussita Loc. Calcara Via la Crocetta n. 4 (Foglio 27 - Part. 48 - Aggregato 19900). Proprietari: Gioia Patrizia - C.F. GIOPRZ72M54H501X; Poli Emiliano - C.F. PLOMLN77C19B474B; Poli Gianni - C.F.</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137908" calcext:value-type="float">
            <text:p>13.137908</text:p>
          </table:table-cell>
          <table:table-cell office:value-type="string" calcext:value-type="string">
            <text:p>2017/409</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SISMA 2016 - ORDINANZA DI SGOMBERO EDIFICIO IN FRAZ. FAIETE (POETA LUIGI)</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3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FFIDAMENTO GESTIONE CHIOSCO ED AREA COMUNALE &amp;quote;BAMBINOPOLI - GIARDINO D'ESTATE&amp;quote;. APPROVAZIONE ATTI COMMISSIONE GIUDICATRICE. AGGIUDICAZIONE DEFINITIVA.</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609186" calcext:value-type="float">
            <text:p>13.609186</text:p>
          </table:table-cell>
          <table:table-cell office:value-type="string" calcext:value-type="string">
            <text:p>2017/503</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Reg. Gen.Ord.n.157/2017 SISMA del 24.08.2016 e seguenti. Ordinanza di NON UTILIZZABILITA' e di interdizione all'uso edificio sito in C.da Fonteviva 8. Esito scheda FAST n.10</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909482" calcext:value-type="float">
            <text:p>13.4909482</text:p>
          </table:table-cell>
          <table:table-cell office:value-type="string" calcext:value-type="string">
            <text:p>2017/393</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SISMA 2016 - ORDINANZA DI SGOMBERO EDIFICIO IN FRAZ. RIANO (PERACOTTA ALGIS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3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016. Ordinanza di inagibilitÃ  edificio situato in Ussita Loc. Sorbo Via Piana Dei Mercanti (Foglio 25 Part.lle 223 e 213 sub 2; 5; 12 e 13 - Aggregato 00370). Proprietari: Rinaldi Maria Cristina - C.F. RNLMCR64P42H501G; Rinaldi Roberto - C.F</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137908" calcext:value-type="float">
            <text:p>13.137908</text:p>
          </table:table-cell>
          <table:table-cell office:value-type="string" calcext:value-type="string">
            <text:p>2017/408</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SISMA 24 AGOSTO 2016 E SEGUENTI - AFFIDAMENTO LAVORI DI &amp;quote;MESSA IN SICUREZZA DI STRADE COMUNALI LAGO E LUGUGNANO MEDIANTE LA DEMOLIZIONE DI EDIFICI PERICOLANTI&amp;quote; -</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609186" calcext:value-type="float">
            <text:p>13.609186</text:p>
          </table:table-cell>
          <table:table-cell office:value-type="string" calcext:value-type="string">
            <text:p>2017/502</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POSTA CERTIFICATA: PROT CIIP 2017013242 Richiesta pubblicazione ALBO PRETORIO avviso avvio procedimento espropriativo CC AXDM.</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2.9402024" calcext:value-type="float">
            <text:p>12.9402024</text:p>
          </table:table-cell>
          <table:table-cell office:value-type="string" calcext:value-type="string">
            <text:p>2017/15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eg. Gen.Ord.n.156/2017 SISMA del 24.08.2016 e seguenti. Ordinanza di NON UTILIZZABILITA' e di interdizione all'uso edificio sito in C.da Montetorre n.1. Esito scheda FAST n.0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909482" calcext:value-type="float">
            <text:p>13.4909482</text:p>
          </table:table-cell>
          <table:table-cell office:value-type="string" calcext:value-type="string">
            <text:p>2017/392</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SISMA 2016 - ORDINANZA DI SGOMBERO EDIFICIO IN FRAZ. PARANESI (MARABOTTO TERES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3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016 - Concessione del patrocinio gratuito all'Associazione Movimento Tellurico per l'iniziativa &amp;quote;Lunga Marcia nelle terre del sisma&amp;quote; per il 01.07.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137908" calcext:value-type="float">
            <text:p>13.137908</text:p>
          </table:table-cell>
          <table:table-cell office:value-type="string" calcext:value-type="string">
            <text:p>2017/407</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ORDINANZA N 24 DEL 12.05.2017 AFFIDAMENTO INCARICO PER STUDIO DI MICROZONIZZAZIONE SISMICA DI III LIVELLO</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609186" calcext:value-type="float">
            <text:p>13.609186</text:p>
          </table:table-cell>
          <table:table-cell office:value-type="string" calcext:value-type="string">
            <text:p>2017/501</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VVISO DI CONVOCAZIONE DEL CONSIGLIO COMUNALE.</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2.9402024" calcext:value-type="float">
            <text:p>12.9402024</text:p>
          </table:table-cell>
          <table:table-cell office:value-type="string" calcext:value-type="string">
            <text:p>2017/15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eg. Gen.Ord.n.155/2017 SISMA del 24.08.2016 e seguenti. Ordinanza di NON UTILIZZABILITA' e di interdizione all'uso edificio sito in C.da Montetorre n.1. Esito scheda FAST</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909482" calcext:value-type="float">
            <text:p>13.4909482</text:p>
          </table:table-cell>
          <table:table-cell office:value-type="string" calcext:value-type="string">
            <text:p>2017/391</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SISMA 2016 - ORDINANZA DI SGOMBERO EDIFICIO IN FRAZ. FAIETE (FRATINI MARI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3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DESIONE ALL'ASSOCIAZIONE NAZIONALE PICCOLI COMUNI D'ITALIA - ANNO 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137908" calcext:value-type="float">
            <text:p>13.137908</text:p>
          </table:table-cell>
          <table:table-cell office:value-type="string" calcext:value-type="string">
            <text:p>2017/406</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LAVORI DI &amp;quote;MIGLIORAMENTO SISMICO; EFFICIENTAMENTO ENERGETICO; SICUREZZA; EDIFICIO SCOLASTICO ADIBITO A SCUOLA MEDIA; LICEO CLASSICO; PALESTRA. CUP: C44H15000170001. APPROVAZIONE PERIZIA DI VARIANTE / AGGIUSTAMENTO FINAL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609186" calcext:value-type="float">
            <text:p>13.609186</text:p>
          </table:table-cell>
          <table:table-cell office:value-type="string" calcext:value-type="string">
            <text:p>2017/500</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Reg. Gen.Ord.n.154/2017 SISMA del 24.08.2016 e seguenti. Ordinanza di NON UTILIZZABILITA' e di interdizione all'uso edificio sito in C.da Fonteviva 11. Esito scheda FAST</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909482" calcext:value-type="float">
            <text:p>13.4909482</text:p>
          </table:table-cell>
          <table:table-cell office:value-type="string" calcext:value-type="string">
            <text:p>2017/390</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SISMA 2016 - ORDINANZA DI SGOMBERO EDIFICIO IN FRAZ. CANILI (FRANZINI CAMILL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3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4.08.2016 E SEGUENTI - INDIVIDUAZIONE DI MASSIMA AREE NECESSARIE PER IL SUPERAMENTO DELL'EMERGENZA - ULTERIORI PROVVEDIMENT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137908" calcext:value-type="float">
            <text:p>13.137908</text:p>
          </table:table-cell>
          <table:table-cell office:value-type="string" calcext:value-type="string">
            <text:p>2017/405</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LAVORI DI AMPLIAMENTO CIVICO CIMITERO CAPOLUOGO. LIQUIDAZIONE ULTERIORE ACCONTO FATTURA RICCI PATRIZIA.</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609186" calcext:value-type="float">
            <text:p>13.609186</text:p>
          </table:table-cell>
          <table:table-cell office:value-type="string" calcext:value-type="string">
            <text:p>2017/499</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Reg. Gen.Ord.n.153/2017 SISMA del 24.08.2016 e seguenti. Ordinanza di inagibilitÃ  parziale (C) e (F) inagibile per rischio esterno edificio sito in Via Del Monte 26-28 e Corso B.M.A.Pallotta 12. Esito scheda Aedes</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909482" calcext:value-type="float">
            <text:p>13.4909482</text:p>
          </table:table-cell>
          <table:table-cell office:value-type="string" calcext:value-type="string">
            <text:p>2017/389</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SISMA 2016 - ORDINANZA DI SGOMBERO EDIFICIO IN FRAZ. FORNO (FORCHINI ANTONI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3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LAVORI DI AMPLIAMENTO CIVICO CIMITERO CAPOLUOGO. PROGETTO PRINCIPALE; II^ E III^ STRALCIO. APPROVAZIONE RIEPILOGO SPESE TECNICHE ED INCENTIVI D. LGS. 163/2006. LIQUIDAZIONE FATTURA RICCI PATRIZIA.</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609186" calcext:value-type="float">
            <text:p>13.609186</text:p>
          </table:table-cell>
          <table:table-cell office:value-type="string" calcext:value-type="string">
            <text:p>2017/498</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CONVOCAZIONE CONSIGLIO COMUNALE PER IL GIORNO 12 GIUGNO 2017 ALLE ORE 17;30.-</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Avvisi Comune Di Forc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909482" calcext:value-type="float">
            <text:p>13.4909482</text:p>
          </table:table-cell>
          <table:table-cell office:value-type="string" calcext:value-type="string">
            <text:p>2017/38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016 - ORDINANZA DI SGOMBERO EDIFICIO IN FRAZ. PARANESI (DILETTI DONAT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3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POSTA CERTIFICATA: BANDO ALIENAZIONE VIA VALLE - TRASMISSIONE PER PUBBLICAZIONE ALBO PRETORI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Band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2.9402024" calcext:value-type="float">
            <text:p>12.9402024</text:p>
          </table:table-cell>
          <table:table-cell office:value-type="string" calcext:value-type="string">
            <text:p>2017/15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DEL 26 Ottobre 2016 e seguenti. Ordinanza contingibile ed urgente ai sensi dell'art. 54 comma 2 del D.Lgs 18 agosto 2000; n. 267. ANGELICI GIUSEPPE ed altri. Foglio 32 p.lla 38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609186" calcext:value-type="float">
            <text:p>13.609186</text:p>
          </table:table-cell>
          <table:table-cell office:value-type="string" calcext:value-type="string">
            <text:p>2017/497</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vviso rilascio permesso di costruire in sanatoria n.5/2017 Campbell Robert James</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Avvisi Comune Di Forc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909482" calcext:value-type="float">
            <text:p>13.4909482</text:p>
          </table:table-cell>
          <table:table-cell office:value-type="string" calcext:value-type="string">
            <text:p>2017/387</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Bando di alienazione immobile comunale in via VALL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137908" calcext:value-type="float">
            <text:p>13.137908</text:p>
          </table:table-cell>
          <table:table-cell office:value-type="string" calcext:value-type="string">
            <text:p>2017/404</text:p>
          </table:table-cell>
          <table:table-cell office:value-type="string" calcext:value-type="string">
            <text:p>Mon; 26 Jun 2017 00:00:00 +0200</text:p>
          </table:table-cell>
        </table:table-row>
        <table:table-row table:style-name="ro1">
          <table:table-cell table:number-columns-repeated="2" office:value-type="string" calcext:value-type="string">
            <text:p>&amp;quote;&gt;SISMA 2016 - ORDINANZA DI SGOMBERO EDIFICIO IN FRAZ. SAN BIAGIO (DI STEFANO GIUSEPPIN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3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vviso rilascio permesso di costruire in sanatoria n.4/2017 Alessandroni Antonio</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Avvisi Comune Di Forc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909482" calcext:value-type="float">
            <text:p>13.4909482</text:p>
          </table:table-cell>
          <table:table-cell office:value-type="string" calcext:value-type="string">
            <text:p>2017/386</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SISMA 2016 - PROVVEDIMENTI IN ORDINE AI CONTRIBUTI PER AUTONOMA SISTEMAZIONE SPETTANTI IN BASE ALL'ORDINANZA DELLA PRESIDENZA DEL CONSIGLIO DEI MINISTRI - DIPARTIMENTO DELLA PROTEZIONE CIVILE N. 388/2016 - EROGAZIONE CONTRIBUTO - FINO AL MESE DI APR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137908" calcext:value-type="float">
            <text:p>13.137908</text:p>
          </table:table-cell>
          <table:table-cell office:value-type="string" calcext:value-type="string">
            <text:p>2017/403</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SISMA 2016 - ORDINANZA DI SGOMBERO EDIFICIO IN FRAZ. SAN BIAGIO (DI STEFANO GILD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3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vviso rilascio del permesso di costruire in sanatoria e per eseguire attivitÃ  edilizia o di trasformazione urbanistica - Permesso di costruire nr. 2017/6 - Pratica edilizia nr. 2015/2.-</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Avvisi Comune Di Force</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909482" calcext:value-type="float">
            <text:p>13.4909482</text:p>
          </table:table-cell>
          <table:table-cell office:value-type="string" calcext:value-type="string">
            <text:p>2017/385</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SISMA 2016 - ORDINANZA DI SGOMBERO EDIFICIO IN FRAZ. POMAROLO (DI SANTE CONCETTINA PALMIN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POSTA CERTIFICATA: pubblicazione esito ERAP 2</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Avviso Pubblico</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609186" calcext:value-type="float">
            <text:p>13.609186</text:p>
          </table:table-cell>
          <table:table-cell office:value-type="string" calcext:value-type="string">
            <text:p>2017/495</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Sisma 2016. Ordinanza di inagibilitÃ  edificio situato a Ussita Loc. Sasso (Foglio 15 - Part. 508 - Aggregato 00657). Proprietario: Lapucci Mario - C.F. LPCMRA29L14L517K.</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137908" calcext:value-type="float">
            <text:p>13.137908</text:p>
          </table:table-cell>
          <table:table-cell office:value-type="string" calcext:value-type="string">
            <text:p>2017/402</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Reg.Gen.Ord.n. 152/2017 Ordinanza di NON UTILIZZABILITA' e di interdizione all'uso di edificio C.da Pomarolo n.4. Esito scheda FAST n.04</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909482" calcext:value-type="float">
            <text:p>13.4909482</text:p>
          </table:table-cell>
          <table:table-cell office:value-type="string" calcext:value-type="string">
            <text:p>2017/384</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SISMA 2016 - ORDINANZA DI SGOMBERO EDIFICIO IN FRAZ. PARANESI (DI SALVATORE GABRIELE)</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ILASCIO PERMESSO DI COSTRUIRE 7/P/2016-V2</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Permesso Di Costruire</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609186" calcext:value-type="float">
            <text:p>13.609186</text:p>
          </table:table-cell>
          <table:table-cell office:value-type="string" calcext:value-type="string">
            <text:p>2017/496</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POSTA CERTIFICATA: 0010748|07/06/2017|P_FM|RP_FM|ZPA|P|14.3/2010/ZPA/6</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Bando Di Concor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2.9402024" calcext:value-type="float">
            <text:p>12.9402024</text:p>
          </table:table-cell>
          <table:table-cell office:value-type="string" calcext:value-type="string">
            <text:p>2017/15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eg.Gen.Ord.n. 151/2017 Ordinanza di inagibilitÃ  totale (E) e inagibilitÃ  per rischio esterno (F) e di interdizione all'uso di edificio F.ne Quinzano. Esito scheda AEDES n.05</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909482" calcext:value-type="float">
            <text:p>13.4909482</text:p>
          </table:table-cell>
          <table:table-cell office:value-type="string" calcext:value-type="string">
            <text:p>2017/383</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Sisma 2016. Ordinanza di inagibilitÃ  edificio a Ussita Loc. Sasso Via Salita di Macereto (Foglio 15 - Part. 312 - Aggregato 00664). Proprietari: Bettucci Andrea - C.F. BTTNDR67A24E783K; Aureli Adriano - C.F. RLADRN64E04L517T; Aureli Alfredo - C.F. RL</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137908" calcext:value-type="float">
            <text:p>13.137908</text:p>
          </table:table-cell>
          <table:table-cell office:value-type="string" calcext:value-type="string">
            <text:p>2017/401</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ISMA 2016 - ORDINANZA DI SGOMBERO EDIFICIO IN FRAZ. PARANESI (DI SALVATORE ANTONI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016 - LAVORI DI SOMMA URGENZA PER SPOSTAMENTO UFFICI COMUNALI E C.O.C. A SEGUITO DELL'ORDINANZA SINDACALE N. 103/2016. LIQUIDAZIONE FATTURA DITTA ITAL IMPIANTI DI COSTANTINI LELIO PER ADATTAMENTO IMPIANTO IDRO-TERMO-SANITARIO. CIG: ZB31D15532</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609186" calcext:value-type="float">
            <text:p>13.609186</text:p>
          </table:table-cell>
          <table:table-cell office:value-type="string" calcext:value-type="string">
            <text:p>2017/494</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Elenco Delibere NÂ° 35 - 36 - 37</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2.9402024" calcext:value-type="float">
            <text:p>12.9402024</text:p>
          </table:table-cell>
          <table:table-cell office:value-type="string" calcext:value-type="string">
            <text:p>2017/15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eg.Gen.Ord.n. 150/2017 Ordinanza di inagibilitÃ  totale (E) e di interdizione all'uso di edificio F.ne Quinzano. Esito scheda AEDES n.11</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909482" calcext:value-type="float">
            <text:p>13.4909482</text:p>
          </table:table-cell>
          <table:table-cell office:value-type="string" calcext:value-type="string">
            <text:p>2017/382</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SISMA 2016 - ORDINANZA DI SGOMBERO EDIFICIO IN FRAZ. ALVELLI (DI PIETRO MIRELL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016 - LAVORI DI SOMMA URGENZA PER SPOSTAMENTO UFFICI COMUNALI E C.O.C. A SEGUITO DELL'ORDINANZA SINDACALE N. 103/2016. LIQUIDAZIONE FATTURA SALDO DITTA TIEMME SERTVICE PER SPOSTAMENTO CENTRALE OPERATIVA VIDEOSORVEGLIANZA DALLA VECCHIA SEDE COM</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609186" calcext:value-type="float">
            <text:p>13.609186</text:p>
          </table:table-cell>
          <table:table-cell office:value-type="string" calcext:value-type="string">
            <text:p>2017/493</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Elenco Delibere NÂ° 32 - 33 - 34</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2.9402024" calcext:value-type="float">
            <text:p>12.9402024</text:p>
          </table:table-cell>
          <table:table-cell office:value-type="string" calcext:value-type="string">
            <text:p>2017/15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016. Ordinanza di inagibilitÃ  edificio situato a Ussita in Loc. Sasso Via Salita di Macereto (Foglio 15 - Part. 314 - Aggregato 00664). Proprietario: Aureli Adriano - C.F. RLADRN64E04L517T; Aureli Alfredo - C.F. RLALRD53R05M078O; Aureli Andre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137908" calcext:value-type="float">
            <text:p>13.137908</text:p>
          </table:table-cell>
          <table:table-cell office:value-type="string" calcext:value-type="string">
            <text:p>2017/400</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Reg.Gen.Ord.n. 149/2017 Ordinanza di inagibilitÃ  totale (E) e di interdizione all'uso di edificio F.ne Quinzano. Esito scheda AEDES n.10</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909482" calcext:value-type="float">
            <text:p>13.4909482</text:p>
          </table:table-cell>
          <table:table-cell office:value-type="string" calcext:value-type="string">
            <text:p>2017/381</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SISMA 2016 - ORDINANZA DI SGOMBERO EDIFICIO IN FRAZ. FIUME (DI PIETRO GIUSEPPE)</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016 - LAVORI DI SOMMA URGENZA PER SPOSTAMENTO UFFICI COMUNALI E C.O.C. A SEGUITO DELL'ORDINANZA SINDACALE N. 103/2016. LIQUIDAZIONE FATTURA SALDO DITTA F.LLI CELANI SNC PER TRASPORTO FALDONI CONTENENTI PRATICHE EDILIZIE DALLA VECCHIA SEDE COMU</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609186" calcext:value-type="float">
            <text:p>13.609186</text:p>
          </table:table-cell>
          <table:table-cell office:value-type="string" calcext:value-type="string">
            <text:p>2017/492</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Parziale rettifica Ordinanza Sindacale n. 104 del 11.05.2017 - De Meio Maria Teresa; C.F. DMEMTR48C49Z315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137908" calcext:value-type="float">
            <text:p>13.137908</text:p>
          </table:table-cell>
          <table:table-cell office:value-type="string" calcext:value-type="string">
            <text:p>2017/398</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CONCORSO STRAORDINARIO A.A. 2017/2018 DEL PIO SODALIZIO DEI PICEN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2.9402024" calcext:value-type="float">
            <text:p>12.9402024</text:p>
          </table:table-cell>
          <table:table-cell office:value-type="string" calcext:value-type="string">
            <text:p>2017/14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eg.Gen.Ord.n. 148/2017 Ordinanza di inagibilitÃ  totale (E) e di interdizione all'uso di edificio F.ne Quinzano 55. Esito scheda FAST n.04</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909482" calcext:value-type="float">
            <text:p>13.4909482</text:p>
          </table:table-cell>
          <table:table-cell office:value-type="string" calcext:value-type="string">
            <text:p>2017/380</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SISMA 2016 - ORDINANZA DI SGOMBERO EDIFICIO IN FRAZ. CANILI (DI LUDOVICO ANTONIO LORENZO)</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016 - LAVORI DI SOMMA URGENZA PER SPOSTAMENTO UFFICI COMUNALI E C.O.C. A SEGUITO DELL'ORDINANZA SINDACALE N. 103/2016. LIQUIDAZIONE FATTURA SALDO DITTA CIAMPINI SRL PER ADATTAMENTO IMPIANTI ELETTRICO E TELEFONICO. CIG: Z511D15541.</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609186" calcext:value-type="float">
            <text:p>13.609186</text:p>
          </table:table-cell>
          <table:table-cell office:value-type="string" calcext:value-type="string">
            <text:p>2017/491</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SISMA 2016. RIMOZIONE DELLE MACERIE CONTENENTI AMIANTO PROVENIENTI DALLA DEMOLIZIONE DELL'EDIFICIO DI PROPRIETA' COMUNALE EX ECA IN LOC. TEMPORI . INCARICHI PROFESSIONALI PER DIREZIONE LAVORI E SICUREZZ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137908" calcext:value-type="float">
            <text:p>13.137908</text:p>
          </table:table-cell>
          <table:table-cell office:value-type="string" calcext:value-type="string">
            <text:p>2017/396</text:p>
          </table:table-cell>
          <table:table-cell office:value-type="string" calcext:value-type="string">
            <text:p>Sun; 18 Jun 2017 00:00:00 +0200</text:p>
          </table:table-cell>
        </table:table-row>
        <table:table-row table:style-name="ro1">
          <table:table-cell table:number-columns-repeated="2" office:value-type="string" calcext:value-type="string">
            <text:p>&amp;quote;&gt;Elenco Determine NÂ° 106 - 107</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2.9402024" calcext:value-type="float">
            <text:p>12.9402024</text:p>
          </table:table-cell>
          <table:table-cell office:value-type="string" calcext:value-type="string">
            <text:p>2017/14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eg.Gen.Ord.n. 147/2017 Ordinanza di inagibilitÃ  totale (E) e di interdizione all'uso di edificio F.ne Quinzano 55. Esito scheda FAST</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909482" calcext:value-type="float">
            <text:p>13.4909482</text:p>
          </table:table-cell>
          <table:table-cell office:value-type="string" calcext:value-type="string">
            <text:p>2017/379</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SISMA 2016 - ORDINANZA DI SGOMBERO EDIFICIO IN FRAZ. CANILI (DI LUDOVICO EV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PPROVAZIONE DOMANDE CONTRIBUTI DISABILITA' GRAVISSIMA ANNO 2016.</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609186" calcext:value-type="float">
            <text:p>13.609186</text:p>
          </table:table-cell>
          <table:table-cell office:value-type="string" calcext:value-type="string">
            <text:p>2017/490</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SISMA 2016. RIMOZIONE MACERIE CONTENENTI AMIANTO; PROVENIENTI DALLA DEMOLIZIONE DELL'EDIFICIO &amp;quote;EX ECA&amp;quote; SITO IN LOC. TEMPORI. DETERMINA A CONTRATTAR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137908" calcext:value-type="float">
            <text:p>13.137908</text:p>
          </table:table-cell>
          <table:table-cell office:value-type="string" calcext:value-type="string">
            <text:p>2017/395</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Elenco Determine NÂ° 109</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2.9402024" calcext:value-type="float">
            <text:p>12.9402024</text:p>
          </table:table-cell>
          <table:table-cell office:value-type="string" calcext:value-type="string">
            <text:p>2017/14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eg.Gen.Ord.n. 146/2017 Ordinanza di NON UTILIZZABILITA' e di interdizione all'uso di edificio c.da S.Angelo n.9. Esito scheda FAST</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909482" calcext:value-type="float">
            <text:p>13.4909482</text:p>
          </table:table-cell>
          <table:table-cell office:value-type="string" calcext:value-type="string">
            <text:p>2017/378</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SISMA 2016 - ORDINANZA DI SGOMBERO EDIFICIO IN FRAZ. RIANO (DI LORETO MOIR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SSEGNAZIONE E LIQUIDAZIONE CONTRIBUTO AUTONOMA SISTEMAZIONE - MESE DI APRILE 201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609186" calcext:value-type="float">
            <text:p>13.609186</text:p>
          </table:table-cell>
          <table:table-cell office:value-type="string" calcext:value-type="string">
            <text:p>2017/489</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IMPIANTI SPORTIVI: Impegno di spesa e successiva liquidazione per manutenzione Palaghiaccio e Piscina_ Ditta: Franconi Francesco Ussit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137908" calcext:value-type="float">
            <text:p>13.137908</text:p>
          </table:table-cell>
          <table:table-cell office:value-type="string" calcext:value-type="string">
            <text:p>2017/394</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Reg.Gen.Ord.n. 145/2017 Ordinanza di inagibilitÃ  totale (E) e di interdizione all'uso di edificio c.da Menisse. Esito scheda Aedes</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909482" calcext:value-type="float">
            <text:p>13.4909482</text:p>
          </table:table-cell>
          <table:table-cell office:value-type="string" calcext:value-type="string">
            <text:p>2017/377</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SISMA 2016 - ORDINANZA DI SGOMBERO EDIFICIO IN FRAZ. RIANO (DI FRANCESCANTONIO ANGELA)</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SEGNAZIONE E LIQUIDAZIONE CONTRIBUTO AUTONOMA SISTEMAZIONE - INTEGRAZIONE MESE FEBBRAIO 201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Montalto delle Marche</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609186" calcext:value-type="float">
            <text:p>13.609186</text:p>
          </table:table-cell>
          <table:table-cell office:value-type="string" calcext:value-type="string">
            <text:p>2017/488</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RICHIESTA PUBBLICAZIONE AVVISO DI MOBILITA' ESTERNA ISTRUTTORE AMMINISTRATIVO CAT. C PRESSO COMUNE DI MERG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ortin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2.9402024" calcext:value-type="float">
            <text:p>12.9402024</text:p>
          </table:table-cell>
          <table:table-cell office:value-type="string" calcext:value-type="string">
            <text:p>2017/13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IMPEGNO E SUCCESSIVA LIQUIDAZIONE PER PRESTAZIONI DI SERVIZI E FORNITURE PER LA MANUTENZIONE DEGLI STABILI COMUNALI - ELETTROUSSITA di Borrini Moreno e Alessandro - Ussita (MC)</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Ussit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137908" calcext:value-type="float">
            <text:p>13.137908</text:p>
          </table:table-cell>
          <table:table-cell office:value-type="string" calcext:value-type="string">
            <text:p>2017/393</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LAVORI DI TAGLIO; DERAMIFICAZIONE PIANTE LUNGO LINEE ELETTRICH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Force</text:p>
          </table:table-cell>
          <table:table-cell office:value-type="string" calcext:value-type="string">
            <text:p>Avvisi Altri Enti</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4909482" calcext:value-type="float">
            <text:p>13.4909482</text:p>
          </table:table-cell>
          <table:table-cell office:value-type="string" calcext:value-type="string">
            <text:p>2017/376</text:p>
          </table:table-cell>
          <table:table-cell office:value-type="string" calcext:value-type="string">
            <text:p>Thu; 31 Aug 2017 00:00:00 +0200</text:p>
          </table:table-cell>
        </table:table-row>
        <table:table-row table:style-name="ro1">
          <table:table-cell table:number-columns-repeated="2" office:value-type="string" calcext:value-type="string">
            <text:p>&amp;quote;&gt;SISMA 2016 - ORDINANZA DI SGOMBERO EDIFICIO IN FRAZ. CESA (DI FIORE MARIA FELICE)</text:p>
          </table:table-cell>
          <table:table-cell office:value-type="string" calcext:value-type="string">
            <text:p>Italia</text:p>
          </table:table-cell>
          <table:table-cell office:value-type="string" calcext:value-type="string">
            <text:p>Abruzzo</text:p>
          </table:table-cell>
          <table:table-cell office:value-type="string" calcext:value-type="string">
            <text:p>Teramo</text:p>
          </table:table-cell>
          <table:table-cell office:value-type="string" calcext:value-type="string">
            <text:p>Rocca Santa Maria</text:p>
          </table:table-cell>
          <table:table-cell office:value-type="string" calcext:value-type="string">
            <text:p>Ordinanz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528102" calcext:value-type="float">
            <text:p>13.528102</text:p>
          </table:table-cell>
          <table:table-cell office:value-type="string" calcext:value-type="string">
            <text:p>2017/2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ERVIZIO MENSA PRESSO LA CASA DI RIPOSO PER OSPITI TEMPORANEI CAUSA TERREMOTO PERIODO GENNAIO - APRILE 2017.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19</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DONAZIONE DEI PROVENTI DELLE VIOLAZIONI AMMINISTRATIVE PECUNIARIE PER VIOLAZIONE DEL CODICE DELLA STRADA - ART. 208 COMMA 4 D. LGS 285 DEL 30.04.1992 - L. 128/2010</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98082" calcext:value-type="float">
            <text:p>13.098082</text:p>
          </table:table-cell>
          <table:table-cell office:value-type="string" calcext:value-type="string">
            <text:p>2017/524</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EROGAZIONE CONTRIBUTO STRAORDINARIO A UTENTI DIVERS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18</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CCETTAZIONE DONAZIONE ARREDI SCOLASTICI ONLUS &amp;quote;NON UNO DI MENO&amp;quot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98082" calcext:value-type="float">
            <text:p>13.098082</text:p>
          </table:table-cell>
          <table:table-cell office:value-type="string" calcext:value-type="string">
            <text:p>2017/523</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ACQUISTO PC PER AULA MULTIMEDIALE NUOVA SEDE SCUOLA SECONDARIA DI PRIMO GRADO TREIA. ACCERTAMENTO DI ENTRATA; AFFIDAMENTO TRAMITE MEPA ED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17</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DIRETTIVE PER INCARICO CHIUSURA LOCULI COOPERATIVA - DETERMINAZIONE TARIFF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98082" calcext:value-type="float">
            <text:p>13.098082</text:p>
          </table:table-cell>
          <table:table-cell office:value-type="string" calcext:value-type="string">
            <text:p>2017/522</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COMPARTECIPAZIONE AGEVOLAZIONE TARIFFARIA DELLA REGIONE MARCHE T.P.L. - ANNO 2017.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16</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SCADENZE RATE T.A.R.I. ANNO 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98082" calcext:value-type="float">
            <text:p>13.098082</text:p>
          </table:table-cell>
          <table:table-cell office:value-type="string" calcext:value-type="string">
            <text:p>2017/521</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ASSISTENZA SCOLASTICA STUDENTI SORDI. IMPEGNO DI SPESA ANNO 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15</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IMPOSTA COMUNALE SULLA PUBBLICIT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98082" calcext:value-type="float">
            <text:p>13.098082</text:p>
          </table:table-cell>
          <table:table-cell office:value-type="string" calcext:value-type="string">
            <text:p>2017/520</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SERVIZIO LAVANDERIA CASA DI RIPOSO. IMPEGNO DI SPESA DA GENNAIO A OTTOBRE 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14</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SISMA 2016 - LAVORI DI SOMMA URGENZA PER DEMOLIZIONE MURO E MESSA IN SICUREZZA DI UNA FACCIATA DEL FABBRICATO FATISCENTE CENSITO AL FG. 38 PART. 170. APPROVAZIONE VERBALE DI SOMMA URGENZA E RELATIVA PERIZIA GIUSTIFICATIV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98082" calcext:value-type="float">
            <text:p>13.098082</text:p>
          </table:table-cell>
          <table:table-cell office:value-type="string" calcext:value-type="string">
            <text:p>2017/519</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MENSE SCOLASTICHE E CASA DI RIPOSO. IMPEGNO DI SPESA OTTOBRE-DICEMBRE 2016.</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13</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SISMA 2016 - LAVORI DI SOMMA URGENZA PER MESSA IN SICUREZZA DI UN MURO DI SOSTEGNO AGGETTANTE SULL'IMMOBILE CENSITO AL NCEU NEL COMUNE DI POSTA AL FG. 36 PART. 114 - 115. APPROVAZIONE VERBALE DI SOMMA URGENZA E RELATIVA PERIZIA GIUSTIFICATIV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98082" calcext:value-type="float">
            <text:p>13.098082</text:p>
          </table:table-cell>
          <table:table-cell office:value-type="string" calcext:value-type="string">
            <text:p>2017/518</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ACQUISTO LIBRI DI TESTO SCUOLA PRIMARIA A.S. 2016/2017.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12</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CONFERIMENTO INCARICO LEGALE PER GIUDIZIO INNANZI ALLA CORTE DI CASSAZIONE AVVERSO LA SENTENZA DELLA COMMISSIONE TRIBUTARI REGIONALE DI ROMA N. 522/6/17 TRA IN COMUNE DI POSTA E LA UNICREDIT LEASING S.P.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98082" calcext:value-type="float">
            <text:p>13.098082</text:p>
          </table:table-cell>
          <table:table-cell office:value-type="string" calcext:value-type="string">
            <text:p>2017/517</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ACQUISTO BENI VARI PER GLI OSPITI DELLA CASA DI RIPOSO.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11</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PPROVAZIONE SERVIZI PUBBLICI A DOMANDA INDIVIDUAL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98082" calcext:value-type="float">
            <text:p>13.098082</text:p>
          </table:table-cell>
          <table:table-cell office:value-type="string" calcext:value-type="string">
            <text:p>2017/516</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CURE TERMALI ANZIANI ANNO 2016. ACCERTAMENTO DI ENTRATA; IMPEGNO DI SPESA E LIQUIDAZION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10</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FFITTO PASCOLI COMUNALI STAGIONE 2017 - ASSEGNAZIONE SUPERFICI</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98082" calcext:value-type="float">
            <text:p>13.098082</text:p>
          </table:table-cell>
          <table:table-cell office:value-type="string" calcext:value-type="string">
            <text:p>2017/515</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TAGLIANDO E RIPARAZIONE FIAT DUCATO TARGA ED526JG.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09</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FFITTO PASCOLI COMUNALI. DIRETTIV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Giunt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98082" calcext:value-type="float">
            <text:p>13.098082</text:p>
          </table:table-cell>
          <table:table-cell office:value-type="string" calcext:value-type="string">
            <text:p>2017/514</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FORNITURA E INSTALLAZIONE NUOVO APPARECCHIO TELEFONICO CASA DI RIPOS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08</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REALIZZAZIONE STUDIO GEOLOGICO E SISMICO PER LA REALIZZAZIONE DI UNA PIATTAFORMA DA ADIBIRE A BASAMENTO MODULI PREFABBRICATI TEMPORANEI. DETERMINA DI LIQUIDAZIONE IN FAVORE DELLO STUDIO SGA STUDIO GEOLOGI ASSOCIATI</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98082" calcext:value-type="float">
            <text:p>13.098082</text:p>
          </table:table-cell>
          <table:table-cell office:value-type="string" calcext:value-type="string">
            <text:p>2017/513</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CONTRIBUTO ALLA UISP PER GESTIONE CENTRO ESTIVO MARINO PER RAGAZZI ANNO 2016. IMPEGNO DI SPESA E LIQUIDAZION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07</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SISMA 2016 - REALIZZAZIONE BASAMENTO ED URBANIZZAZIONE AREA COMUNALE FG. 23 PART. 422 PER ALLOCAZIONE STRUTTURA MODULARE TEMPORANEA A CONTANINER DA ADIBIRE AD AREA SOCIALE/SCUOLA. DETERMINA APPROVAZIONE STATO FINALE E CERTIFICATO DI REGOLARE ESECUZI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98082" calcext:value-type="float">
            <text:p>13.098082</text:p>
          </table:table-cell>
          <table:table-cell office:value-type="string" calcext:value-type="string">
            <text:p>2017/512</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ASSISTENZA DOMICILIARE: CONCESSIONE CONTRIBUTI AGLI AVENTI DIRITTO. IMPEGNO E LIQUIDAZIONE SPESA 3Â° TRIMESTRE 2016.</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06</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VINCOLO IDROGEOLOGICO R.D.L. 3267/23 E R.D. 1126/26 ART. 21 - MOVIMENTO DI TERRA FINALIZZATO ALLA REALIZZAZIONE IMPIANTO IDROELETTRICO &amp;quote;SIGILLO MONTE&amp;quote; SUL TORRENTE SCUR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Richiesta Parere Vincolo Idrogeologico</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98082" calcext:value-type="float">
            <text:p>13.098082</text:p>
          </table:table-cell>
          <table:table-cell office:value-type="string" calcext:value-type="string">
            <text:p>2017/511</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EROGAZIONE DI CONTRIBUTO STRAORDINARIO ANNO 2016 PER SITUAZIONI DI DISAGIO ECONOMIC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05</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VINCOLO IDROGEOLOGICO R.D.L. 3267/23 E R.D. 1126/26 ART. 21 - MOVIMENTO DI TERRA FINALIZZATO ALLA REALIZZAZIONE IMPIANTO IDROELETTRICO &amp;quote;SIGILLO VALLE&amp;quote; SUL TORRENTE SCUR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Richiesta Parere Vincolo Idrogeologico</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98082" calcext:value-type="float">
            <text:p>13.098082</text:p>
          </table:table-cell>
          <table:table-cell office:value-type="string" calcext:value-type="string">
            <text:p>2017/510</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ACQUISTO ARREDI SCOLASTICI.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04</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LIQUIDAZIONE C.A.S. MESE DI MAGGIO 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98082" calcext:value-type="float">
            <text:p>13.098082</text:p>
          </table:table-cell>
          <table:table-cell office:value-type="string" calcext:value-type="string">
            <text:p>2017/509</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SERVIZIO INTERPRETARIATO PER NON UDENTI ANNO 2016. ADESIONE E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03</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ESAME ED APPROVAZIONE NUOVO REGOLAMENTO DI CONTABILITA' (ART. 152 D. LGS N. 267/2000 COORDINATO CON LE MODIFICHE DEL D. LGS N. 126/2014)</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Consiglio</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98082" calcext:value-type="float">
            <text:p>13.098082</text:p>
          </table:table-cell>
          <table:table-cell office:value-type="string" calcext:value-type="string">
            <text:p>2017/508</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COMPARTECIPAZIONE AGEVOLAZIONE TARIFFARIA DELLA REGIONE MARCHE T.P.L. - ANNO 2016.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02</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PPROVAZIONE ALIQUOTE E DETRAZIONI I.M.U. E T.A.S.I. ANNO 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Consiglio</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98082" calcext:value-type="float">
            <text:p>13.098082</text:p>
          </table:table-cell>
          <table:table-cell office:value-type="string" calcext:value-type="string">
            <text:p>2017/506</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LAVORI DI SOMMA URGENZA - ADEGUAMENTO FUNZIONALE ED IMPIANTISTICO MONASTERO DELLA VISITAZIONE DI S. MARIA AD USO SCUOLA SECONDARIA DI PRIMO GRADO A SEGUITO DI INAGIBILITÃ€ PER DANNI SISMA 2016. IMPEGNO DI SPESA PERIZIA DI VARIANTE E SUPPLETIV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01</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DDIZIONALE IRPEF ANNO 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Consiglio</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98082" calcext:value-type="float">
            <text:p>13.098082</text:p>
          </table:table-cell>
          <table:table-cell office:value-type="string" calcext:value-type="string">
            <text:p>2017/505</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SERVIZIO DI TAGLIO DELLA VEGETAZIONE SPONTANEA ED INFESTANTE A MARGINE DELLE STRADE COMUNALI E CONSORZIALI - ANNO 2017. DETERMINAZIONE A CONTRARRE ED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700</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PPROVAZIONE PIANO FINANZIARIO E TARIFFE TARI ANNO 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Consiglio</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98082" calcext:value-type="float">
            <text:p>13.098082</text:p>
          </table:table-cell>
          <table:table-cell office:value-type="string" calcext:value-type="string">
            <text:p>2017/504</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ACQUISTO N. 1 MONITOR PER POSTAZIONE SETTORE LAVORI PUBBLICI. AFFIDAMENTO ED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699</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INDIVIDUAZIONE E APPROVAZIONE PIANO DELLE ALIENAZIONI E VALORIZZAZIONI IMMOBILIARI - TRIENNIO 2017/2019 ART. 58 L. 133/2008</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Consiglio</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98082" calcext:value-type="float">
            <text:p>13.098082</text:p>
          </table:table-cell>
          <table:table-cell office:value-type="string" calcext:value-type="string">
            <text:p>2017/503</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SOSTITUZIONE CONTATORI UTENZE IDRICHE COMUNALI DANNEGGIATI DAL GHIACCIO.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698</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INDIVIDUAZIONE DELLE QUANTITA' E QUALITA' DELLE AREE E DEI FABBRICATI DA DESTINARSI ALLA RESIDENZA; ALLE ATTIVITA' PRODUTTIVE E TERZIARIE AI SENSI DELLE LEGGI 167/1962; 865/1971 E 456/1978 CHE POTRANNO ESSERE CEDUTE IN PROPRIETA' O IN DIRITTO DI SUP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Consiglio</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98082" calcext:value-type="float">
            <text:p>13.098082</text:p>
          </table:table-cell>
          <table:table-cell office:value-type="string" calcext:value-type="string">
            <text:p>2017/502</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AGGIORNAMENTO SOFTWARE CONTABILITA' LAVORI PUBBLICI &amp;quote;PRIMUS&amp;quote;. AFFIDAMENTO ED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697</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PPROVAZIONE DEL PROGRAMMA DEI LAVORI PUBBLICI PER IL TRIENNIO 2017 - 2018 - 2019 E DELL'ELENCO ANNUALE DEI LAVORI PUBBLICI</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Consiglio</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98082" calcext:value-type="float">
            <text:p>13.098082</text:p>
          </table:table-cell>
          <table:table-cell office:value-type="string" calcext:value-type="string">
            <text:p>2017/501</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FORNITURA DI ENERGIA ELETTRICA UTENZE COMUNALI. IMPEGNO DI SPESA E LIQUIDAZIONE CONSUMI MESE DI GENNAIO 2017 E CONGUAGLIO MESI DI NOVEMBRE-DICEMBRE 2016.</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696</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PPROVAZIONE DELLA PROPOSTA INOLTRATA DALL'ASSOCIAZIONE UNITI PER SIGILLO PER LA GESTIONE DEL PARCO GIOCHI NELLA FRAZIONE DI SIGILLO CON LA POSSIBILITA' D'ISTALLAZIONE DI UNA CASETTA IN LEGNO DA ADIBIRE A RIMESSAGGIO ATTREZZATURE LUDICO/RICREATIVE 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Consiglio</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98082" calcext:value-type="float">
            <text:p>13.098082</text:p>
          </table:table-cell>
          <table:table-cell office:value-type="string" calcext:value-type="string">
            <text:p>2017/500</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NOLO DI MEZZI MECCANICI PER MANUTENZIONI LUNGO LE STRADE COMUNALI E CONSORZIALI. IMPEGNO DI SPESA ED AFFIDAMENTO LAVOR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695</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PPROVAZIONE CONCESSIONE ALLA DEROGA ALLA DISTANZA DAI CONFINI COMUNALI PER COSTRUZIONE DI UN FABBRICATO AD USO GARAGE/LABORATORIO IN POSTA AL FG. 23 PART. 662 - RITIR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Consiglio</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98082" calcext:value-type="float">
            <text:p>13.098082</text:p>
          </table:table-cell>
          <table:table-cell office:value-type="string" calcext:value-type="string">
            <text:p>2017/499</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ACQUISTO CONGLOMERATO BITUMINOSO A FREDDO IN SACCHI PER MANUTENZIONE STRADE COMUNALI E CONSORZIALI. AFFIDAMENTO FORNITURA TRAMITE ME.PA. ED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312081" calcext:value-type="float">
            <text:p>13.312081</text:p>
          </table:table-cell>
          <table:table-cell office:value-type="string" calcext:value-type="string">
            <text:p>2017/694</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RT. 57 COMMA 7 LEGGE REGIONALE 22.12.1999 N. 38 E SS.MM.II. APPROVAZIONE PIANO UTILIZZAZIONE AZIENDALE PER L'AZIENDA AGRICOLA CONFALONE MARIA LORET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Consiglio</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98082" calcext:value-type="float">
            <text:p>13.098082</text:p>
          </table:table-cell>
          <table:table-cell office:value-type="string" calcext:value-type="string">
            <text:p>2017/498</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APPROVAZIONE GRADUATORIA DELLE DOMANDE PERVENUTE ENTRO IL 31/12/2016 DI PARTECIPAZIONE AL BANDO PER LA CONCESSIONE DI CONTRIBUTI SUI CANONI DI LOCAZIONE IN CENTRO STORIC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libere Di Giunta Comunale</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312081" calcext:value-type="float">
            <text:p>13.312081</text:p>
          </table:table-cell>
          <table:table-cell office:value-type="string" calcext:value-type="string">
            <text:p>2017/693</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LETTURA ED APPROVAZIONE VERBALI SEDUTA PRECEDENT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libera Di Consiglio</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98082" calcext:value-type="float">
            <text:p>13.098082</text:p>
          </table:table-cell>
          <table:table-cell office:value-type="string" calcext:value-type="string">
            <text:p>2017/497</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LAVORI DI RECUPERO PARCO VILLA SPADA - RECUPERO DEL GIARDINO FRONTE VILLA E STRUTTURE ARCHITETTONICHE CONNESSE. APPROVAZIONE PROGETTO DEFINITIVO - ESECUTIV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libere Di Giunta Comunale</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312081" calcext:value-type="float">
            <text:p>13.312081</text:p>
          </table:table-cell>
          <table:table-cell office:value-type="string" calcext:value-type="string">
            <text:p>2017/692</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ATTRIBUZIONE FUNZIONI AREA POSIZIONI ORGANIZZATIVE ED ASSEGNAZIONE RETRIBUZIONE RESPONSABILE AREA ECONOMICO FINANZIARIA DEL COMUNE DI POSTA - CAT D1</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creto Sindacal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98082" calcext:value-type="float">
            <text:p>13.098082</text:p>
          </table:table-cell>
          <table:table-cell office:value-type="string" calcext:value-type="string">
            <text:p>2017/496</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ELENCO N. 05/2017 DEI RAPPORTI AI SENSI DELL'ARTICOLO 31; COMMA 7; DEL D.P.R. 06/06/2001; N. 380 (ATTIVITA' EDILIZIA ABUSIVA) PERIODO MAGGIO 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Avvisi</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312081" calcext:value-type="float">
            <text:p>13.312081</text:p>
          </table:table-cell>
          <table:table-cell office:value-type="string" calcext:value-type="string">
            <text:p>2017/691</text:p>
          </table:table-cell>
          <table:table-cell office:value-type="string" calcext:value-type="string">
            <text:p>Sun; 09 Jul 2017 00:00:00 +0200</text:p>
          </table:table-cell>
        </table:table-row>
        <table:table-row table:style-name="ro1">
          <table:table-cell table:number-columns-repeated="2" office:value-type="string" calcext:value-type="string">
            <text:p>&amp;quote;&gt;ASSUNZIONE DI N. 1 CO.CO.CO AI SENSI DELL'ART. 50 BIS DEL DECRETO LEGGE N. 189/2016 PER LA GESTIONE DELL'EMERGENZA SISMA 2016 E 2017. IMPEGNO DI SPES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98082" calcext:value-type="float">
            <text:p>13.098082</text:p>
          </table:table-cell>
          <table:table-cell office:value-type="string" calcext:value-type="string">
            <text:p>2017/495</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GRADUATORIA PER AVVIAMENTO A SELEZIONE SU PRESENZA TEMPO DETERMINATO/INDETERMINAT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Avvisi</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312081" calcext:value-type="float">
            <text:p>13.312081</text:p>
          </table:table-cell>
          <table:table-cell office:value-type="string" calcext:value-type="string">
            <text:p>2017/690</text:p>
          </table:table-cell>
          <table:table-cell office:value-type="string" calcext:value-type="string">
            <text:p>Thu; 15 Jun 2017 00:00:00 +0200</text:p>
          </table:table-cell>
        </table:table-row>
        <table:table-row table:style-name="ro1">
          <table:table-cell table:number-columns-repeated="2" office:value-type="string" calcext:value-type="string">
            <text:p>&amp;quote;&gt;ORDINANZA N. 276/2017 REVOCA PARZIALE ORDINANZA N. 94/2017 EDIFICIO SITO IN VIA CARLO LEVI N. 1.</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82</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IMPLEMENTAZIONE DEL SISTEMA DI VIDEOSORVEGLIANZA CON POSIZIONAMENTO DI N.4 TELECAMERE PER LA VIDEORIPRESA DELL'AREA PERTINENZIALE AL COMPLESSO IMMOBILIARE DENOMINATO &amp;quote;TORRE DEL MULINO&amp;quote; PER IL CONTRASTO DI ATTI VANDALICI E FENOMENI DI DEVIANZA SOCIAL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libere Di Giunta Comunal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312081" calcext:value-type="float">
            <text:p>13.312081</text:p>
          </table:table-cell>
          <table:table-cell office:value-type="string" calcext:value-type="string">
            <text:p>2017/689</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ORDINANZA N. 278/2017 REVOCA ORDINANZA N. 326/16 - EDIFICIO SITO IN VIA C. LEVI N. 1.</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81</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ASSENSO AL COMANDO DELLA DOTT.SSA PATRIZIA FRATINI PRESSO LA STRUTTURA DEL COMMISSARIO STRAORDINARIO DI GOVERNO PER LA RICOSTRUZION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libere Di Giunta Comunal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312081" calcext:value-type="float">
            <text:p>13.312081</text:p>
          </table:table-cell>
          <table:table-cell office:value-type="string" calcext:value-type="string">
            <text:p>2017/688</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ORDINANZA N. 280/2017 REVOCA PARZIALE ORDINANZA N. 136/2016 EDIFICIO SITO IN VIA ROMA N. 17/19 E VIA PIAGGE N. 1.</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80</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LAVORI RECUPERO PARCO VILLA SPADA - RESTAURO DEI PROPILEI DI ACCESSO. APPROVAZIONE PROGETTO DEFINITIVO - ESECUTIV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libere Di Giunta Comunal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312081" calcext:value-type="float">
            <text:p>13.312081</text:p>
          </table:table-cell>
          <table:table-cell office:value-type="string" calcext:value-type="string">
            <text:p>2017/687</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ORDINANZA N. 279/2017 REVOCA PARZIALE ORDINANZA N. 133/2016 EDIFICIO SITO IN VIA PIAGGE N. 3-3/a E VIA ROMA N. 13.</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79</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LAVORI RECUPERO PARCO VILLA SPADA - RESTAURO DELLE ARCATE DELLA CASA DEL GIARDINIERE. APPROVAZIONE PROGETTO DEFINITIVO - ESECUTIV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libere Di Giunta Comunal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312081" calcext:value-type="float">
            <text:p>13.312081</text:p>
          </table:table-cell>
          <table:table-cell office:value-type="string" calcext:value-type="string">
            <text:p>2017/686</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ORDINANZA N. 281/2017 REVOCA PARZIALE ORDINANZA N. 58/2017 EDIFICIO SITO IN VIA XX SETTEMBRE N. 100.</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78</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LAVORI DI RECUPERO PARCO VILLA SPADA - RESTAURO MURO CONTROTERRA GIARDINO FRONTE VILLA E BALAUSTRATA SOPRASTANTE. APPROVAZIONE PROGETTO DEFINITIVO - ESECUTIV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libere Di Giunta Comunal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312081" calcext:value-type="float">
            <text:p>13.312081</text:p>
          </table:table-cell>
          <table:table-cell office:value-type="string" calcext:value-type="string">
            <text:p>2017/685</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ORDINANZA N. 282/2017 NON FRUIBILITA' EDIFICIO SITO IN CORSO ITALIA N. 70.</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77</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RIPARAZIONE URGENTE DEI DANNI PROVOCATI DAL SISMA DEL 24.08.2016 ALL'EDIFICIO CHE OSPITA LA SCUOLA ELEMENTARE PER ALLESTIMENTO SEDE TEMPORANEA DEL C.O.C. - LIQUIDAZIONE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76</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LAVORI DI &amp;quote;EFFICIENTAMENTO ENERGETICO PALESTRA ISTITUTO COMPRENSIVO N. STRAMPELLI - COD. M.I.U.R. MCIC80200E&amp;quote; - APPROVAZIONE E LIQUIDAZIONE SECONDO STATO AVANZAMENTO LAVORI - C.U.P. F31E15000080004</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75</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VARIAZIONE AL BILANCIO DI PREVISIONE 2017/2019.</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libere Di Consiglio Comunal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312081" calcext:value-type="float">
            <text:p>13.312081</text:p>
          </table:table-cell>
          <table:table-cell office:value-type="string" calcext:value-type="string">
            <text:p>2017/684</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CANONE MENSILE NOLEGGIO FOTOCOPIATRICI.LIQUIDAZIONE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74</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INTERROGAZIONE DEI GRUPPI CONSILIARI DI MINORANZA IN MATERIA DI SERVIZI SOCIAL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libere Di Consiglio Comunal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312081" calcext:value-type="float">
            <text:p>13.312081</text:p>
          </table:table-cell>
          <table:table-cell office:value-type="string" calcext:value-type="string">
            <text:p>2017/683</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SERVIZIO POSTEITALIANE. LIQUIDAZIONE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73</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FORNITURA STRUMENTAZIONI FUNZIONALI ALL'ACCRESCIMENTO DELL'EFFICIENZA DELL'ENTE E DEI SERVIZI AI CITTADINI - AFFIDAMENTO FORNITUR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72</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ORDINANZA N. 275/2017 RETTIFICA PARZIALE ORDINANZA N. 94/2017 EDIFICIO SITO IN VIA CARLO LEVI N. 2.</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71</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COMUNE DI MONTEGIORGIO AVVISO DI MOBILITA' ESTERNA</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Avviso Altri Enti</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68481" calcext:value-type="float">
            <text:p>13.468481</text:p>
          </table:table-cell>
          <table:table-cell office:value-type="string" calcext:value-type="string">
            <text:p>2017/197</text:p>
          </table:table-cell>
          <table:table-cell office:value-type="string" calcext:value-type="string">
            <text:p>Mon; 10 Jul 2017 00:00:00 +0200</text:p>
          </table:table-cell>
        </table:table-row>
        <table:table-row table:style-name="ro1">
          <table:table-cell table:number-columns-repeated="2" office:value-type="string" calcext:value-type="string">
            <text:p>&amp;quote;&gt;BANDO D'ASTA PUBBLICA VENDITA IMMOBILE PROPRIETA' COMUNALE EX SCUOLA MATERNA VIA VALLE E TERRENO ADIACENT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Bandi</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312081" calcext:value-type="float">
            <text:p>13.312081</text:p>
          </table:table-cell>
          <table:table-cell office:value-type="string" calcext:value-type="string">
            <text:p>2017/682</text:p>
          </table:table-cell>
          <table:table-cell office:value-type="string" calcext:value-type="string">
            <text:p>Mon; 26 Jun 2017 00:00:00 +0200</text:p>
          </table:table-cell>
        </table:table-row>
        <table:table-row table:style-name="ro1">
          <table:table-cell table:number-columns-repeated="2" office:value-type="string" calcext:value-type="string">
            <text:p>&amp;quote;&gt;INTERPELLANZA N. 21/2016 DEI CONSIGLIERI ANTONOZZI E FARABOLLINI AVENTI AD OGGETTO: AREA EX ALF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69</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ORDINANZA N. 75_2017 INUTILIZZABILITA' DI EDIFICI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68481" calcext:value-type="float">
            <text:p>13.468481</text:p>
          </table:table-cell>
          <table:table-cell office:value-type="string" calcext:value-type="string">
            <text:p>2017/196</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ORDINANZA N. 74_INUTILIZZABILITA' DI EDIFICIO SOSTITUTIVA DELLL'ORDINANZA N.67/2017</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68481" calcext:value-type="float">
            <text:p>13.468481</text:p>
          </table:table-cell>
          <table:table-cell office:value-type="string" calcext:value-type="string">
            <text:p>2017/195</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INTERPELLANZA N. 20/2016 DEI CONSIGLIERI ANTONOZZI E FARABOLLINI AVENTE AD OGGETTO: INTERVISTA RILASCIATA DAL PROCURATORE GENERALE DELLA CORTE D'APPELLO DELLE MARCH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68</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ORDINANZA N. 73_INUTILIZZABILITA' DI EDIFICI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68481" calcext:value-type="float">
            <text:p>13.468481</text:p>
          </table:table-cell>
          <table:table-cell office:value-type="string" calcext:value-type="string">
            <text:p>2017/194</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CONCORSO STRAORDINARIO A.A. 2017/2018 DEL PIO SODALIZIO DEI PICEN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Avvisi</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312081" calcext:value-type="float">
            <text:p>13.312081</text:p>
          </table:table-cell>
          <table:table-cell office:value-type="string" calcext:value-type="string">
            <text:p>2017/681</text:p>
          </table:table-cell>
          <table:table-cell office:value-type="string" calcext:value-type="string">
            <text:p>Tue; 31 Oct 2017 00:00:00 +0200</text:p>
          </table:table-cell>
        </table:table-row>
        <table:table-row table:style-name="ro1">
          <table:table-cell table:number-columns-repeated="2" office:value-type="string" calcext:value-type="string">
            <text:p>&amp;quote;&gt;ORDINANZA N. 72_INUTILIZZABILITA' DI EDIFICI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68481" calcext:value-type="float">
            <text:p>13.468481</text:p>
          </table:table-cell>
          <table:table-cell office:value-type="string" calcext:value-type="string">
            <text:p>2017/193</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INTERPELLANZE N. 18/2016 E N. 19/2016 DEI CONSIGLIERI ANTONOZZI E FARABOLLINI AVENTI AD OGGETTO: DETERMINAZIONE DEL SETTORE FINANZIARIO N. 105 DEL 21 LUGLIO 2016 E DETERMINAZIONE DEL SETTORE FINANZIARIO N. 116 DEL 9 AGOSTO 2016.</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67</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AVVISO PER MANIFESTAZIONE DI INTERESSE PER AFFIDAMENTO REDAZIONE RELAZIONE GEOLOGICA FINALIZZATA ALLA RISTRUTTURAZIONE DELL'IMMOBILE DENOMINATO CASA DEL CUSTODE ANNESSO AL COMPLESSO VILLA SPADA DA DESTINARE AD ALLOGGI TEMPORANEI - SISMA 2016</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Avvisi</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312081" calcext:value-type="float">
            <text:p>13.312081</text:p>
          </table:table-cell>
          <table:table-cell office:value-type="string" calcext:value-type="string">
            <text:p>2017/67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FRAZIONAMENTO CATASTALE DELL'INTERO TRACCIATO DELLA NUOVA STRADA COMUNALE DI COLLEGAMENTO TRA LA PROV.LE MONTAPPONESE ALLA PROV.LE PER LORO PICENO. AFFIDAMENTO INCARICO - PROVVEDIMENT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68481" calcext:value-type="float">
            <text:p>13.468481</text:p>
          </table:table-cell>
          <table:table-cell office:value-type="string" calcext:value-type="string">
            <text:p>2017/192</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INTERPELLANZA N. 17/2016 DEI CONSIGLIERI ANTONOZZI E FARABOLLINI AVENTE AD OGGETTO: SICUREZZA PALAZZO COMUNAL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66</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DISABILITA' GRAVISSIMA - ANNO 2016 . DM 26/09/2016 - DGRM 1578/2016.</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68481" calcext:value-type="float">
            <text:p>13.468481</text:p>
          </table:table-cell>
          <table:table-cell office:value-type="string" calcext:value-type="string">
            <text:p>2017/191</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AVVISO PER MANIFESTAZIONE DI INTERESSE PER AFFIDAMENTO LAVORI DI PROGETTAZIONE; RISTRUTTURAZ. E MIGLIORAMENTO SISMICO IMMOBILE DENOMINATO CASA DEL CUSTODE ANNESSO AL COMPLESSO VILLA SPADA DA DESTINARE AD ALLOGGI TEMPORANEI - SISMA 2016</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Avvisi</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312081" calcext:value-type="float">
            <text:p>13.312081</text:p>
          </table:table-cell>
          <table:table-cell office:value-type="string" calcext:value-type="string">
            <text:p>2017/67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CONFERMA ALIQUOTE PER L'APPLICAZIONE DELL'IMPOSTA COMUNALE SULLA PUBBLICITÃ€ E DIRITTO SULLE PUBBLICHE AFFISSIONI E PER LA TASSA OCCUPAZIONE SPAZI ED AREE PUBBLICHE (D.LGS. 15 NOVEMBRE 1993 N. 507).</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468481" calcext:value-type="float">
            <text:p>13.468481</text:p>
          </table:table-cell>
          <table:table-cell office:value-type="string" calcext:value-type="string">
            <text:p>2017/190</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INTERPELLANZA N. 13/2016 DEI CONSIGLIERI ANTONOZZI E FARABOLLINI AVENTE AD OGGETTO: PREFETTUR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65</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PRESA D'ATTO DATA INIZIO COMANDO DR.SSA FRATINI PRESSO STRUTTURA DEL COMMISSARIO STRAORDINARIO PER LA RICOSTRUZION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libere Di Giunta Comunal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312081" calcext:value-type="float">
            <text:p>13.312081</text:p>
          </table:table-cell>
          <table:table-cell office:value-type="string" calcext:value-type="string">
            <text:p>2017/675</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ASSEGNAZIONE PROVVISORIA DEI MEZZI FINANZIARI. PIANO DELLE RISORSE E DEGLI OBIETTIVI (PRO). ESERCIZIO FINANZIARIO 2017.</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468481" calcext:value-type="float">
            <text:p>13.468481</text:p>
          </table:table-cell>
          <table:table-cell office:value-type="string" calcext:value-type="string">
            <text:p>2017/189</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ATTO DI INDIRIZZO PER LA RIAPERTURA DEL BANDO PER LA CONCESSIONE DI CONTRIBUTI SUI CANONI DI LOCAZIONE PER L'APERTURA DI NUOVE ATTIVITA' NEL CENTRO STORICO E PER L'AMPLIAMENTO DI QUELLE ESISTENT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libere Di Giunta Comunal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312081" calcext:value-type="float">
            <text:p>13.312081</text:p>
          </table:table-cell>
          <table:table-cell office:value-type="string" calcext:value-type="string">
            <text:p>2017/674</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INTERPELLANZA N. 11/2016 DEI CONSIGLIERI ANTONOZZI E FARABOLLINI AVENTE AD OGGETTO: ASTEA SP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64</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SERVIZIO MENSA SCOLASTICA. DETERMINAZION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468481" calcext:value-type="float">
            <text:p>13.468481</text:p>
          </table:table-cell>
          <table:table-cell office:value-type="string" calcext:value-type="string">
            <text:p>2017/188</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ADOZIONE VARIANTE AL PIANO DI LOTTIZZAZIONE EX-PEEP - LOTTO A IN LOC. PASSO DI TREI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libere Di Consiglio Comunal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312081" calcext:value-type="float">
            <text:p>13.312081</text:p>
          </table:table-cell>
          <table:table-cell office:value-type="string" calcext:value-type="string">
            <text:p>2017/673</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ORDINANZA N. 69 INUTILIZZABILITA' DI EDIFICI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68481" calcext:value-type="float">
            <text:p>13.468481</text:p>
          </table:table-cell>
          <table:table-cell office:value-type="string" calcext:value-type="string">
            <text:p>2017/187</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INTERPELLANZA N. 10/2016 DEI CONSIGLIERI ANTONOZZI E FARABOLLINI AVENTE AD OGGETTO: ATA DELL'ATO 3 MACERAT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63</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LETTURA ED APPROVAZIONE VERBALI SEDUTA CONSILIARE DEL 10 MAGGIO 2017 (ART. 25 REG. C.C.).</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libere Di Consiglio Comunal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312081" calcext:value-type="float">
            <text:p>13.312081</text:p>
          </table:table-cell>
          <table:table-cell office:value-type="string" calcext:value-type="string">
            <text:p>2017/672</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COMUNE DI MERGO - RICHIESTA GRADUATORIA</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Avviso Altri Enti</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68481" calcext:value-type="float">
            <text:p>13.468481</text:p>
          </table:table-cell>
          <table:table-cell office:value-type="string" calcext:value-type="string">
            <text:p>2017/186</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COMUNICAZIONI DEL SINDAC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libere Di Consiglio Comunal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312081" calcext:value-type="float">
            <text:p>13.312081</text:p>
          </table:table-cell>
          <table:table-cell office:value-type="string" calcext:value-type="string">
            <text:p>2017/671</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INTERPELLANZA N. 9/2016 DEI CONSIGLIERI ANTONOZZI E FARABOLLINI AVENTE AD OGGETTO: AATO 3 MARCHE CENTRO MACERAT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62</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ORDINANZA N. 68_2017 INUTILIZZABILITA' DI EDICI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68481" calcext:value-type="float">
            <text:p>13.468481</text:p>
          </table:table-cell>
          <table:table-cell office:value-type="string" calcext:value-type="string">
            <text:p>2017/185</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SISMA 24 AGOSTO 2016 E SEGUENTI - CONTRIBUTI PER L'AUTONOMA SISTEMAZIONE PER IL MESE DI MAGGIO 2017 - IMPEGNO DI SPESA E LIQUIDAZIONE.</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 Vidon Corrado</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87582" calcext:value-type="float">
            <text:p>13.487582</text:p>
          </table:table-cell>
          <table:table-cell office:value-type="string" calcext:value-type="string">
            <text:p>2017/209</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AVVISO DI DEPOSITO &amp;quote;ADOZIONE VARIANTE AL PIANO DI LOTTIZZAZIONE EX PEEP LOTTO &amp;quote;A&amp;quote; IN VARIANTE AL P.R.G. IN LOC. PASSO DI TREIA&amp;quot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Avvisi</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312081" calcext:value-type="float">
            <text:p>13.312081</text:p>
          </table:table-cell>
          <table:table-cell office:value-type="string" calcext:value-type="string">
            <text:p>2017/670</text:p>
          </table:table-cell>
          <table:table-cell office:value-type="string" calcext:value-type="string">
            <text:p>Wed; 05 Jul 2017 00:00:00 +0200</text:p>
          </table:table-cell>
        </table:table-row>
        <table:table-row table:style-name="ro1">
          <table:table-cell table:number-columns-repeated="2" office:value-type="string" calcext:value-type="string">
            <text:p>&amp;quote;&gt;ORDINANZA N. 67_2017 INUTILIZZABILITA' DI EDICI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68481" calcext:value-type="float">
            <text:p>13.468481</text:p>
          </table:table-cell>
          <table:table-cell office:value-type="string" calcext:value-type="string">
            <text:p>2017/184</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INTERPELLANZA N. 8/2016 DEI CONSIGLIERI ANTONOZZI E FARABOLLINI AVENTE AD OGGETTO: CONFERENZA DEI SINDACI AREA VASTA N. 3.</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61</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Manutenzione semestrale degli estintori installati presso la Sede Municipale ed altri edifici di proprietÃ  del Comune (Scuola; Palestra; ecc.) per l'anno 2017 - Affidamento del servizi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 Vidon Corrado</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87582" calcext:value-type="float">
            <text:p>13.487582</text:p>
          </table:table-cell>
          <table:table-cell office:value-type="string" calcext:value-type="string">
            <text:p>2017/208</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ORDINANZA N. 66_2017 INUTILIZZABILITA' DI EDICI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68481" calcext:value-type="float">
            <text:p>13.468481</text:p>
          </table:table-cell>
          <table:table-cell office:value-type="string" calcext:value-type="string">
            <text:p>2017/183</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Sisma 24.08.2016 e seguenti - Ordinanza del Commissario per la ricostruzione n. 24 del 12 maggio 2017 - Redazione dello studio di microzonazione sismica (MS) di I e III livello - Affidamento incarico professionale.</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 Vidon Corrado</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487582" calcext:value-type="float">
            <text:p>13.487582</text:p>
          </table:table-cell>
          <table:table-cell office:value-type="string" calcext:value-type="string">
            <text:p>2017/207</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INTERPELLANZA N. 7/2016 DEI CONSIGLIERI ANTONOZZI E FARABOLLINI AVENTE AD OGGETTO: TASK SRL.</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60</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BANDO PUBBLICO PER LA PRESENTAZIONE DELLE RICHIESTE DI CONTRIBUTO ORDINARIO PER L'ANNO 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Bandi</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312081" calcext:value-type="float">
            <text:p>13.312081</text:p>
          </table:table-cell>
          <table:table-cell office:value-type="string" calcext:value-type="string">
            <text:p>2017/669</text:p>
          </table:table-cell>
          <table:table-cell office:value-type="string" calcext:value-type="string">
            <text:p>Thu; 15 Jun 2017 00:00:00 +0200</text:p>
          </table:table-cell>
        </table:table-row>
        <table:table-row table:style-name="ro1">
          <table:table-cell table:number-columns-repeated="2" office:value-type="string" calcext:value-type="string">
            <text:p>&amp;quote;&gt;ORDINANZA N. 65_2017 INUTILIZZABILITA' DI EDICI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68481" calcext:value-type="float">
            <text:p>13.468481</text:p>
          </table:table-cell>
          <table:table-cell office:value-type="string" calcext:value-type="string">
            <text:p>2017/182</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COMUNE DI MONTE SAN GIUSTO: BANDO ALIENAZIONE DI VIA VALLE</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Avviso Altri Enti</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68481" calcext:value-type="float">
            <text:p>13.468481</text:p>
          </table:table-cell>
          <table:table-cell office:value-type="string" calcext:value-type="string">
            <text:p>2017/18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EROGAZIONE CONTRIBUTI ORDINARI. PUBBLICAZIONE BANDO ED IMPEGNO DI SPES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312081" calcext:value-type="float">
            <text:p>13.312081</text:p>
          </table:table-cell>
          <table:table-cell office:value-type="string" calcext:value-type="string">
            <text:p>2017/667</text:p>
          </table:table-cell>
          <table:table-cell office:value-type="string" calcext:value-type="string">
            <text:p>Sun; 18 Jun 2017 00:00:00 +0200</text:p>
          </table:table-cell>
        </table:table-row>
        <table:table-row table:style-name="ro1">
          <table:table-cell table:number-columns-repeated="2" office:value-type="string" calcext:value-type="string">
            <text:p>&amp;quote;&gt;INTERPELLANZE N. 4/2016; N. 15/2016 E N. 16/2016 DEI CONSIGLIERI ANTONOZZI E FARABOLLINI AVENTI AD OGGETTO: COSMARI SRL.</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59</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ORDINANZA N. 64 INUTILIZZABILITA' DI EDIFICI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68481" calcext:value-type="float">
            <text:p>13.468481</text:p>
          </table:table-cell>
          <table:table-cell office:value-type="string" calcext:value-type="string">
            <text:p>2017/180</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Avviso Mobilita' Istruttore Contabile.</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 Vidon Corrad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87582" calcext:value-type="float">
            <text:p>13.487582</text:p>
          </table:table-cell>
          <table:table-cell office:value-type="string" calcext:value-type="string">
            <text:p>2017/206</text:p>
          </table:table-cell>
          <table:table-cell office:value-type="string" calcext:value-type="string">
            <text:p>Mon; 10 Jul 2017 00:00:00 +0200</text:p>
          </table:table-cell>
        </table:table-row>
        <table:table-row table:style-name="ro1">
          <table:table-cell table:number-columns-repeated="2" office:value-type="string" calcext:value-type="string">
            <text:p>&amp;quote;&gt;ORDINANZA N. 63 INUTILIZZABILITA' DI EDIFICI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68481" calcext:value-type="float">
            <text:p>13.468481</text:p>
          </table:table-cell>
          <table:table-cell office:value-type="string" calcext:value-type="string">
            <text:p>2017/179</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INTERPELLANZA N. 3/2016 DEI CONSIGLIERI ANTONOZZI E FARABOLLINI AVENTE AD OGGETTO: CONTRAM RETI SP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Castelraimond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3671" calcext:value-type="float">
            <text:p>13.053671</text:p>
          </table:table-cell>
          <table:table-cell office:value-type="string" calcext:value-type="string">
            <text:p>2017/958</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ORDINANZA SINDACALE DI DISCIPLINA E REGOLAMENTAZIONE DELLA CIRCOLAZIONE VEICOLARE - STRADA COMUNALE VALLEMARINA</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 Vidon Corrad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487582" calcext:value-type="float">
            <text:p>13.487582</text:p>
          </table:table-cell>
          <table:table-cell office:value-type="string" calcext:value-type="string">
            <text:p>2017/205</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BANDO PER LA CONCESSIONE DI CONTRIBUTI SUI CANONI DI LOCAZIONE PER L'APERTURA DI NUOVE ATTIVITÃ€ NEL CENTRO STORICO E PER LAMPLIAMENTO E LA VALORIZZAZIONE DI QUELLE ESISTENT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Treia</text:p>
          </table:table-cell>
          <table:table-cell office:value-type="string" calcext:value-type="string">
            <text:p>Band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312081" calcext:value-type="float">
            <text:p>13.312081</text:p>
          </table:table-cell>
          <table:table-cell office:value-type="string" calcext:value-type="string">
            <text:p>2017/666</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ORDINANZA N. 62 INUTILIZZABILITA' DI EDIFICI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appon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468481" calcext:value-type="float">
            <text:p>13.468481</text:p>
          </table:table-cell>
          <table:table-cell office:value-type="string" calcext:value-type="string">
            <text:p>2017/178</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Ordinanza di non utilizzo edificio adibito ad uso abitativo sito in CITTAREALE frazione SANTA CROCE via UMBRO SABINA 3 ai signori BALENTINI MILENA e GUIDONI LUIGI</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6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LIQUIDAZIONE RELATIVA ALL'ACQUISTO DI MATERIALE BIBLIOGRAFICO ANTIQUARIO RIGUARDANTE CASCIA E SANTA RITA PRESSO LA LIBRERIA ANTIQUARIA MARCHIGIANA.</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27</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di non utilizzo edificio adibito ad uso abitativo sito in CITTAREALE frazione SANTA CROCE via UMBRO SABINA 2 e 3 al signor GUIDONI SALVATOR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6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DOZIONE P.R.G. DEL COMUNE DI CASCIA PARTE OPERATIVA.LIQUIDAZIONE DITTA A.MANZONI AMP C. S.p.A. PER PUBBLICAZIONE AVVISO DI DEPOSITO SUL QUOTIDIANO &amp;quote;IL CORRIERE DELL'UMBRIA&amp;quot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26</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di non utilizzo edificio adibito ad uso deposito sito in CITTAREALE frazione SANTA CROCE via UMBRO SABINA ai signori VALENTINI MILENA e GUIDONI LUIGI</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6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CRISI SISMICA CENTRO-ITALIA - SISMA 30 OTTOBRE 2016 LIQUIDAZIONE FATTURA; SUPERMERCATO ELITE VALNERINA FORNITURA MATERIALI VARI</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25</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Richiesta preistruttoria e verifica preliminare di conformitÃ  urbanistica propedeutica alla richiesta concessione dei contributi relativi alla ricostruzione privata nei territori interessati dagli eventi sismici su singolo edificio anche con piÃ¹ unit</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6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CRISI SISMICA CENTRO ITALIA DEL 30/10/2016 - LIQUIDAZIONE FATT. N. 83 DEL 30/12/2016 - ACQUISTO MATERIALI VARI PRESSO LA FERRAMENTA/EMPORIO EMILI DI CASCIA</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24</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Proposta volontaria di individuazione dell'aggregato edilizio; posto al di fuori della zona rossa; da sottoporre ad intervento unitari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6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CRISI SISMICA CENTRO-ITALIA - SISMA DEL 30 OTTOBRE 2016 - LIQUIDAZIONE FATTURA SUPERMERCATO ELITE VALNERINA - FORNITURA MATERIALI VARI</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23</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Avviso relativo alla consegna delle proposte volontarie di individuazione e perimetrazione degli aggregati edilizi da sottoporre ad intervento unitario posti all'esterno delle zone ross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6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CRISI SISMICA CENTRO ITALIA - SISMA DEL 30/10/2016 - LIQUIDAZIONE FATTURA N. 11/PA DEL 31/03/2017 - PER ACQUISTO MATERIALI VARI PER REALIZZAZIONE OPERE PROVVISIONALI AREE INTERDETTE P.ZZA SANTA MARIA - DITTA TERMO EDILIZIA DI MANNELLI TOMMASO</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22</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Integrazione piano di riparto delle particelle di terreno assegnate agli allevatori residenti per l'esercizio dell'uso civico per l'anno 2017 - approvato con DGC n 34 del 08.05.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 G.c.</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6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CRISI SISMICA CENTRO ITALIA SISMA DEL 30 OTTOBRE 2016 LIQUIDAZIONE DI SPESA PER REALIZZAZIONE OPERE PROVVISIONALI AREE INTERDETTE PIAZZA S. MARIA - DITTA EMPORIO EMILI</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21</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di non utilizzo edificio sito in CITTAREALE frazione ROSE via FANO snc ai signori MORETTI ALFONSO; MORETTI PAOLIN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6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CRISI SISMICA CENTRO ITALIA - AVVERSITA' ATMOSFERICHE - NOLO MEZZI SPAZZANEV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20</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divieto accesso edificio adibito ad uso abitativo sito in CITTAREALE frazione CONCA via MASTRELLA 5 al signor CANEPUCCIA CESAR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6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N. 2 DEL 30.10.2016 REQUISIZIONE STRUTTURE - RIMBORSO SPESE SOSTENUTE PRO LOCO SAN GIORGIO DI CASCIA</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19</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divieto accesso edificio adibito ad uso abitativo sito in CITTAREALE frazione SANTA GIUSTA via SAVI alla signora CARLONI RIT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5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IMPEGNO DI SPESA PER REALIZZAZIONE SEGNALETICA VERTICALE DITTA C.M.B.</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18</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sgombero edificio sito in CITTAREALE frazione COLLICELLE via TITO VESPASIANO alla signora MORANTE EMILI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5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LLACCIO NUOVA FORNITURA ENERGIA ELETTRICA DA 6 KW PRESSO IL COMPLESSO S. MARGHERITA - IMPEGNO DI SPESA -</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17</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divieto di accesso edificio adibito ad uso abitativo sito in CITTAREALE frazione BRICCA via DOMITILLA 12 al signor BRICCA GOFFRED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5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LIQUIDAZIONE SPESE PREVENTIVAMENTE IMPEGNATE GASOLIO AUTOTRAZIONE DITTA C.I.P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16</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Nomina del funzionario responsabile della prevenzione della corruzione; ai sensi dell'art.1 comma 7 della legge 6.11.2012 n. 190.</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cret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5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LIQUIDAZIONE FATTURA N. 07/03/2017 DEL 07/03/2017 - DITTA BOCCI VIVAI GARDEN LAND - REALIZZAZIONE AIUOLE ED AMPLIAMENTO IMPIANTO DI IRRIGAZION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15</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Decreto di individuazione del Responsabile del servizio Gestione Generale con titolaritÃ  di posizione organizzativa a partire dalla data odierna e fino al perdurare dello stato di emergenz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cret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5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GGIUDICAZIONE LAVORI DI &amp;quote;DEMOLIZIONE MURI DI CONFINE POSTI SU PUBBLICA VIA IN FRAZIONE DI AVENDITA&amp;quote; ALLA DITTA ROMANI MASSIMILIANO - CRISI SISMICA AGOSTO-OTTOBRE 2016 LAVORI DI SOMMA URGENZA INTERVENTI DI DEMOLIZIONE IMMOBILI DI PROPRIETA' DI TERZI</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14</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di non utilizzo edificio adibito ad uso abitativo sito in CITTAREALE frazione BRICCA ai signori BRICCA PIERLUIGI; BRICCA DANILA; BRICCA ORNELL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5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CRISI SISMICA DEL 24/08/16 E DEL 30/10/16 LIQUIDAZIONE SPESE PREVENTIVAMENTE IMPEGNATE DITTA PALAFERRI OBERTO RISTRURRZIONE PREFABRICATO ADIBITO A SCUOLA</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13</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di non utilizzo edificio adibito ad uso abitativo sito in CITTAREALE frazione BRICCA ai signori TORTI MARGARITA MAURO; MASSIMI ELENA;MORANTE MARIA; TORTI MARGARITA DANIELA; TORTI MARGARITA LUC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5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LIQUIDAZIONE SPESE PREVENTIVAMENTE IMPEGNATE DITTA ZOCCHI AUTO</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12</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di non utilizzo edificio adibito ad uso abitativo sito in CITTAREALE CAPOLUOGO Corso Vittorio Emanuele 9 ai signori FEGATELLI MAURIZIO; FEGATELLI ANNA; FEDI OLIMPI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4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LIQUIDAZIONE SPESE PREVENTIVAMENTE IMPEGNATE DITTA VALNERINA SERVIZI</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11</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sgombero edificio sito in CITTAREALE frazione COLLICELLE via TITO VESPASIANO alla signora DODDOLI FRANCESC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4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IMPEGNO DI SPESA E LIQUIDAZIONE PER SPESE DI SPEDIZIONE AVVISI DI PAGAMENTO TARI ANNO 2017. (SOLO NON RESIDENTI).</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10</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divieto accesso edificio sito in CITTAREALE frazione TRIMEZZO via CIVITA 14 ai signori MARCHETTI MARA e GASBARRA MAGGIOLIN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4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IMPEGNO DI SPESA PER ACQUISTO GASOLIO DITTA C.I.P.E.</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09</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di non utilizzo edificio adibito ad uso abitativo sito in CITTAREALE frazione CHEGNERONE al signor BARBERI ATTILI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4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PUBBLICAZIONE AVVISO DI DEPOSITO VARIANTE P.R.G. PARTE OPERATIVA. LIQUIDAZIONE DITTA: PIEMME S.P.A.</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08</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di non utilizzo edificio adibito ad uso abitativo sito in CITTAREALE frazione MATRECCIANO via ALBERINI 3 al signor ALBERINI MARI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45</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016 - TRAFFICO TELEFONICO UTENZE EMERGENZA - LIQUIDAZIONE FATTURE TIM</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07</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di non utilizzo edificio adibito ad uso abitativo sito in CITTAREALE frazione SANTA GIUSTA ai signori ZERO RINA; RICCERI FABIO; RICCERI IVAN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4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2016 - INTERVENTO DI MESSA IN SICUREZZA CHIESA SANT'IPPOLITO FOGLIANO - LIQUIDAZIONE DITTA EDILCOS</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06</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Ordinanza di non utilizzo edificio adibito ad uso abitativo sito in frazione BRICCA ai signori CENFI LORENZ E CENFI ANTONELL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47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CRISI SISMICA CENTRO ITALIA DEL 30/10/2016 - LIQUIDAZIONE FATT. N. 82 DEL 30/12/2016 PER ACQUISTO STUFE PER RISCALDAMENTO TENDE - DITTA EMILI</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05</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CARITAS in collaborazione con il Comune di Cittareale ha istituito il centro di ascolto della Caritas Diocesan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44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EALIZZAZIONE PIEDINI PER TRANSENNE - IMPEGNO DI SPESA -</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04</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TENTATIVO DI CONCILIAZIONE EX ART. 410 CPC COME SOSTIT. DALL.ART. 31 L.N. 183/2010-NOMINA PROPR. RAPPR. CON AUTORIZZ. A CONCILIARE AVANTI ALLA DIR. PROV.LE DEL LAVORO DI RIETI.</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libera Di Giunta Comunal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234552" calcext:value-type="float">
            <text:p>13.0234552</text:p>
          </table:table-cell>
          <table:table-cell office:value-type="string" calcext:value-type="string">
            <text:p>2017/296</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Determinazione degli orari di apertura al pubblico degli Uffici Comunali a decorrere dal 15.05.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cret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44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IMPEGNO DI SPESA PER TAGLIO ERBA PARCHI E GIARDINI COMUNALI</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03</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NOMINA REFERENTE UNICO PER LA REGIONE LAZIO PER LA GESTIONE DELL'EMERGENZA POST SISM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libera Di Giunta Comunal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234552" calcext:value-type="float">
            <text:p>13.0234552</text:p>
          </table:table-cell>
          <table:table-cell office:value-type="string" calcext:value-type="string">
            <text:p>2017/295</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Ordinanza di sgombero immediato dell'edificio ad uso Pubblico sito in Cittareale Capoluogo Piazza S.Maria snc (ex Casa Parente Clara) distinto al NCEU del Comune di Cittareale al Foglio 17 con mappale n.420.</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35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BORSA LAVORO anno 2017 a favore del sig. L.A. - DECADENZA e REVOCA IMPEGNO di SPESA.</text:p>
          </table:table-cell>
          <table:table-cell office:value-type="string" calcext:value-type="string">
            <text:p>Italia</text:p>
          </table:table-cell>
          <table:table-cell office:value-type="string" calcext:value-type="string">
            <text:p>Umbria</text:p>
          </table:table-cell>
          <table:table-cell office:value-type="string" calcext:value-type="string">
            <text:p>Perugia</text:p>
          </table:table-cell>
          <table:table-cell office:value-type="string" calcext:value-type="string">
            <text:p>Cascia</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13555" calcext:value-type="float">
            <text:p>13.013555</text:p>
          </table:table-cell>
          <table:table-cell office:value-type="string" calcext:value-type="string">
            <text:p>2017/1202</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TENTATIVO DI CONCILIAZIONE EX ART. 410 CPC COME SOSTITUITO DALL'ART. 31 L.N. 183/2010-PRESA D'ATTO DEL VERBALE DI CONCILIAZIONE REP. N. 347/16.</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libera Di Giunta Comunale</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0234552" calcext:value-type="float">
            <text:p>13.0234552</text:p>
          </table:table-cell>
          <table:table-cell office:value-type="string" calcext:value-type="string">
            <text:p>2017/294</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Lettura ed approvazione verbali delle deliberazioni della seduta precedent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23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TTIOVITA' PRODUTTIVE - DIRITTI DI ISTRUTTORIA DI COMPETENZA SUAP. DETERMINAZIONI.</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libera Di Giunta Comunale</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0234552" calcext:value-type="float">
            <text:p>13.0234552</text:p>
          </table:table-cell>
          <table:table-cell office:value-type="string" calcext:value-type="string">
            <text:p>2017/293</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Ordinanza di sgombero edifici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8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IMPEGNO E LIQUIDAZIONE BOLLO MEZZO COMUNALE SOC. BI BI WORLD S.R.L.</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0234552" calcext:value-type="float">
            <text:p>13.0234552</text:p>
          </table:table-cell>
          <table:table-cell office:value-type="string" calcext:value-type="string">
            <text:p>2017/292</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Sisma del 24 agosto 2016 - Impegno di spesa per lavori impianti elettrici presso Comando Operativo Avanzato Cittareale e tensostruttura adibita a scuol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N.24 DEL 12.05.2017 DEL COMMISSARIO DI GOVERNO PER LA RICOSTRUZIONE NEI TERRITORI INTERESSATI DAL SISMA A FAR DATA DAL 24.08.2016 STUDI DI MICROZONAZIONE SISMICA DI III LIVELLO - AFFIDAMENTO INCARICO PROFESSIONAL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0234552" calcext:value-type="float">
            <text:p>13.0234552</text:p>
          </table:table-cell>
          <table:table-cell office:value-type="string" calcext:value-type="string">
            <text:p>2017/291</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Proroga dell'incarico di Responsabile di Servizio Tecnico (urbanistica; lavori pubblici; sportello unico per l'edilizia privata; espropriazioni; patrimonio e toponomastica) fino al 21.02.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cret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2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PROPOSTA DI PIANO DELLE ALIENAZIONI E/O VALORIZZAZIONI IMMOBILIARI REDATTO AI SENSI DELL'ART. 58 DEL D.L. 25/06/2008 N. 112; CONVERTITO DALLA LEGGE 06/08/2008 N. 133.</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libera Di Giunta Comunal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0234552" calcext:value-type="float">
            <text:p>13.0234552</text:p>
          </table:table-cell>
          <table:table-cell office:value-type="string" calcext:value-type="string">
            <text:p>2017/289</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ISTITUITO UFFICIO RICOSTRUZIONE LAZI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70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ERVIZI A DOMANDA INDIVIDUALE-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libera Di Giunta Comunal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0234552" calcext:value-type="float">
            <text:p>13.0234552</text:p>
          </table:table-cell>
          <table:table-cell office:value-type="string" calcext:value-type="string">
            <text:p>2017/288</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Agevolazione trasporto pubblic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68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TARIFFE SERVIZI CIMITERIALI</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libera Di Giunta Comunale</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0234552" calcext:value-type="float">
            <text:p>13.0234552</text:p>
          </table:table-cell>
          <table:table-cell office:value-type="string" calcext:value-type="string">
            <text:p>2017/287</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D.P.R. 6 GIUGNO 2001; N. 380. DESTINAZIONE DEI PROVENTI DALLE CONCESSIONI EDILIZIE E DA SANZIONI IN MATERIA URBANISTIC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libera Di Giunta Comunal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234552" calcext:value-type="float">
            <text:p>13.0234552</text:p>
          </table:table-cell>
          <table:table-cell office:value-type="string" calcext:value-type="string">
            <text:p>2017/286</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ART. 208 DEL D.LGS. 30 AORILE 1992; N. 285. DESTINAZIONE DEI PROVENTI DELLE SANZIONI AMMINISTRATIVE PECUNIARIE PER VIOLAZIONI AL CODICE DELLA STRADA. ESERCIZIO FINANZIARIO 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libera Di Giunta Comunal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234552" calcext:value-type="float">
            <text:p>13.0234552</text:p>
          </table:table-cell>
          <table:table-cell office:value-type="string" calcext:value-type="string">
            <text:p>2017/285</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PIANO TRIENNALE PER L'INDIVIDUAZIONE DI MISURE FINALIZZATE ALLA RAZIONALIZZAZIONE DELL'UTILIZZO DELLE DOTAZIONI STUMENTALI DELLA P.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libera Di Giunta Comunal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234552" calcext:value-type="float">
            <text:p>13.0234552</text:p>
          </table:table-cell>
          <table:table-cell office:value-type="string" calcext:value-type="string">
            <text:p>2017/284</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POSTA CERTIFICATA: RICHIESTA PUBBLICAZIONE BANDO DI GAR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Avviso Di Ga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64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del 24 agosto 2016 - Approvazione progetto esecutivo e nomina RUP ai sensi dell'art. 31 del D.lgs 50/2016 riguardante l'intervento di realizzazione di una struttura ad uso scolastico in localita' Pallottini</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 G.c.</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0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PPROVAZIONE TARIFFE DELL'IMPOSTA SULLA PUBBLICITA' E DEL DIRITTO SULLE PUBBLICHE AFFISSIONI PER L'ANNO 2017. CONFERM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libera Di Giunta Comunal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234552" calcext:value-type="float">
            <text:p>13.0234552</text:p>
          </table:table-cell>
          <table:table-cell office:value-type="string" calcext:value-type="string">
            <text:p>2017/283</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Ordinanza di sgombero edificio di proprieta' del Signor Belardinelli Massim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49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N. 140 INAGILITA' FABBRICATO SITO IN VIA ALDO MORO; 11 FOGLIO 401 P.LLA 347 (SUB 13 E 29) EX COMUNE PIEVEBOVIGLIAN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Fiordimont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891303" calcext:value-type="float">
            <text:p>13.0891303</text:p>
          </table:table-cell>
          <table:table-cell office:value-type="string" calcext:value-type="string">
            <text:p>2017/247</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Apertura conto corrente bancario per donazioni in favore delle popolazioni di Amatrice ed Accumoli (RI) colpite dal sisma del 24.08.2016</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 G.c.</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46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N. 150 INAGILITA' FABBRICATO SITO IN LOCALITA' FRONTILLO FOGLIO 15 P.LLA 347 (PORZ) EX COMUNE PIEVEBOVIGLIAN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Fiordimont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891303" calcext:value-type="float">
            <text:p>13.0891303</text:p>
          </table:table-cell>
          <table:table-cell office:value-type="string" calcext:value-type="string">
            <text:p>2017/246</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APPROVAZIONE SCHEMA DI BILANCIO DI PREVISIONE FINANZIARIO 2017-2019 E DELLA NOTA INTEGRATIVA-(BILANCIO ARMONIZZATO DI CUI ALL'ALLEGATO 9 DEL D.LGS. 118/2011).</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libera Di Giunta Comunal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234552" calcext:value-type="float">
            <text:p>13.0234552</text:p>
          </table:table-cell>
          <table:table-cell office:value-type="string" calcext:value-type="string">
            <text:p>2017/282</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Conferimento incarico legale Avv. Francesca Blasi di Rieti per negoziazione assistit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 G.c.</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41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N. 147 INAGILITA' FABBRICATO SITO IN LOCALITA' FRONTILLO FOGLIO 15 P.LLA 247 (PORZ) EX COMUNE PIEVEBOVIGLIAN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Fiordimont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891303" calcext:value-type="float">
            <text:p>13.0891303</text:p>
          </table:table-cell>
          <table:table-cell office:value-type="string" calcext:value-type="string">
            <text:p>2017/244</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Approvazione modifica al regolamento sull'ordinamento degli uffici e servizi comunali per l'istituzione dell'ufficio di staff del Sindac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 G.c.</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40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N. 139 INAGILITA' FABBRICATO SITO IN VIA ALDO MORO; 18 FOGLIO 11 P.LLA 401 (SUB 26 E 27) EX COMUNE PIEVEBOVIGLIAN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Fiordimont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891303" calcext:value-type="float">
            <text:p>13.0891303</text:p>
          </table:table-cell>
          <table:table-cell office:value-type="string" calcext:value-type="string">
            <text:p>2017/243</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ART. 151 E 170 DEL D.LVO 18 AGOSTO 2000 N. 267-APPROVAZIONE SCHEMA DI NOTA DI AGGIORNAMENTO AL DOCUMENTO UNICO DI PROGRAMMAZIONE (DUP)2017-2019</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libera Di Giunta Comunale</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234552" calcext:value-type="float">
            <text:p>13.0234552</text:p>
          </table:table-cell>
          <table:table-cell office:value-type="string" calcext:value-type="string">
            <text:p>2017/281</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Variazione alle dotazioni di competenze bilancio 2016-2017-2018</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 G.c.</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40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DELIBERAZIONE DEL COMMISSARIO GOVERNATIVO CON I POTERI DEL CONSIGLIO COMUNALE - N. 8 DEL 27/04/2017 - RINVIO APPROVAZIONE DEL REGOLAMENTO CHE DISCIPLINA L'ELEZIONE; LA COMPOSIZIONE ED IL FUNZIONAMENTO DEI MUNICIP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Fiordimonte</text:p>
          </table:table-cell>
          <table:table-cell office:value-type="string" calcext:value-type="string">
            <text:p>Delibera Di Consiglio</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891303" calcext:value-type="float">
            <text:p>13.0891303</text:p>
          </table:table-cell>
          <table:table-cell office:value-type="string" calcext:value-type="string">
            <text:p>2017/242</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PROGRAMMA PER LA CONC. SI CONTRIBUTI ECON. A SOSTEGNO DI INIZIATIVE IDONEE A VALOR. SUL PIANO CULT. SPORT. SOC. ED ECON. PER LA COLL. REGIONALE-ANN. 2017-DOM. DI AMM. A FIN. PER L'INIZ. DENOMIN. &amp;quote;ALLA SCOPERTA DEL COM. DI C. S. A. E DEL SUO TERRITOR</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libera Di Giunta Comunale</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234552" calcext:value-type="float">
            <text:p>13.0234552</text:p>
          </table:table-cell>
          <table:table-cell office:value-type="string" calcext:value-type="string">
            <text:p>2017/280</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Indirizzo politico amministartivo per rateizzazione ruolo acqua anno 2008</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 G.c.</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27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N. 156/2017 INAGILITA' FABBRICATO SITO IN VIA PAPA GIOVANNI XXIII; 9 FOGLIO 12 P.LLA 217 (PORZ) EX COMUME PIEVEBOVIGLIAN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Fiordimont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0891303" calcext:value-type="float">
            <text:p>13.0891303</text:p>
          </table:table-cell>
          <table:table-cell office:value-type="string" calcext:value-type="string">
            <text:p>2017/241</text:p>
          </table:table-cell>
          <table:table-cell office:value-type="string" calcext:value-type="string">
            <text:p>Sun; 18 Jun 2017 00:00:00 +0200</text:p>
          </table:table-cell>
        </table:table-row>
        <table:table-row table:style-name="ro1">
          <table:table-cell table:number-columns-repeated="2" office:value-type="string" calcext:value-type="string">
            <text:p>&amp;quote;&gt;ORDINANZA SINDACALE N. 49 del 24/05//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234552" calcext:value-type="float">
            <text:p>13.0234552</text:p>
          </table:table-cell>
          <table:table-cell office:value-type="string" calcext:value-type="string">
            <text:p>2017/279</text:p>
          </table:table-cell>
          <table:table-cell office:value-type="string" calcext:value-type="string">
            <text:p>Thu; 06 Jul 2017 00:00:00 +0200</text:p>
          </table:table-cell>
        </table:table-row>
        <table:table-row table:style-name="ro1">
          <table:table-cell table:number-columns-repeated="2" office:value-type="string" calcext:value-type="string">
            <text:p>&amp;quote;&gt;Attuazione P.R.O. - Impegno e liquidazione di spesa per polizza assicurativa furto e incendio per il Museo civico di Cittareal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SINDACALE N. 48 del 24/05//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234552" calcext:value-type="float">
            <text:p>13.0234552</text:p>
          </table:table-cell>
          <table:table-cell office:value-type="string" calcext:value-type="string">
            <text:p>2017/278</text:p>
          </table:table-cell>
          <table:table-cell office:value-type="string" calcext:value-type="string">
            <text:p>Thu; 06 Jul 2017 00:00:00 +0200</text:p>
          </table:table-cell>
        </table:table-row>
        <table:table-row table:style-name="ro1">
          <table:table-cell table:number-columns-repeated="2" office:value-type="string" calcext:value-type="string">
            <text:p>&amp;quote;&gt;Comunicazione di avvio del procedimento anagrafico di verifica della dimora abituale ai sensi dell'art. 7 della legge 241/1990 e dell'art. 4 della legge 1228/1954 e dell'art. 15 del D.P.R. 223/1989 NOORI AJAB RAHAMAN</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Convocazione Consiglio Comunal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48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SINDACALE N. 56 del 05/06/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234552" calcext:value-type="float">
            <text:p>13.0234552</text:p>
          </table:table-cell>
          <table:table-cell office:value-type="string" calcext:value-type="string">
            <text:p>2017/277</text:p>
          </table:table-cell>
          <table:table-cell office:value-type="string" calcext:value-type="string">
            <text:p>Wed; 05 Jul 2017 00:00:00 +0200</text:p>
          </table:table-cell>
        </table:table-row>
        <table:table-row table:style-name="ro1">
          <table:table-cell table:number-columns-repeated="2" office:value-type="string" calcext:value-type="string">
            <text:p>&amp;quote;&gt;Lavori di taglio e deramificazione piante sottostanti linee elettriche AT</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37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New Utility Service Italia: aggiornamento degli Inventari e Conto del Patrimonio anno 2016.</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234552" calcext:value-type="float">
            <text:p>13.0234552</text:p>
          </table:table-cell>
          <table:table-cell office:value-type="string" calcext:value-type="string">
            <text:p>2017/276</text:p>
          </table:table-cell>
          <table:table-cell office:value-type="string" calcext:value-type="string">
            <text:p>Thu; 15 Jun 2017 00:00:00 +0200</text:p>
          </table:table-cell>
        </table:table-row>
        <table:table-row table:style-name="ro1">
          <table:table-cell table:number-columns-repeated="2" office:value-type="string" calcext:value-type="string">
            <text:p>&amp;quote;&gt;Progetto tecnico di efficientamento energetico e messa in sicurezza dell'imopianto sportivo comunale sito in loc. Pallottini - Approvazione progetto preliminare ai fini della domanda di facilitazion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 G.c.</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18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Liquidazione ditta Borgione per fornitura materiale didattico per la Scuola di Canetr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234552" calcext:value-type="float">
            <text:p>13.0234552</text:p>
          </table:table-cell>
          <table:table-cell office:value-type="string" calcext:value-type="string">
            <text:p>2017/275</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VENDITA MATERIALE LEGNOSO RITRAIBILE DAL BOSCO COMUNALE &amp;quote;MASSAMURATA&amp;quote; APPROVAZIONE VERBALE DELL'ASTA PUBBLICA E AGGIUDICAZIONE ALLA DITTA INDUSTRIA BOSCHIVA COLLERINALDO S.R.L. P.IVA 00919980573</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astel Sant'Angelo</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0234552" calcext:value-type="float">
            <text:p>13.0234552</text:p>
          </table:table-cell>
          <table:table-cell office:value-type="string" calcext:value-type="string">
            <text:p>2017/274</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Campo Giovani 2015 RG-RI-RM</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16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pertura del taglio per l'uso civico legnatico stagione silvana 2014-2015 e assegazione zon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10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Predisposizione del programma triennale 2015-2017 e l'elenco annuale dei lavori pubblici anno 2015; ai sensi del Decreto Ministero Infrastrutture e dei trasporti 11.11.2011.</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 G.c.</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1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ffidamento servizi di ingegneria ed architettura inerenti la progettazione preliminare e definitiva dei lavori di &amp;quote;Realizzazione Area Camper in loc.Pallottini&amp;quote; 1 Lotto. CUP: 147B14000230004 - CIG: Z 88114223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41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CQUISTO DI BENI PER SERVIZIO MANUTENZIONE ESTERNA PATRIMONIO COMUNALE - PROVVEDIMENT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Ortezzano</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605986" calcext:value-type="float">
            <text:p>13.605986</text:p>
          </table:table-cell>
          <table:table-cell office:value-type="string" calcext:value-type="string">
            <text:p>2017/193</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Attuazione P.R.O. - Impegno di spesa per l'acquisto di materiale elettrico impianto pubblica illuminazion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39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FFIDAMENTO ALL'ESTERNO DEI SERVIZI COMUNALI PERL AVORI DI PULIZIA PIAZZE; VIE COMUNALI E AMBIENTE CIMITERIALE PER IL PERIODO DAL 01.06.2017 AL 30.09.201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Palmian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583597" calcext:value-type="float">
            <text:p>13.4583597</text:p>
          </table:table-cell>
          <table:table-cell office:value-type="string" calcext:value-type="string">
            <text:p>2017/146</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ttuazione P.R.O. - Impegno e liquidazione di spesa per prestazione professionale membro del nucleo di valutazione anno 2014.</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38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UTORIZZAZIONE PAESAGGISTICA N. 01/2017 DEL 10/06/2017 DEL D.LGS. 22/01/2004 N. 42; PER LE OPERE DI &amp;quote;REALIZZAZIONE DI RECINZIONE IN LOCALITA' SERRELLE&amp;quote; - DITTA &amp;quote;ANGELLOZZI TARTUFICULTURA DI ANGELLOZZI EMIDIO&amp;quote;.</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Palmiano</text:p>
          </table:table-cell>
          <table:table-cell office:value-type="string" calcext:value-type="string">
            <text:p>Avviso Pubblic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583597" calcext:value-type="float">
            <text:p>13.4583597</text:p>
          </table:table-cell>
          <table:table-cell office:value-type="string" calcext:value-type="string">
            <text:p>2017/145</text:p>
          </table:table-cell>
          <table:table-cell office:value-type="string" calcext:value-type="string">
            <text:p>Sat; 12 Aug 2017 00:00:00 +0200</text:p>
          </table:table-cell>
        </table:table-row>
        <table:table-row table:style-name="ro1">
          <table:table-cell table:number-columns-repeated="2" office:value-type="string" calcext:value-type="string">
            <text:p>&amp;quote;&gt;RELAZIONE ILLUSTRATIVA DEI DATI RIGUARDANTI IL RENDICONTO DI GESTIONE DELL'ESERCIZIO FINANZIARIO DELL'ANNO 2016.</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Ortezzano</text:p>
          </table:table-cell>
          <table:table-cell office:value-type="string" calcext:value-type="string">
            <text:p>Delibere Di Giunta Comunal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605986" calcext:value-type="float">
            <text:p>13.605986</text:p>
          </table:table-cell>
          <table:table-cell office:value-type="string" calcext:value-type="string">
            <text:p>2017/192</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Attuazione P.R.O. - Impegno di spesa relativo ad addestramento aggiuntivo per il software &amp;quote;Gestione contratti&amp;quot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359</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SISMA DEL 24.08.2016 -ASSEGNAZIONE ULTERIORE FINANZIAMENTI PER GLI STUDI DI MICROZONAZIONE SISMICA DI III LIVELLO - VARIAZIONE AL BILANCIO DI PREVISIONE 201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Palmian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583597" calcext:value-type="float">
            <text:p>13.4583597</text:p>
          </table:table-cell>
          <table:table-cell office:value-type="string" calcext:value-type="string">
            <text:p>2017/144</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Riaccertamento ordinario dei residui attivi e passivi e variazioni agli stanziamenti del fondo pluriennale vincolato ai sensi dell'art. 3 comma 4 del D.Lgs. n. 118/2011. Anno 2016</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Ortezzano</text:p>
          </table:table-cell>
          <table:table-cell office:value-type="string" calcext:value-type="string">
            <text:p>Delibere Di Giunta Comunal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605986" calcext:value-type="float">
            <text:p>13.605986</text:p>
          </table:table-cell>
          <table:table-cell office:value-type="string" calcext:value-type="string">
            <text:p>2017/191</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Invio ordinanza n. 48 del 23.07.2014.</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262</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ichiesta di pubblicazione e di diffusione : Bando Premio Vittorio Foa - Citta' di Formia 2014</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Bando Di Concors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183</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ttuazione P.R.O. - Impegno di spesa per trasporto e smaltimento rifiuti cimiteriali. CIG: Z080EA448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12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pprovazione del Piano esecutivo di gestione (PEG) per il periodo 2017-2019</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Ortezzano</text:p>
          </table:table-cell>
          <table:table-cell office:value-type="string" calcext:value-type="string">
            <text:p>Delibere Di Giunta Comunal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605986" calcext:value-type="float">
            <text:p>13.605986</text:p>
          </table:table-cell>
          <table:table-cell office:value-type="string" calcext:value-type="string">
            <text:p>2017/190</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BANDO ORDINARIO SERVIZIO CIVILE NAZIONALE - PROGETTO BRACCIALETTI ROSSI</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Palmiano</text:p>
          </table:table-cell>
          <table:table-cell office:value-type="string" calcext:value-type="string">
            <text:p>Avviso Pubblico</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4583597" calcext:value-type="float">
            <text:p>13.4583597</text:p>
          </table:table-cell>
          <table:table-cell office:value-type="string" calcext:value-type="string">
            <text:p>2017/143</text:p>
          </table:table-cell>
          <table:table-cell office:value-type="string" calcext:value-type="string">
            <text:p>Mon; 26 Jun 2017 00:00:00 +0200</text:p>
          </table:table-cell>
        </table:table-row>
        <table:table-row table:style-name="ro1">
          <table:table-cell table:number-columns-repeated="2" office:value-type="string" calcext:value-type="string">
            <text:p>&amp;quote;&gt;Approvazione tariffe refezione scolastica anno 2014.</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 G.c.</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58</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INCARICHI PERITO E TECNICO DI PARTE PER DANNI AL PATRIMONIO COMUNALE A SEGUITO DELL'EVENTO SISMICO CHE HA COLPITO IL TERRITORIO COMUNALE A PARTIRE DAL 24 AGOSTO AD AGOSTO 2016 - RIFERIMENTO POLIZZA ASSICURATIVA INCENDIO - ASSICURAZIONI GROUPAMA ASSIC</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Ortezzano</text:p>
          </table:table-cell>
          <table:table-cell office:value-type="string" calcext:value-type="string">
            <text:p>Delibere Di Giunta Comunal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605986" calcext:value-type="float">
            <text:p>13.605986</text:p>
          </table:table-cell>
          <table:table-cell office:value-type="string" calcext:value-type="string">
            <text:p>2017/189</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LAVORI DI MANUTENZIONE SU STRADE E VERDE PUBBLICO SUL TERRITORIO COMUNALE - ASSEGNAZIONE FONDI AL RESPONSABILE DEL SERVIZIO ATTO DI INDIRIZZO.</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Palmian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583597" calcext:value-type="float">
            <text:p>13.4583597</text:p>
          </table:table-cell>
          <table:table-cell office:value-type="string" calcext:value-type="string">
            <text:p>2017/142</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Ratifica deliberazione della G.C. n. 106 del 29.10.2013 &amp;quote;variazioni e storni alle dotazioni di competenza Bilancio anno 2013.</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48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ORDINANZA N. 24 DEL 12 MAGGIO 2017 DEL COMMISSARIO STRAORDINARIO PER LA RICOSTRUZIONE - SISMA DEL 24 AGOSTO 2016 - AFFIDAMENTO &amp;quote;STUDI DI MICROZONAZIONE SISMICA DI I E III LIVELLO&amp;quote; NEL COMUNE DI ORTEZZANO (FM) - PROVVEDIMENT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Ortezzano</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605986" calcext:value-type="float">
            <text:p>13.605986</text:p>
          </table:table-cell>
          <table:table-cell office:value-type="string" calcext:value-type="string">
            <text:p>2017/188</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Vincolo Idrogeologico</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410</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DESTINAZIONE DEL CINQUE PER MILLE DELL'I.R.P.E.F. - ANNO 2017 - PERIODO DI IMPOSTA 2016 - PROGRAMMAZIONE INTERVENTI A SOSTEGNO DELLE ATTIVITA' SOCIALI DEL COMUNE - INDIRIZZI</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Palmian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583597" calcext:value-type="float">
            <text:p>13.4583597</text:p>
          </table:table-cell>
          <table:table-cell office:value-type="string" calcext:value-type="string">
            <text:p>2017/141</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Concessione in Affitto dei Pascoli Montani per la Stagione Estiva 2013. Approvazione del verbale di gara esperita mediante Pubblico Incant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164</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pertura straordinaria dell' Ufficio Elettorale Comunale per le elezioni politiche e regionali del 24 e 25 febbraio 2013</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Avviso Elettoral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46</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APPROVAZIONE P.E.G. ESERCIZIO ANNO 201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Palmian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583597" calcext:value-type="float">
            <text:p>13.4583597</text:p>
          </table:table-cell>
          <table:table-cell office:value-type="string" calcext:value-type="string">
            <text:p>2017/140</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Attuazione P.R.OImpegno di spesa per assegnazione contributo a favore dello Sci Club Selvarotond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Cittareale</text:p>
          </table:table-cell>
          <table:table-cell office:value-type="string" calcext:value-type="string">
            <text:p>Determinazio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157882" calcext:value-type="float">
            <text:p>13.157882</text:p>
          </table:table-cell>
          <table:table-cell office:value-type="string" calcext:value-type="string">
            <text:p>2017/41</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POSTA CERTIFICATA: BANDO ALIENAZIONE VIA VALLE - TRASMISSIONE PER PUBBLICAZIONE ALBO PRETORI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Ortezzano</text:p>
          </table:table-cell>
          <table:table-cell office:value-type="string" calcext:value-type="string">
            <text:p>Avvisi</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605986" calcext:value-type="float">
            <text:p>13.605986</text:p>
          </table:table-cell>
          <table:table-cell office:value-type="string" calcext:value-type="string">
            <text:p>2017/187</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LAVORI DI SOMMA URGENZA PER SGOMBERO NEVE E RIPRISTINO DELLE LINEEE ELETTRICHE PUBBLICHE E RELATIVI CORPI ILLUMINANTI A SEGUITO FORTI NEVICATE A PARTIRE DAL 15&amp;#92;01&amp;#92;2017- LAVORI SOMMA URGENZA - PROVVEDIMENTI.</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Palmian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583597" calcext:value-type="float">
            <text:p>13.4583597</text:p>
          </table:table-cell>
          <table:table-cell office:value-type="string" calcext:value-type="string">
            <text:p>2017/139</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LIQUIDAZIONE SPESA PER SERVIZIO DI MANUTENZIONE VIABILITA' COMUNALE E SPAZI COMUNALI PERIODO DAL 1 GENNAIO AL 31 MAGGIO 2017.-</text:p>
          </table:table-cell>
          <table:table-cell office:value-type="string" calcext:value-type="string">
            <text:p>Italia</text:p>
          </table:table-cell>
          <table:table-cell office:value-type="string" calcext:value-type="string">
            <text:p>Marche</text:p>
          </table:table-cell>
          <table:table-cell office:value-type="string" calcext:value-type="string">
            <text:p>Ascoli Piceno</text:p>
          </table:table-cell>
          <table:table-cell office:value-type="string" calcext:value-type="string">
            <text:p>Palmiano</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583597" calcext:value-type="float">
            <text:p>13.4583597</text:p>
          </table:table-cell>
          <table:table-cell office:value-type="string" calcext:value-type="string">
            <text:p>2017/138</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ORDINANZA N. 140 INAGILITA' FABBRICATO SITO IN VIA ALDO MORO; 11 FOGLIO 401 P.LLA 347 (SUB 13 E 29) EX COMUNE PIEVEBOVIGLIAN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Pieveboviglian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83766" calcext:value-type="float">
            <text:p>13.083766</text:p>
          </table:table-cell>
          <table:table-cell office:value-type="string" calcext:value-type="string">
            <text:p>2017/407</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ORDINANZA N. 150 INAGILITA' FABBRICATO SITO IN LOCALITA' FRONTILLO FOGLIO 15 P.LLA 347 (PORZ) EX COMUNE PIEVEBOVIGLIAN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Pieveboviglian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83766" calcext:value-type="float">
            <text:p>13.083766</text:p>
          </table:table-cell>
          <table:table-cell office:value-type="string" calcext:value-type="string">
            <text:p>2017/406</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ORDINANZA N. 148 INAGILITA' FABBRICATO SITO IN LOCALITA' FRONTILLO FOGLIO 15 P.LLA 347 (PORZ) EX COMUNE PIEVEBOVIGLIAN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Pieveboviglian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83766" calcext:value-type="float">
            <text:p>13.083766</text:p>
          </table:table-cell>
          <table:table-cell office:value-type="string" calcext:value-type="string">
            <text:p>2017/405</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AVVISO DI MOBILITA' ISTRUTTORE CONTABILE</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alcone Appennin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56883" calcext:value-type="float">
            <text:p>13.456883</text:p>
          </table:table-cell>
          <table:table-cell office:value-type="string" calcext:value-type="string">
            <text:p>2017/168</text:p>
          </table:table-cell>
          <table:table-cell office:value-type="string" calcext:value-type="string">
            <text:p>Mon; 10 Jul 2017 00:00:00 +0200</text:p>
          </table:table-cell>
        </table:table-row>
        <table:table-row table:style-name="ro1">
          <table:table-cell table:number-columns-repeated="2" office:value-type="string" calcext:value-type="string">
            <text:p>&amp;quote;&gt;ORDINANZA N. 147 INAGILITA' FABBRICATO SITO IN LOCALITA' FRONTILLO FOGLIO 15 P.LLA 347 (PORZ) EX COMUNE PIEVEBOVIGLIAN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Pieveboviglian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83766" calcext:value-type="float">
            <text:p>13.083766</text:p>
          </table:table-cell>
          <table:table-cell office:value-type="string" calcext:value-type="string">
            <text:p>2017/404</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ORDINANZA N. 499 DEL 12/06/2017 FAST - NON UTILIZZABILE - FG. 11 PART. 176 - USO ABITAZION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429675" calcext:value-type="float">
            <text:p>13.0429675</text:p>
          </table:table-cell>
          <table:table-cell office:value-type="string" calcext:value-type="string">
            <text:p>2017/819</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ORDINANZA INAGIBILITA' N. 45/2017</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alcone Appennin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456883" calcext:value-type="float">
            <text:p>13.456883</text:p>
          </table:table-cell>
          <table:table-cell office:value-type="string" calcext:value-type="string">
            <text:p>2017/167</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RIMBORSO SPESE ECONOMATO 1Â°TRIMESTRE 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81</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ORDINANZA N. 139 INAGILITA' FABBRICATO SITO IN VIA ALDO MORO; 18FOGLIO 11 P.LLA 401 (SUB 26 E 27) EX COMUNE PIEVEBOVIGLIAN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Pieveboviglian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83766" calcext:value-type="float">
            <text:p>13.083766</text:p>
          </table:table-cell>
          <table:table-cell office:value-type="string" calcext:value-type="string">
            <text:p>2017/403</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D. LGS. 468/1997 ART.7 PRESTAZIONI DI ATTIVITA' SOCIALMENTE UTILI DA PARTE DI LAVORATORI TITOLARI DI TRATTAMENTI PREVIDENZIALI - LIQUIDAZIONE RIMBORSI SPESE CHILOMETRICHE MESE DI MAGGIO 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0429675" calcext:value-type="float">
            <text:p>13.0429675</text:p>
          </table:table-cell>
          <table:table-cell office:value-type="string" calcext:value-type="string">
            <text:p>2017/818</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ordinanza 44/2017</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alcone Appennin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56883" calcext:value-type="float">
            <text:p>13.456883</text:p>
          </table:table-cell>
          <table:table-cell office:value-type="string" calcext:value-type="string">
            <text:p>2017/166</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CARENZA IDRICA POSTA CAPOLUOGO - LOC. LA TERR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80</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DELIBERAZIONE DEL COMMISSARIO GOVERNATIVO CON I POTERI DEL CONSIGLIO COMUNALE - N. 8 DEL 27/04/2017 - RINVIO APPROVAZIONE DEL REGOLAMENTO CHE DISCIPLINA L'ELEZIONE; LA COMPOSIZIONE ED IL FUNZIONAMENTO DEI MUNICIP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Pievebovigliana</text:p>
          </table:table-cell>
          <table:table-cell office:value-type="string" calcext:value-type="string">
            <text:p>Delibere Di Consiglio</text:p>
          </table:table-cell>
          <table:table-cell office:value-type="string" calcext:value-type="string">
            <text:p>enrico.bergamini@ondata.it (Enrico Bergamini)</text:p>
          </table:table-cell>
          <table:table-cell office:value-type="string" calcext:value-type="string">
            <text:p>Mon; 05 Jun 2017 00:00:00 +0200</text:p>
          </table:table-cell>
          <table:table-cell office:value-type="float" office:value="13.083766" calcext:value-type="float">
            <text:p>13.083766</text:p>
          </table:table-cell>
          <table:table-cell office:value-type="string" calcext:value-type="string">
            <text:p>2017/402</text:p>
          </table:table-cell>
          <table:table-cell office:value-type="string" calcext:value-type="string">
            <text:p>Tue; 20 Jun 2017 00:00:00 +0200</text:p>
          </table:table-cell>
        </table:table-row>
        <table:table-row table:style-name="ro1">
          <table:table-cell table:number-columns-repeated="2" office:value-type="string" calcext:value-type="string">
            <text:p>&amp;quote;&gt;AVVISO PUBBLICO - AVVIAMENTO A SELEZIONE EX LEGGE 56/84 - COMUNE DI MONTE CAVALLO N.1 POSTO DI OPERAIO GENERICO (CONTROLLORE DI PRODUZIONE) CAT.B1 TEMPO DETERMINATO E PIENO PER MESSI 3.</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Avviso Selezione Pubblic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0429675" calcext:value-type="float">
            <text:p>13.0429675</text:p>
          </table:table-cell>
          <table:table-cell office:value-type="string" calcext:value-type="string">
            <text:p>2017/817</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APPROVAZIONE CONVENZIONE CON INFRATEL ITALIA S.P.A.; PER LA REALIZZAZIONE DELLE INFRASTRUTTURE IN BANDA ULTRA LARGA.</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alcone Appennin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56883" calcext:value-type="float">
            <text:p>13.456883</text:p>
          </table:table-cell>
          <table:table-cell office:value-type="string" calcext:value-type="string">
            <text:p>2017/165</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EMERGENZA SISMICA - LIQUIDAZIONE STRAORDINARI PERSONALE COMUNALE MESI DI MARZO ED APRILE 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0429675" calcext:value-type="float">
            <text:p>13.0429675</text:p>
          </table:table-cell>
          <table:table-cell office:value-type="string" calcext:value-type="string">
            <text:p>2017/816</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INCARICO AL DOTT. IN SCIENZE FORESTALI DOTT. FRANCO ONORI PER L'INDIVIDUAZIONE; DELIMITAZIONE E RIPARTIZIONE LOTTI E REDAZIONE PROGETTI DI TAGLIO PER L'UTILIZZAZIONE FORESTALE AREE BOSCHIVE DA DESTINARE AD USO CIVICO LEGNATICO; STAGIONE SILVANA 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79</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ORDINANZA N. 156/2017 INAGIBILITA' FABBRICATO SITO IN VIA GIOVANNI XXIII; 9 FOGLIO 12 P.LLA 217 (PORZ) EX COMUNE PIEVEBOVIGLIAN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Pieveboviglian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083766" calcext:value-type="float">
            <text:p>13.083766</text:p>
          </table:table-cell>
          <table:table-cell office:value-type="string" calcext:value-type="string">
            <text:p>2017/401</text:p>
          </table:table-cell>
          <table:table-cell office:value-type="string" calcext:value-type="string">
            <text:p>Sun; 18 Jun 2017 00:00:00 +0200</text:p>
          </table:table-cell>
        </table:table-row>
        <table:table-row table:style-name="ro1">
          <table:table-cell table:number-columns-repeated="2" office:value-type="string" calcext:value-type="string">
            <text:p>&amp;quote;&gt;CONVENZIONE DI ASSISTENZA SOFTWARE ED ARDWARE CON LA DITTA HALLEY ANNO 2017. CODICE CIG. ZDF1ED8685</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alcone Appennino</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56883" calcext:value-type="float">
            <text:p>13.456883</text:p>
          </table:table-cell>
          <table:table-cell office:value-type="string" calcext:value-type="string">
            <text:p>2017/164</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ORDINANZA VIABILITA' &amp;quote; PASSEGGIATA LIBERA&amp;quote; DOMENICA 11 GIUIGNO 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Petrio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4653351" calcext:value-type="float">
            <text:p>13.4653351</text:p>
          </table:table-cell>
          <table:table-cell office:value-type="string" calcext:value-type="string">
            <text:p>2017/265</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Emergenza sisma - Liquidazione fattura per pulizia fosse settiche presso campo Esercito Loc. Maddalena - Ditta Dinamica Spurghi Srl - (CIG ZDC1CB36AC).</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Sat; 10 Jun 2017 00:00:00 +0200</text:p>
          </table:table-cell>
          <table:table-cell office:value-type="float" office:value="13.0429675" calcext:value-type="float">
            <text:p>13.0429675</text:p>
          </table:table-cell>
          <table:table-cell office:value-type="string" calcext:value-type="string">
            <text:p>2017/815</text:p>
          </table:table-cell>
          <table:table-cell office:value-type="string" calcext:value-type="string">
            <text:p>Sun; 25 Jun 2017 00:00:00 +0200</text:p>
          </table:table-cell>
        </table:table-row>
        <table:table-row table:style-name="ro1">
          <table:table-cell table:number-columns-repeated="2" office:value-type="string" calcext:value-type="string">
            <text:p>&amp;quote;&gt;LIQUIDAZIONE FATTURA AL DOTT. IN SCIENZE FORESTALI FRANCO ONORI. REDAZIONE PROGETTI DI TAGLIO USO CIVICO DI LEGNATICO STAGIONE SILVANA 2016/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78</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ASSEGNAZIONE ALLOGGI DI EDILIZIA RESIDENZIALE PUBBLICA NEL COMUNE DI MONTEFALCONE APPENNINO; AI SENSI DELLA LEGGE REGIONALE N. 36/2005. PROVVEDIMENTI.</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alcone Appennin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56883" calcext:value-type="float">
            <text:p>13.456883</text:p>
          </table:table-cell>
          <table:table-cell office:value-type="string" calcext:value-type="string">
            <text:p>2017/163</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RIPRISTINO TEMPORANEO DEL DOPPIO SENSO DI CIRCOLAZIONE IN VIA DEL CASTELLANO DAL 09/06/2017 AL 14/09/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Petriolo</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4653351" calcext:value-type="float">
            <text:p>13.4653351</text:p>
          </table:table-cell>
          <table:table-cell office:value-type="string" calcext:value-type="string">
            <text:p>2017/264</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ELENCO RAPPORTI PERVENUTI E ORDINANZE DI SOSPENSIONE OPERE E LOTTIZZAZIONI ABUSIVE DEL COMUNE DI MUCCIA - MESE DI MAGGIO 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Comunicazione Avvio Del Procedimento</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0429675" calcext:value-type="float">
            <text:p>13.0429675</text:p>
          </table:table-cell>
          <table:table-cell office:value-type="string" calcext:value-type="string">
            <text:p>2017/814</text:p>
          </table:table-cell>
          <table:table-cell office:value-type="string" calcext:value-type="string">
            <text:p>Mon; 10 Jul 2017 00:00:00 +0200</text:p>
          </table:table-cell>
        </table:table-row>
        <table:table-row table:style-name="ro1">
          <table:table-cell table:number-columns-repeated="2" office:value-type="string" calcext:value-type="string">
            <text:p>&amp;quote;&gt;DICHIARAZIONE AGIBILITA' FABBRICATO SITO IN POSTA - FG. 36 PART. 114 E 115</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77</text:p>
          </table:table-cell>
          <table:table-cell office:value-type="string" calcext:value-type="string">
            <text:p>Tue; 13 Jun 2017 00:00:00 +0200</text:p>
          </table:table-cell>
        </table:table-row>
        <table:table-row table:style-name="ro1">
          <table:table-cell table:number-columns-repeated="2" office:value-type="string" calcext:value-type="string">
            <text:p>&amp;quote;&gt;richiesta graduatoria a tempo indeterminato vigente relativa al profilo di istruttore amministrativo- servizi demografici- stato civile- attivitÃ  sociali cat. giuridica C.</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alcone Appennin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56883" calcext:value-type="float">
            <text:p>13.456883</text:p>
          </table:table-cell>
          <table:table-cell office:value-type="string" calcext:value-type="string">
            <text:p>2017/162</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Emergenza neve gennaio 2017 - Liquidazione fattura per lavori di riparazione infissi presso gli uffici comunali - Ditta Eustacchi Elio C.. snc - (CIG. Z891DC41F0).</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0429675" calcext:value-type="float">
            <text:p>13.0429675</text:p>
          </table:table-cell>
          <table:table-cell office:value-type="string" calcext:value-type="string">
            <text:p>2017/813</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DICHIARAZIONE AGIBILITA' FABBRICATO SITO IN POSTA - FG. 36 PART. 105 SUB 1 E 2</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76</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Emergenza neve gennaio 2017 - Impegno di spesa per riparazione infissi uffici Comunali - Ditta Eustacchi Elio C. snc - (CIG. Z891DC41F0)</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0429675" calcext:value-type="float">
            <text:p>13.0429675</text:p>
          </table:table-cell>
          <table:table-cell office:value-type="string" calcext:value-type="string">
            <text:p>2017/812</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DICHIARAZIONE AGIBILITA' FABBRICATO SITO IN POSTA - FG. 27 PART. 442</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75</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EMERGENZA SISMA 2016 - IMPEGNO DI SPESA E LIQUIDAZIONE FATTURE FORNITURA MATERIALE DI CANCELLERIA - DITTA L'ARTISTICA S.R.L. CIG:ZD41EF1C69.</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Fri; 09 Jun 2017 00:00:00 +0200</text:p>
          </table:table-cell>
          <table:table-cell office:value-type="float" office:value="13.0429675" calcext:value-type="float">
            <text:p>13.0429675</text:p>
          </table:table-cell>
          <table:table-cell office:value-type="string" calcext:value-type="string">
            <text:p>2017/811</text:p>
          </table:table-cell>
          <table:table-cell office:value-type="string" calcext:value-type="string">
            <text:p>Sat; 24 Jun 2017 00:00:00 +0200</text:p>
          </table:table-cell>
        </table:table-row>
        <table:table-row table:style-name="ro1">
          <table:table-cell table:number-columns-repeated="2" office:value-type="string" calcext:value-type="string">
            <text:p>&amp;quote;&gt;PERICOLO PUBBLICA E PRIVATA INCOLUMITA' IMMOBILE SITO IN POSTA - LOC. SIGILLO - FG. 38 PART. 132</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74</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EMERGENZA SISMA 2016 - LIQUIDAZIONE FATTURE DEL FORNITORE ARCOBALENO SERVIZI SERVIZI COOPERATIVA SOCIALE - CIG 70735183B6</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429675" calcext:value-type="float">
            <text:p>13.0429675</text:p>
          </table:table-cell>
          <table:table-cell office:value-type="string" calcext:value-type="string">
            <text:p>2017/810</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LIQUIDAZIONE INSTALLAZIONE FULL SERVICE LIGHT 500</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73</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 BANDO ALIENAZIONE VIA VALLE - TRASMISSIONE PER PUBBLICAZIONE ALBO PRETORIO</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alcone Appennin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456883" calcext:value-type="float">
            <text:p>13.456883</text:p>
          </table:table-cell>
          <table:table-cell office:value-type="string" calcext:value-type="string">
            <text:p>2017/161</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AVVISO DI MOBILITA' VOLONTARIA TRA ENTI PUBBLICI - ART. 30 D.LGS N.165/2001 - 1 POSTO DI ISTRUTTORE CONTABILE&amp;quote; CATEGORIA GIURIDICA &amp;quote;C&amp;quote; A TEMPO PIENO ED INDETERMINAT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Avviso Di Mobilita' Volontari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429675" calcext:value-type="float">
            <text:p>13.0429675</text:p>
          </table:table-cell>
          <table:table-cell office:value-type="string" calcext:value-type="string">
            <text:p>2017/809</text:p>
          </table:table-cell>
          <table:table-cell office:value-type="string" calcext:value-type="string">
            <text:p>Fri; 14 Jul 2017 00:00:00 +0200</text:p>
          </table:table-cell>
        </table:table-row>
        <table:table-row table:style-name="ro1">
          <table:table-cell table:number-columns-repeated="2" office:value-type="string" calcext:value-type="string">
            <text:p>&amp;quote;&gt;RIMBORSO SPESE TRASFERTA AL DIPENDENTE COMUNALE ING. MASSIMILIANO GIORGINI DICEMBRE 2016/MARZO 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72</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APPROVAZIONE NOTA DI AGGIORNAMENTO AL DOCUMENTO UNICO DI PROGRAMMAZIONE 2017/2019; AI SENSI DELL'ARTICOLO 170 DEL D.LGS. 18 AGOSTO 2000; N. 267.</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alcone Appennin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456883" calcext:value-type="float">
            <text:p>13.456883</text:p>
          </table:table-cell>
          <table:table-cell office:value-type="string" calcext:value-type="string">
            <text:p>2017/160</text:p>
          </table:table-cell>
          <table:table-cell office:value-type="string" calcext:value-type="string">
            <text:p>Sun; 18 Jun 2017 00:00:00 +0200</text:p>
          </table:table-cell>
        </table:table-row>
        <table:table-row table:style-name="ro1">
          <table:table-cell table:number-columns-repeated="2" office:value-type="string" calcext:value-type="string">
            <text:p>&amp;quote;&gt;NESSUNA RICHIESTA PERVENUTA</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Avviso Pubblico</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429675" calcext:value-type="float">
            <text:p>13.0429675</text:p>
          </table:table-cell>
          <table:table-cell office:value-type="string" calcext:value-type="string">
            <text:p>2017/808</text:p>
          </table:table-cell>
          <table:table-cell office:value-type="string" calcext:value-type="string">
            <text:p>Thu; 15 Jun 2017 00:00:00 +0200</text:p>
          </table:table-cell>
        </table:table-row>
        <table:table-row table:style-name="ro1">
          <table:table-cell table:number-columns-repeated="2" office:value-type="string" calcext:value-type="string">
            <text:p>&amp;quote;&gt;AFFIDAMENTO SERVIZIO DI GESTIONE E FORNITURA DI PASTI CALDI AGLI ALUNNI DELLE SCUOLE DEL COMUNE DI POSTA. PERIODO 19.04.2017 - 30.06.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71</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AVVISO PUBBLICO EX ART. 16 L.56/87</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alcone Appennino</text:p>
          </table:table-cell>
          <table:table-cell office:value-type="string" calcext:value-type="string">
            <text:p>Avviso</text:p>
          </table:table-cell>
          <table:table-cell office:value-type="string" calcext:value-type="string">
            <text:p>enrico.bergamini@ondata.it (Enrico Bergamini)</text:p>
          </table:table-cell>
          <table:table-cell office:value-type="string" calcext:value-type="string">
            <text:p>Sat; 03 Jun 2017 00:00:00 +0200</text:p>
          </table:table-cell>
          <table:table-cell office:value-type="float" office:value="13.456883" calcext:value-type="float">
            <text:p>13.456883</text:p>
          </table:table-cell>
          <table:table-cell office:value-type="string" calcext:value-type="string">
            <text:p>2017/159</text:p>
          </table:table-cell>
          <table:table-cell office:value-type="string" calcext:value-type="string">
            <text:p>Thu; 15 Jun 2017 00:00:00 +0200</text:p>
          </table:table-cell>
        </table:table-row>
        <table:table-row table:style-name="ro1">
          <table:table-cell table:number-columns-repeated="2" office:value-type="string" calcext:value-type="string">
            <text:p>&amp;quote;&gt;APPROVAZIONE OFFERTA ECONOMICA HALLEY INFORMATICA PER INSTALLAZIONE E CONFIGURAZIONE NUOVO SERVER COMUNALE.</text:p>
          </table:table-cell>
          <table:table-cell office:value-type="string" calcext:value-type="string">
            <text:p>Italia</text:p>
          </table:table-cell>
          <table:table-cell office:value-type="string" calcext:value-type="string">
            <text:p>Marche</text:p>
          </table:table-cell>
          <table:table-cell office:value-type="string" calcext:value-type="string">
            <text:p>Fermo</text:p>
          </table:table-cell>
          <table:table-cell office:value-type="string" calcext:value-type="string">
            <text:p>Montefalcone Appennino</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hu; 01 Jun 2017 00:00:00 +0200</text:p>
          </table:table-cell>
          <table:table-cell office:value-type="float" office:value="13.456883" calcext:value-type="float">
            <text:p>13.456883</text:p>
          </table:table-cell>
          <table:table-cell office:value-type="string" calcext:value-type="string">
            <text:p>2017/158</text:p>
          </table:table-cell>
          <table:table-cell office:value-type="string" calcext:value-type="string">
            <text:p>Fri; 16 Jun 2017 00:00:00 +0200</text:p>
          </table:table-cell>
        </table:table-row>
        <table:table-row table:style-name="ro1">
          <table:table-cell table:number-columns-repeated="2" office:value-type="string" calcext:value-type="string">
            <text:p>&amp;quote;&gt;Emergenza sisma - Affidamento lavori di prova di trazione e relativo certificato sui materiali utilizzati per la messa in sicurezza dell'immobile sito nella zona industriale Maddalena; di proprietÃ  della A-real Estate - Ditta La Tema srl - (CIG. ZC1</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429675" calcext:value-type="float">
            <text:p>13.0429675</text:p>
          </table:table-cell>
          <table:table-cell office:value-type="string" calcext:value-type="string">
            <text:p>2017/807</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DETERMINA DI LIQUIDAZIONE IN FAVORE DELLA DITTA T.A.C. ECOLOGICA PER RACCOLTA DOMICILIARE RIFIUTI SOLIDI URBANI ASIMILATI. TRASPORTO E SMALTIMENTO SERVIZI COLLATERALI; SERVIZI SPAZZAMENTO. MESE DI MAGGIO 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70</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Emergenza sisma - Affidamento lavori di trasloco dell'archivio comunale Ditta Trasporti Mondialtrans srl - (CIG Z7A1EEA702).</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429675" calcext:value-type="float">
            <text:p>13.0429675</text:p>
          </table:table-cell>
          <table:table-cell office:value-type="string" calcext:value-type="string">
            <text:p>2017/806</text:p>
          </table:table-cell>
          <table:table-cell office:value-type="string" calcext:value-type="string">
            <text:p>Fri; 23 Jun 2017 00:00:00 +0200</text:p>
          </table:table-cell>
        </table:table-row>
        <table:table-row table:style-name="ro1">
          <table:table-cell table:number-columns-repeated="2" office:value-type="string" calcext:value-type="string">
            <text:p>&amp;quote;&gt;DETERMINA DI LIQUIDAZIONE IN FAVORE DEL COLORIFICIO LARPLAST S.R.L. PER FORNITURA MATERIALE PER LA MANUTENZIONE STRAORDINARIA DELLE PENSILINE IN LEGNO ADIBITE A FERMATA AUTOBUS PRESENTI SUL TERRITORIO DEL COMUNE DI POST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69</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DGR n. 456 DEL 08.05.2017 - TIROCINI A FAVORE DI SOGGETTI DISOCCUPATI RESIDENTI NELL'AREA MARCHIGIANA DEL CRATE E/O CHE LAVORANO IN REALTA' ECONOMICO PRODUTIV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Avviso Pubblico</text:p>
          </table:table-cell>
          <table:table-cell office:value-type="string" calcext:value-type="string">
            <text:p>enrico.bergamini@ondata.it (Enrico Bergamini)</text:p>
          </table:table-cell>
          <table:table-cell office:value-type="string" calcext:value-type="string">
            <text:p>Thu; 08 Jun 2017 00:00:00 +0200</text:p>
          </table:table-cell>
          <table:table-cell office:value-type="float" office:value="13.0429675" calcext:value-type="float">
            <text:p>13.0429675</text:p>
          </table:table-cell>
          <table:table-cell office:value-type="string" calcext:value-type="string">
            <text:p>2017/805</text:p>
          </table:table-cell>
          <table:table-cell office:value-type="string" calcext:value-type="string">
            <text:p>Sun; 31 Dec 2017 00:00:00 +0200</text:p>
          </table:table-cell>
        </table:table-row>
        <table:table-row table:style-name="ro1">
          <table:table-cell table:number-columns-repeated="2" office:value-type="string" calcext:value-type="string">
            <text:p>&amp;quote;&gt;ACCORDO QUADRO EX ART. 59 D. LGS 163/2006 PER INTERVENTI DI MANUTENZIONE STRAORDINARIA DEGLI ACQUEDOTTI COMUNALI ANNUALITA' 2016 - 2017 - 2018. DETERMINA DI LIQUIDAZIONE DITTA COLONNA CLAUDI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68</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LAVORI RELATIVI AL COMPLETAMENTO CIMITERO SIGILLO. SERVIZIO TECNICO PER REDAZIONE RELAZIONE GEOLOGICA - DETERMINA DI LIQUIDAZIONE IN FAVORE DEL GEOL. CHIARETTI FRANCESO CIG Z7C1960682C</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67</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VARIAZIONE DI CASSA AL BILANCIO DI PREVISIONE 2017/2019 - ANNUALITA' 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0429675" calcext:value-type="float">
            <text:p>13.0429675</text:p>
          </table:table-cell>
          <table:table-cell office:value-type="string" calcext:value-type="string">
            <text:p>2017/804</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LAVORI RELATIVI AL COMPLETAMENTO CIMITERO VILLA CAMPONESCHI. SERVIZIO TECNICO PER REDAZIONE RELAZIONE GEOLOGICA - DETERMINA DI LIQUIDAZIONE IN FAVORE DEL GEOL. CHIARETTI FRANCES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66</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Richiesta comunicazione eventuale sussistenza presso amministrazioni comunali di una graduatoria a tempo indeterminato vigente relativa al profilo di istruttore Amministrativo - servizi demografici - stato civile - attivitÃ  sociali cat. C</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Avviso Pubblico</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0429675" calcext:value-type="float">
            <text:p>13.0429675</text:p>
          </table:table-cell>
          <table:table-cell office:value-type="string" calcext:value-type="string">
            <text:p>2017/803</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IMPEGNO DI SPESA PER ACQUISTO MATERIALE DI CANCELLERIA DITTA MYO - CI Z9E1EF2759</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65</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LIQUIDAZIONE FATTURA N. 114 DEL 29.05.2017 PER ACQUISTO BANDIERE. LABART SRLS</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64</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LIQUIDAZIONE FATTURA N. INFVVA/17001437 PER RINNOVO CASELLA DI POSTA ELETTRONICA CERTIFICATA. INFOCERT SP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63</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POSTA CERTIFICATA: BANDO ALIENAZIONE VIA VALLE - TRASMISSIONE PER PUBBLICAZIONE ALBO PRETORIO</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Bando Di Asta Pubblic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0429675" calcext:value-type="float">
            <text:p>13.0429675</text:p>
          </table:table-cell>
          <table:table-cell office:value-type="string" calcext:value-type="string">
            <text:p>2017/802</text:p>
          </table:table-cell>
          <table:table-cell office:value-type="string" calcext:value-type="string">
            <text:p>Mon; 26 Jun 2017 00:00:00 +0200</text:p>
          </table:table-cell>
        </table:table-row>
        <table:table-row table:style-name="ro1">
          <table:table-cell table:number-columns-repeated="2" office:value-type="string" calcext:value-type="string">
            <text:p>&amp;quote;&gt;C.S.S. N. 3 DEL 31.05.2017 - IMPEGNO DI SPESA SERVIZIO CIVICO R.M. E C.P.</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62</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Emergenza sisma - Impegno di spesa per nuova fornitura di energia elettrica presso la zona industriale Maddalena - Ditta Gala s.p.a. - (CIG: ZC31EE731C).</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0429675" calcext:value-type="float">
            <text:p>13.0429675</text:p>
          </table:table-cell>
          <table:table-cell office:value-type="string" calcext:value-type="string">
            <text:p>2017/801</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APPROVAZIONE RUOLO TARI ANNO 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61</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EMERGENZA SISMA - LIQUIDAZIONE CONTRIBUTI AUTONOMA SISTEMAZIONE - DECRETO SOGGETTO ATTUATORE SISMA N. 637/2017</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Wed; 07 Jun 2017 00:00:00 +0200</text:p>
          </table:table-cell>
          <table:table-cell office:value-type="float" office:value="13.0429675" calcext:value-type="float">
            <text:p>13.0429675</text:p>
          </table:table-cell>
          <table:table-cell office:value-type="string" calcext:value-type="string">
            <text:p>2017/800</text:p>
          </table:table-cell>
          <table:table-cell office:value-type="string" calcext:value-type="string">
            <text:p>Thu; 22 Jun 2017 00:00:00 +0200</text:p>
          </table:table-cell>
        </table:table-row>
        <table:table-row table:style-name="ro1">
          <table:table-cell table:number-columns-repeated="2" office:value-type="string" calcext:value-type="string">
            <text:p>&amp;quote;&gt;ASSUNZIONE N. 1 CO.CO.CO. - PER LA GESTIONE DELL'EMERGENZA SISMA 2016 - 2017. IMPEGNO DI SPES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60</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EMERGENZA SISMA 2016 - LIQUIDAZIONE FATTURE PRIMO TRIMESTRE 2017 PER FORNITURA DI PRODOTTI SURGELATI - DITTA FRIGO DI S.A. DI SALVUCCI A. e C. SAS - CIG:ZAF1D49584</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429675" calcext:value-type="float">
            <text:p>13.0429675</text:p>
          </table:table-cell>
          <table:table-cell office:value-type="string" calcext:value-type="string">
            <text:p>2017/799</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SERVIZIO CIVICO LIQUIDAZIONE M.M. MESE DI MAGGIO 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59</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ORDINANZA N. 504 DEL 06.06./2017 -REVOCA PAZIALE ORDINANZA SINDACALE INAGIBILITA' N.74 DEL 13.01.2017 - LIMITATAMENTE AL SUB 5 MAPP 278 FG9.</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Ordinanz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429675" calcext:value-type="float">
            <text:p>13.0429675</text:p>
          </table:table-cell>
          <table:table-cell office:value-type="string" calcext:value-type="string">
            <text:p>2017/798</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LIQUIDAZIONE ALLA SOCIETA' HALLEY INFORMATICA PER ACQUISIZIONE GESTIONALE PRESENZ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Borgo Velino</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9283" calcext:value-type="float">
            <text:p>13.059283</text:p>
          </table:table-cell>
          <table:table-cell office:value-type="string" calcext:value-type="string">
            <text:p>2017/224</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Emergenza sisma - Affidamento incarico esecuzione lavori di pulizia rete fognaria dormitori e campo base di Muccia . Ditta Cantarini e Venanzangeli snc. - (CIG. Z7B1EE54EB).</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429675" calcext:value-type="float">
            <text:p>13.0429675</text:p>
          </table:table-cell>
          <table:table-cell office:value-type="string" calcext:value-type="string">
            <text:p>2017/797</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SERVIZIO CIVICO LIQUIDAZIONE CONFALONI PIETRO MESE DI MAGGIO 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58</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IMPEGNO DI SPESA PER CANONE ANNUALE 2017 SERVIZIO TIMBRATURE ON LINE SOCIETA' HALLEY INFORMATICA.</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Borgo Velino</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9283" calcext:value-type="float">
            <text:p>13.059283</text:p>
          </table:table-cell>
          <table:table-cell office:value-type="string" calcext:value-type="string">
            <text:p>2017/223</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SERVIZIO CIVICO LIQUIDAZIONE TAVANI GABRIELLA MESE DI MAGGIO 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57</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Richiesta struttura abitativa S.A.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Avviso Pubblico</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429675" calcext:value-type="float">
            <text:p>13.0429675</text:p>
          </table:table-cell>
          <table:table-cell office:value-type="string" calcext:value-type="string">
            <text:p>2017/796</text:p>
          </table:table-cell>
          <table:table-cell office:value-type="string" calcext:value-type="string">
            <text:p>Sat; 30 Sep 2017 00:00:00 +0200</text:p>
          </table:table-cell>
        </table:table-row>
        <table:table-row table:style-name="ro1">
          <table:table-cell table:number-columns-repeated="2" office:value-type="string" calcext:value-type="string">
            <text:p>&amp;quote;&gt;EVENTI SISMICI 2016. IMPEGNO DI SPESA E LIQUIDAZIONE INDENNITA' OPERATIVA SPETTANTE AL PERSONALE DIPENDENTE COMUNALE IMPEGNATO NELLE ATTIVITA' CONNESS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Borgo Velino</text:p>
          </table:table-cell>
          <table:table-cell office:value-type="string" calcext:value-type="string">
            <text:p>Determinazioni</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9283" calcext:value-type="float">
            <text:p>13.059283</text:p>
          </table:table-cell>
          <table:table-cell office:value-type="string" calcext:value-type="string">
            <text:p>2017/222</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LIQUIDAZIONE CONTRIBUTO A.F. MESE DI GIUGNO 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56</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LETTURA ED APPROVAZIONE VERBALE SEDUTA DEL 21.4.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Borgo Velin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59283" calcext:value-type="float">
            <text:p>13.059283</text:p>
          </table:table-cell>
          <table:table-cell office:value-type="string" calcext:value-type="string">
            <text:p>2017/221</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BANDO - TIROCINI E INCENTIVI AD ASSUNZIONI</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Avviso Pubblico</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429675" calcext:value-type="float">
            <text:p>13.0429675</text:p>
          </table:table-cell>
          <table:table-cell office:value-type="string" calcext:value-type="string">
            <text:p>2017/795</text:p>
          </table:table-cell>
          <table:table-cell office:value-type="string" calcext:value-type="string">
            <text:p>Sat; 30 Sep 2017 00:00:00 +0200</text:p>
          </table:table-cell>
        </table:table-row>
        <table:table-row table:style-name="ro1">
          <table:table-cell table:number-columns-repeated="2" office:value-type="string" calcext:value-type="string">
            <text:p>&amp;quote;&gt;IMPEGNO DI SPESA PER ACQUISTO BANDIERE</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55</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LIQUIDAZIONE FATTURA NUOVA ARTI GRAFICHE NOBILI SUD N. 15E/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54</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LIQUIDAZIONE FATTURA TEATRO ALCHEMICO N. 6/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53</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APPROVAZIOBE BILANCIO PREVISIONE 2017-2019</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Borgo Velin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059283" calcext:value-type="float">
            <text:p>13.059283</text:p>
          </table:table-cell>
          <table:table-cell office:value-type="string" calcext:value-type="string">
            <text:p>2017/220</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RINNOVO CASELLA DI POSTA ELETTRONICA CERTIFICATA INFOCERT</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52</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SERVIZIO CIVILE NAZIONALE - BANDO - DOMANDA DI AMMISSIONE - PROGETTI - &amp;quote;PIU' RESPONSABILITA' NEMO DISAGIO&amp;quote; - &amp;quote;DISABILITA LA DISABILITA' - AMBIENTIAMOCI&amp;quote;</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Avviso Pubblico</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429675" calcext:value-type="float">
            <text:p>13.0429675</text:p>
          </table:table-cell>
          <table:table-cell office:value-type="string" calcext:value-type="string">
            <text:p>2017/794</text:p>
          </table:table-cell>
          <table:table-cell office:value-type="string" calcext:value-type="string">
            <text:p>Thu; 31 Aug 2017 00:00:00 +0200</text:p>
          </table:table-cell>
        </table:table-row>
        <table:table-row table:style-name="ro1">
          <table:table-cell table:number-columns-repeated="2" office:value-type="string" calcext:value-type="string">
            <text:p>&amp;quote;&gt;APPROVAZIONE &amp;quote;RUOLO LUCI&amp;quote; VOTIVE ANNO 2017</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51</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EMERGENZA SISMA 2016 - IMPEGNO DI SPESA E LIQUIDAZIONE FATTURE DELLA DITTA NATURAL GAS SRL</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429675" calcext:value-type="float">
            <text:p>13.0429675</text:p>
          </table:table-cell>
          <table:table-cell office:value-type="string" calcext:value-type="string">
            <text:p>2017/793</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IMPEGNO DI SPESA PER ATTIVITA' LABORATORIALI PRESSO LA SCUOLA PRIMARIA DI POSTA - TEATRO ALCHEMICO</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50</text:p>
          </table:table-cell>
          <table:table-cell office:value-type="string" calcext:value-type="string">
            <text:p>Wed; 28 Jun 2017 00:00:00 +0200</text:p>
          </table:table-cell>
        </table:table-row>
        <table:table-row table:style-name="ro1">
          <table:table-cell table:number-columns-repeated="2" office:value-type="string" calcext:value-type="string">
            <text:p>&amp;quote;&gt;Emergenza sisma - Liquidazione fatture per lavori urgenti per sistemazione area dormitori e area Piazzale G. Piccioni; uffici comunali e container da adibire a scuole del Comune di Muccia - Ditte varie -</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429675" calcext:value-type="float">
            <text:p>13.0429675</text:p>
          </table:table-cell>
          <table:table-cell office:value-type="string" calcext:value-type="string">
            <text:p>2017/792</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APPROVAZIONE DUP</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Borgo Velino</text:p>
          </table:table-cell>
          <table:table-cell office:value-type="string" calcext:value-type="string">
            <text:p>Delibera</text:p>
          </table:table-cell>
          <table:table-cell office:value-type="string" calcext:value-type="string">
            <text:p>enrico.bergamini@ondata.it (Enrico Bergamini)</text:p>
          </table:table-cell>
          <table:table-cell office:value-type="string" calcext:value-type="string">
            <text:p>Mon; 12 Jun 2017 00:00:00 +0200</text:p>
          </table:table-cell>
          <table:table-cell office:value-type="float" office:value="13.059283" calcext:value-type="float">
            <text:p>13.059283</text:p>
          </table:table-cell>
          <table:table-cell office:value-type="string" calcext:value-type="string">
            <text:p>2017/219</text:p>
          </table:table-cell>
          <table:table-cell office:value-type="string" calcext:value-type="string">
            <text:p>Tue; 27 Jun 2017 00:00:00 +0200</text:p>
          </table:table-cell>
        </table:table-row>
        <table:table-row table:style-name="ro1">
          <table:table-cell table:number-columns-repeated="2" office:value-type="string" calcext:value-type="string">
            <text:p>&amp;quote;&gt;Emergenza sisma - Liquidazione fattura per lavori di riparazione della cucina del Campo base di Muccia - Ditta Orazi Manuele - (CIG. Z811DF0D7C).</text:p>
          </table:table-cell>
          <table:table-cell office:value-type="string" calcext:value-type="string">
            <text:p>Italia</text:p>
          </table:table-cell>
          <table:table-cell office:value-type="string" calcext:value-type="string">
            <text:p>Marche</text:p>
          </table:table-cell>
          <table:table-cell office:value-type="string" calcext:value-type="string">
            <text:p>Macerata</text:p>
          </table:table-cell>
          <table:table-cell office:value-type="string" calcext:value-type="string">
            <text:p>Muccia</text:p>
          </table:table-cell>
          <table:table-cell office:value-type="string" calcext:value-type="string">
            <text:p>Determina</text:p>
          </table:table-cell>
          <table:table-cell office:value-type="string" calcext:value-type="string">
            <text:p>enrico.bergamini@ondata.it (Enrico Bergamini)</text:p>
          </table:table-cell>
          <table:table-cell office:value-type="string" calcext:value-type="string">
            <text:p>Tue; 06 Jun 2017 00:00:00 +0200</text:p>
          </table:table-cell>
          <table:table-cell office:value-type="float" office:value="13.0429675" calcext:value-type="float">
            <text:p>13.0429675</text:p>
          </table:table-cell>
          <table:table-cell office:value-type="string" calcext:value-type="string">
            <text:p>2017/790</text:p>
          </table:table-cell>
          <table:table-cell office:value-type="string" calcext:value-type="string">
            <text:p>Wed; 21 Jun 2017 00:00:00 +0200</text:p>
          </table:table-cell>
        </table:table-row>
        <table:table-row table:style-name="ro1">
          <table:table-cell table:number-columns-repeated="2" office:value-type="string" calcext:value-type="string">
            <text:p>&amp;quote;&gt;SISMA 2016 - NOLO GRU CON OPERATORE PER SCARICO E POSIZIONAMENTO CONTAINER PER ALLOCAZIONE STRUTTURA MODULARE A CONTAINER DA ADIBIRE AD AREA SOCIALE/SCUOLA FG 23 PART. 422 - DETERMINA DI LIQUIDAZIONE IN FAVORE DELLA M.I.T.I.C. srl</text:p>
          </table:table-cell>
          <table:table-cell office:value-type="string" calcext:value-type="string">
            <text:p>Italia</text:p>
          </table:table-cell>
          <table:table-cell office:value-type="string" calcext:value-type="string">
            <text:p>Lazio</text:p>
          </table:table-cell>
          <table:table-cell office:value-type="string" calcext:value-type="string">
            <text:p>Rieti</text:p>
          </table:table-cell>
          <table:table-cell office:value-type="string" calcext:value-type="string">
            <text:p>Posta</text:p>
          </table:table-cell>
          <table:table-cell office:value-type="string" calcext:value-type="string">
            <text:p>Determine</text:p>
          </table:table-cell>
          <table:table-cell office:value-type="string" calcext:value-type="string">
            <text:p>enrico.bergamini@ondata.it (Enrico Bergamini)</text:p>
          </table:table-cell>
          <table:table-cell office:value-type="string" calcext:value-type="string">
            <text:p>Tue; 13 Jun 2017 00:00:00 +0200</text:p>
          </table:table-cell>
          <table:table-cell office:value-type="float" office:value="13.098082" calcext:value-type="float">
            <text:p>13.098082</text:p>
          </table:table-cell>
          <table:table-cell office:value-type="string" calcext:value-type="string">
            <text:p>2017/549</text:p>
          </table:table-cell>
          <table:table-cell office:value-type="string" calcext:value-type="string">
            <text:p>Wed; 28 Jun 2017 00:00:00 +020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012" meta:object-count="0"/>
    <meta:generator>LibreOffice/5.3.0.3$Linux_X86_64 LibreOffice_project/30m0$Build-3</meta:generator>
  </office:meta>
</office:document-meta>
</file>